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1f754" officeooo:paragraph-rsid="00019e81"/>
    </style:style>
    <style:style style:name="T1" style:family="text">
      <style:text-properties officeooo:rsid="00174f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3/03/15 5:45:42 am: Shridhar: Gm</text:p>
      <text:p text:style-name="P1">03/03/15 5:46:36 am: Ayu New: This new hairstyle doesn't suit roshni much</text:p>
      <text:p text:style-name="P1">03/03/15 6:14:12 am: Shridhar: She got it done for shashwats birthday</text:p>
      <text:p text:style-name="P1">03/03/15 6:14:45 am: Ayu New: Shaswat no birthday ema haircut kem karaya</text:p>
      <text:p text:style-name="P1">03/03/15 6:14:52 am: Shridhar: Emaj</text:p>
      <text:p text:style-name="P1">03/03/15 6:15:09 am: Shridhar: Bday was feb ma tyarna she is cut it</text:p>
      <text:p text:style-name="P1">03/03/15 6:15:52 am: Ayu New: Yeah i know y are you getting hyper</text:p>
      <text:p text:style-name="P1">03/03/15 6:16:06 am: Shridhar: I m not I m just tellin Hun</text:p>
      <text:p text:style-name="P1">03/03/15 6:16:23 am: Shridhar: Wat u doin</text:p>
      <text:p text:style-name="P1">03/03/15 6:17:38 am: Ayu New: Studying n tv</text:p>
      <text:p text:style-name="P1">03/03/15 6:17:46 am: Shridhar: Hmmm</text:p>
      <text:p text:style-name="P1">03/03/15 6:18:01 am: Shridhar: Snow kevo 6e</text:p>
      <text:p text:style-name="P1">03/03/15 6:19:13 am: Ayu New: Nathi hamana</text:p>
      <text:p text:style-name="P1">03/03/15 6:19:32 am: Shridhar: Hmmm oky</text:p>
      <text:p text:style-name="P1">03/03/15 6:20:04 am: Shridhar: Sunday it rained like monsoon here</text:p>
      <text:p text:style-name="P1">03/03/15 6:20:15 am: Ayu New: Hmm</text:p>
      <text:p text:style-name="P1">03/03/15 6:31:36 am: Ayu New: &lt;image omitted&gt;</text:p>
      <text:p text:style-name="P1">03/03/15 6:31:38 am: Ayu New: &lt;image omitted&gt;</text:p>
      <text:p text:style-name="P1">03/03/15 6:31:41 am: Ayu New: &lt;image omitted&gt;</text:p>
      <text:p text:style-name="P1">03/03/15 6:32:57 am: Shridhar: The last one,</text:p>
      <text:p text:style-name="P1">03/03/15 6:33:21 am: Ayu New: I loved the one nargis is wearing</text:p>
      <text:p text:style-name="P1">03/03/15 6:33:36 am: Shridhar: Yup it's lovely</text:p>
      <text:p text:style-name="P1">03/03/15 6:47:28 am: Shridhar: Wic designer u gna go tic</text:p>
      <text:p text:style-name="P1">03/03/15 6:47:31 am: Shridhar: To?</text:p>
      <text:p text:style-name="P1">03/03/15 6:48:11 am: Ayu New: This i will get it made somewhere in baroda only may be falguni the one who made my engagement blouse</text:p>
      <text:p text:style-name="P1">03/03/15 6:48:18 am: Ayu New: Wedding nu mumbai thi</text:p>
      <text:p text:style-name="P1">03/03/15 6:51:43 am: Shridhar: Oh ovary</text:p>
      <text:p text:style-name="P1">03/03/15 6:51:44 am: Shridhar: Oky</text:p>
      <text:p text:style-name="P1">03/03/15 6:51:58 am: Shridhar: Ane does she do for gutsy</text:p>
      <text:p text:style-name="P1">03/03/15 6:52:00 am: Shridhar: Guys</text:p>
      <text:p text:style-name="P1">03/03/15 6:52:14 am: Ayu New: I don't know</text:p>
      <text:p text:style-name="P1">03/03/15 6:52:37 am: Shridhar: Ishan eh Kya karayu tub</text:p>
      <text:p text:style-name="P1">03/03/15 6:52:38 am: Shridhar: Tu</text:p>
      <text:p text:style-name="P1">03/03/15 6:53:31 am: Ayu New: I don't know</text:p>
      <text:p text:style-name="P1">03/03/15 6:53:58 am: Shridhar: U studyin?</text:p>
      <text:p text:style-name="P1">03/03/15 7:37:17 am: Ayu New: I am too tensed</text:p>
      <text:p text:style-name="P1">03/03/15 7:37:34 am: Shridhar: Wat happend</text:p>
      <text:p text:style-name="P1">03/03/15 7:38:40 am: Ayu New: I don't know y i am depressed and I can't study i am forgetting everything i am feeling the pressure cuz i have just 2 attempts left and my parents don't know about it they are hinking i have lifetime attempts but they changed rules and i am not scared of failing but i am scared of tuining my career</text:p>
      <text:p text:style-name="P1">03/03/15 7:38:44 am: Ayu New: And their feelings</text:p>
      <text:p text:style-name="P1">03/03/15 7:41:12 am: Shridhar: Just relax and study don think about anything concentrate on wat you studying it will get into ur head don think about the others things and it's okay you can tell dad tat the rules have changed and u have 2 more attempts tat will make u relax more seriously and u will be able to study and Nthin is gna happen to ur career as u gna clear it this time last u missed by just 1.5 so u will clear this time don worry at all</text:p>
      <text:p text:style-name="P1">03/03/15 7:42:07 am: Ayu New: I don't remember anything</text:p>
      <text:p text:style-name="P1">03/03/15 7:42:40 am: Shridhar: Okay first of all stop thinking about passing and failing</text:p>
      <text:p text:style-name="P1">03/03/15 7:43:12 am: Shridhar: Seriously telling u stop thinking about tat first</text:p>
      <text:p text:style-name="P1">03/03/15 7:44:00 am: Ayu New: I can't help it</text:p>
      <text:p text:style-name="P1">03/03/15 7:44:18 am: Shridhar: Wait I m calling u</text:p>
      <text:p text:style-name="P1">03/03/15 7:45:46 am: Ayu New: <text:s/>call</text:p>
      <text:p text:style-name="P1">04/03/15 5:40:43 am: Shridhar: Gm</text:p>
      <text:p text:style-name="P1"><text:soft-page-break/>04/03/15 5:45:04 am: Ayu New: Gm</text:p>
      <text:p text:style-name="P1">04/03/15 5:48:07 am: Shridhar: Call u while driving</text:p>
      <text:p text:style-name="P1">04/03/15 5:50:58 am: Ayu New: No</text:p>
      <text:p text:style-name="P1">04/03/15 5:51:03 am: Ayu New: Not today</text:p>
      <text:p text:style-name="P1">04/03/15 5:51:13 am: Ayu New: Text kar</text:p>
      <text:p text:style-name="P1">04/03/15 5:51:26 am: Shridhar: Oky</text:p>
      <text:p text:style-name="P1">04/03/15 5:51:27 am: Ayu New: Friday na call par vaat karisu</text:p>
      <text:p text:style-name="P1">04/03/15 5:51:47 am: Ayu New: Y r u driving to work u don't drive good on highway</text:p>
      <text:p text:style-name="P1">04/03/15 5:52:05 am: Shridhar: Train is 1.5 hours late</text:p>
      <text:p text:style-name="P1">04/03/15 5:52:13 am: Ayu New: Okay</text:p>
      <text:p text:style-name="P1">04/03/15 5:52:39 am: Ayu New: But be careful text when u leave n reach ur desk</text:p>
      <text:p text:style-name="P1">04/03/15 5:55:44 am: Shridhar: Yup</text:p>
      <text:p text:style-name="P1">04/03/15 5:55:47 am: Shridhar: Wat u doin</text:p>
      <text:p text:style-name="P1">04/03/15 5:56:52 am: Ayu New: Tv n studying</text:p>
      <text:p text:style-name="P1">04/03/15 7:28:09 am: Shridhar: Bolo</text:p>
      <text:p text:style-name="P1">04/03/15 7:47:25 am: Ayu New: U will never text me saying u reached</text:p>
      <text:p text:style-name="P1">04/03/15 7:49:09 am: Shridhar: I msgd u na Hun saying bolo</text:p>
      <text:p text:style-name="P1">04/03/15 7:49:45 am: Ayu New: Kachi mango</text:p>
      <text:p text:style-name="P1">04/03/15 7:49:56 am: Ayu New: Can u send me that</text:p>
      <text:p text:style-name="P1">04/03/15 7:50:04 am: Shridhar: U want kachi ketli?</text:p>
      <text:p text:style-name="P1">04/03/15 7:50:11 am: Shridhar: Okay I will send it with Dharti</text:p>
      <text:p text:style-name="P1">04/03/15 7:50:17 am: Shridhar: Courier ma nai ave</text:p>
      <text:p text:style-name="P1">04/03/15 7:50:27 am: Ayu New: Na i will not be going to her place until may</text:p>
      <text:p text:style-name="P1">04/03/15 7:50:31 am: Ayu New: So no point</text:p>
      <text:p text:style-name="P1">04/03/15 7:50:48 am: Shridhar: Okay Chal I'll figure out something wait</text:p>
      <text:p text:style-name="P1">04/03/15 7:50:58 am: Shridhar: On satrday</text:p>
      <text:p text:style-name="P1">04/03/15 7:51:08 am: Shridhar: By the way this Friday is dhuleti</text:p>
      <text:p text:style-name="P1">04/03/15 7:52:32 am: Ayu New: Hmm</text:p>
      <text:p text:style-name="P1">04/03/15 7:52:34 am: Ayu New: Okay</text:p>
      <text:p text:style-name="P1">04/03/15 7:56:51 am: Shridhar: Wat u doin</text:p>
      <text:p text:style-name="P1">04/03/15 7:57:17 am: Ayu New: Tv</text:p>
      <text:p text:style-name="P1">04/03/15 7:57:31 am: Shridhar: Hmmm wic serial</text:p>
      <text:p text:style-name="P1">04/03/15 7:57:43 am: Ayu New: Diya aur bati hum</text:p>
      <text:p text:style-name="P1">04/03/15 7:57:50 am: Shridhar: By the way house of cards season 3 ayi gai</text:p>
      <text:p text:style-name="P1">04/03/15 7:57:58 am: Shridhar: Did u start it?</text:p>
      <text:p text:style-name="P1">04/03/15 7:58:40 am: Ayu New: No</text:p>
      <text:p text:style-name="P1">04/03/15 8:52:50 am: Shridhar: U up</text:p>
      <text:p text:style-name="P1">04/03/15 4:13:12 pm: Shridhar: Gm😘😘</text:p>
      <text:p text:style-name="P1">04/03/15 4:25:15 pm: Shridhar: &lt;image omitted&gt;</text:p>
      <text:p text:style-name="P1">05/03/15 5:15:04 am: Ayu New: &lt;image omitted&gt;</text:p>
      <text:p text:style-name="P1">05/03/15 5:32:15 am: Shridhar: Lol</text:p>
      <text:p text:style-name="P1">05/03/15 5:32:18 am: Shridhar: Gm hub</text:p>
      <text:p text:style-name="P1">05/03/15 5:32:21 am: Shridhar: Hun</text:p>
      <text:p text:style-name="P1">05/03/15 5:32:26 am: Ayu New: Gm</text:p>
      <text:p text:style-name="P1">05/03/15 5:32:37 am: Ayu New: Noone will ever kidnap me</text:p>
      <text:p text:style-name="P1">05/03/15 5:33:02 am: Shridhar: Hahaha</text:p>
      <text:p text:style-name="P1">05/03/15 5:33:06 am: Shridhar: All good Hun</text:p>
      <text:p text:style-name="P1">05/03/15 5:50:34 am: Shridhar: Wat u doin</text:p>
      <text:p text:style-name="P1">05/03/15 5:51:00 am: Ayu New: Nothing studying n tv</text:p>
      <text:p text:style-name="P1">05/03/15 5:51:10 am: Shridhar: Okay</text:p>
      <text:p text:style-name="P1">05/03/15 5:51:32 am: Ayu New: &lt;image omitted&gt;</text:p>
      <text:p text:style-name="P1">05/03/15 5:51:37 am: Ayu New: I m wearing this for aure</text:p>
      <text:p text:style-name="P1">05/03/15 5:51:49 am: Shridhar: It's lovely</text:p>
      <text:p text:style-name="P1">05/03/15 5:51:53 am: Ayu New: And those earings and necklace u liked in ahmedabad</text:p>
      <text:p text:style-name="P1">05/03/15 5:52:26 am: Shridhar: I liked nargis varu also</text:p>
      <text:p text:style-name="P1">05/03/15 5:53:08 am: Ayu New: &lt;image omitted&gt;</text:p>
      <text:p text:style-name="P1">05/03/15 5:53:10 am: Ayu New: And this hair</text:p>
      <text:p text:style-name="P1">05/03/15 5:53:15 am: Ayu New: With that hair color</text:p>
      <text:p text:style-name="P1">05/03/15 5:53:35 am: Ayu New: I liked that too but in short that style</text:p>
      <text:p text:style-name="P1"><text:soft-page-break/>05/03/15 6:02:41 am: Shridhar: Yup it's nice ane Tara thase Ava bcoz natural curls 6e</text:p>
      <text:p text:style-name="P1">05/03/15 6:03:05 am: Ayu New: Yeah but i will ofcourse get this done in salon</text:p>
      <text:p text:style-name="P1">05/03/15 6:03:18 am: Ayu New: And my hair will grow this long too by than</text:p>
      <text:p text:style-name="P1">05/03/15 6:06:41 am: Ayu New: I cant see you getting married to someone else</text:p>
      <text:p text:style-name="P1">05/03/15 6:07:01 am: Ayu New: Not even standing an inch closer to someone else</text:p>
      <text:p text:style-name="P1">05/03/15 6:27:43 am: Shridhar: I m not gna marry anyone else but u Hun I can never imagine someone else</text:p>
      <text:p text:style-name="P1">05/03/15 6:33:15 am: Ayu New: U can</text:p>
      <text:p text:style-name="P1">05/03/15 6:33:19 am: Ayu New: All men can</text:p>
      <text:p text:style-name="P1">05/03/15 6:45:40 am: Shridhar: Nope</text:p>
      <text:p text:style-name="P1">05/03/15 6:46:01 am: Ayu New: What no</text:p>
      <text:p text:style-name="P1">05/03/15 6:46:05 am: Ayu New: U can</text:p>
      <text:p text:style-name="P1">05/03/15 6:46:11 am: Shridhar: I have never thought</text:p>
      <text:p text:style-name="P1">05/03/15 6:47:59 am: Ayu New: &lt;image omitted&gt;</text:p>
      <text:p text:style-name="P1">05/03/15 6:48:09 am: Ayu New: U look so sexy here</text:p>
      <text:p text:style-name="P1">05/03/15 6:48:28 am: Shridhar: Well I m taking car today wanna tak</text:p>
      <text:p text:style-name="P1">05/03/15 6:48:48 am: Ayu New: No I don't want to talk while ur driving</text:p>
      <text:p text:style-name="P1">05/03/15 6:48:54 am: Ayu New: Stop doing that</text:p>
      <text:p text:style-name="P1">05/03/15 6:49:10 am: Shridhar: Kem pan</text:p>
      <text:p text:style-name="P1">05/03/15 6:50:31 am: Ayu New: Accident thai</text:p>
      <text:p text:style-name="P1">05/03/15 6:50:45 am: Shridhar: Okay ft audio</text:p>
      <text:p text:style-name="P1">05/03/15 6:51:49 am: Ayu New: No</text:p>
      <text:p text:style-name="P1">05/03/15 6:52:11 am: Ayu New: Texting, driving and calling is injurious to health</text:p>
      <text:p text:style-name="P1">05/03/15 6:52:35 am: Shridhar: Ayu u do ft audio to so audio ma chale</text:p>
      <text:p text:style-name="P1">05/03/15 6:52:55 am: Ayu New: No</text:p>
      <text:p text:style-name="P1">05/03/15 6:53:14 am: Shridhar: Oky wait I'll call u in 15min</text:p>
      <text:p text:style-name="P1">05/03/15 6:53:26 am: Ayu New: I m studying</text:p>
      <text:p text:style-name="P1">05/03/15 6:53:35 am: Shridhar: Oky</text:p>
      <text:p text:style-name="P1">05/03/15 7:04:20 am: Shridhar: Hey, i am inviting you to try whatsapp calling click here to activate now --&gt; http://WhatsappCalling.com</text:p>
      <text:p text:style-name="P1">05/03/15 7:05:10 am: Ayu New: I am not calling u while ur driving</text:p>
      <text:p text:style-name="P1">05/03/15 7:05:28 am: Shridhar: Okay for 5mins pleae</text:p>
      <text:p text:style-name="P1">05/03/15 7:06:11 am: Ayu New: No</text:p>
      <text:p text:style-name="P1">05/03/15 7:06:20 am: Shridhar: Please Hun</text:p>
      <text:p text:style-name="P1">05/03/15 7:06:34 am: Ayu New: I am going for shower</text:p>
      <text:p text:style-name="P1">05/03/15 7:06:47 am: Shridhar: Ya okay will call in shower then</text:p>
      <text:p text:style-name="P1">05/03/15 7:06:47 am: Ayu New: That reminds me , ur bathroom has shower??</text:p>
      <text:p text:style-name="P1">05/03/15 7:07:02 am: Shridhar: Nope</text:p>
      <text:p text:style-name="P1">05/03/15 7:07:11 am: Shridhar: I will get it done next month</text:p>
      <text:p text:style-name="P1">05/03/15 7:07:20 am: Ayu New: Na karais it's okay</text:p>
      <text:p text:style-name="P1">05/03/15 7:07:36 am: Ayu New: Ahiya ai ne navu apartment le ema karavje badhu</text:p>
      <text:p text:style-name="P1">05/03/15 7:07:48 am: Shridhar: Kem na karav?</text:p>
      <text:p text:style-name="P1">05/03/15 7:08:07 am: Ayu New: Rehvanu mare 10 divas ema su kharcho kare che</text:p>
      <text:p text:style-name="P1">05/03/15 7:08:18 am: Shridhar: Ya so</text:p>
      <text:p text:style-name="P1">05/03/15 7:08:24 am: Ayu New: Navu apartment le tyare interior decoration karai su</text:p>
      <text:p text:style-name="P1">05/03/15 7:08:59 am: Shridhar: Eh toh karai sujne and ema Apdi bathroom mast banayisu</text:p>
      <text:p text:style-name="P1">05/03/15 7:09:44 am: Ayu New: Badhi sarkhi tara karta vadhare tara parents rehvana</text:p>
      <text:p text:style-name="P1">05/03/15 7:09:58 am: Ayu New: Nava apartments thaya apda road par</text:p>
      <text:p text:style-name="P1">05/03/15 7:10:03 am: Shridhar: Ya they can use ours na</text:p>
      <text:p text:style-name="P1">05/03/15 7:10:04 am: Ayu New: Chinar gulnar ma jo ne</text:p>
      <text:p text:style-name="P1">05/03/15 7:10:06 am: Shridhar: Nope</text:p>
      <text:p text:style-name="P1">05/03/15 7:10:36 am: Shridhar: Ema nathi koine vechvu hopefully koi ne vechvu hoi in 2-3 so much time</text:p>
      <text:p text:style-name="P1">05/03/15 7:10:49 am: Ayu New: Badha full che</text:p>
      <text:p text:style-name="P1">05/03/15 7:11:15 am: Shridhar: Bandh 6e pan all in states and London but no one wants to sell</text:p>
      <text:p text:style-name="P1">05/03/15 7:11:27 am: Shridhar: Dad is coming back today</text:p>
      <text:p text:style-name="P1"><text:soft-page-break/>05/03/15 7:11:35 am: Ayu New: Ofcourse</text:p>
      <text:p text:style-name="P1">05/03/15 7:11:37 am: Ayu New: Okay</text:p>
      <text:p text:style-name="P1">05/03/15 7:11:43 am: Shridhar: He went to Amritsar and places with Deepak kaka</text:p>
      <text:p text:style-name="P1">05/03/15 7:11:47 am: Shridhar: By car</text:p>
      <text:p text:style-name="P1">05/03/15 7:12:09 am: Ayu New: Bija jo apda road par remember we saw thise houses near sejal aunty's house</text:p>
      <text:p text:style-name="P1">05/03/15 7:12:23 am: Shridhar: Laksh icon ma</text:p>
      <text:p text:style-name="P1">05/03/15 7:12:33 am: Shridhar: Those are good houses</text:p>
      <text:p text:style-name="P1">05/03/15 7:12:38 am: Shridhar: It's 55 lacs</text:p>
      <text:p text:style-name="P1">05/03/15 7:13:11 am: Ayu New: Hmm how many dollars are those</text:p>
      <text:p text:style-name="P1">05/03/15 7:14:15 am: Ayu New: Almost 90000$</text:p>
      <text:p text:style-name="P1">05/03/15 7:16:11 am: Shridhar: I have put headphones call</text:p>
      <text:p text:style-name="P1">05/03/15 7:16:17 am: Ayu New: <text:span text:style-name="T1">oaky</text:span></text:p>
      <text:p text:style-name="P1"/>
      <text:p text:style-name="P1">06/03/15 4:34:30 am: Ayu New: &lt;image omitted&gt;</text:p>
      <text:p text:style-name="P1">06/03/15 6:56:52 am: Shridhar: Gm Hun</text:p>
      <text:p text:style-name="P1">06/03/15 6:57:05 am: Shridhar: Happy duleti</text:p>
      <text:p text:style-name="P1">06/03/15 6:57:16 am: Ayu New: Haopy dhuleti</text:p>
      <text:p text:style-name="P1">06/03/15 6:57:18 am: Ayu New: Big deal</text:p>
      <text:p text:style-name="P1">06/03/15 6:57:23 am: Shridhar: Lol</text:p>
      <text:p text:style-name="P1">06/03/15 6:57:25 am: Shridhar: I know</text:p>
      <text:p text:style-name="P1">06/03/15 6:57:27 am: Ayu New: &lt;image omitted&gt;</text:p>
      <text:p text:style-name="P1">06/03/15 6:57:31 am: Ayu New: I m buying this for u</text:p>
      <text:p text:style-name="P1">06/03/15 6:57:58 am: Shridhar: Ya okay</text:p>
      <text:p text:style-name="P1">06/03/15 6:59:09 am: Ayu New: U didn't like it</text:p>
      <text:p text:style-name="P1">06/03/15 6:59:49 am: Shridhar: I liked it</text:p>
      <text:p text:style-name="P1">06/03/15 6:59:58 am: Shridhar: I am driving etle baby</text:p>
      <text:p text:style-name="P1">06/03/15 7:03:32 am: Shridhar: Wat u doin</text:p>
      <text:p text:style-name="P1">06/03/15 7:04:30 am: Ayu New: After u reach</text:p>
      <text:p text:style-name="P1">06/03/15 7:09:24 am: Shridhar: Bolo</text:p>
      <text:p text:style-name="P1">06/03/15 7:10:13 am: Ayu New: Did u reach sachu bol</text:p>
      <text:p text:style-name="P1">06/03/15 7:10:18 am: Ayu New: Send me a picture</text:p>
      <text:p text:style-name="P1">06/03/15 7:10:43 am: Shridhar: &lt;image omitted&gt;</text:p>
      <text:p text:style-name="P1">06/03/15 7:11:35 am: Ayu New: Is this your office</text:p>
      <text:p text:style-name="P1">06/03/15 7:11:42 am: Ayu New: I didn't know u work under trees</text:p>
      <text:p text:style-name="P1">06/03/15 7:11:49 am: Ayu New: And create eco technology</text:p>
      <text:p text:style-name="P1">06/03/15 7:12:08 am: Shridhar: Hun</text:p>
      <text:p text:style-name="P1">06/03/15 7:12:13 am: Shridhar: Aje raja 6e</text:p>
      <text:p text:style-name="P1">06/03/15 7:12:18 am: Shridhar: Dhuleti ni</text:p>
      <text:p text:style-name="P1">06/03/15 7:12:38 am: Ayu New: I want to have sheero</text:p>
      <text:p text:style-name="P1">06/03/15 7:12:45 am: Ayu New: Hmm</text:p>
      <text:p text:style-name="P1">06/03/15 7:13:03 am: Ayu New: Did u watch bbc's india's daughter</text:p>
      <text:p text:style-name="P1">06/03/15 7:13:08 am: Ayu New: It gaveme goosebumps</text:p>
      <text:p text:style-name="P1">06/03/15 7:13:09 am: Shridhar: Banavi done</text:p>
      <text:p text:style-name="P1">06/03/15 7:13:17 am: Shridhar: Na ne yet</text:p>
      <text:p text:style-name="P1">06/03/15 7:14:23 am: Ayu New: Rapist no interview gave me goosebumps, how easily he was saying andar hath dala aur antadiya bahar nikali fir kapde mein dal k fek diya</text:p>
      <text:p text:style-name="P1">06/03/15 7:14:53 am: Ayu New: I was like had i been the bbc reporter making that documentary i would have thrashed him to death after hearing this</text:p>
      <text:p text:style-name="P1">06/03/15 7:39:03 am: Shridhar: Sorry Hun to reply late but rushabh na dad ne paralysis attack ayo</text:p>
      <text:p text:style-name="P1">06/03/15 7:41:50 am: Ayu New: Kyare</text:p>
      <text:p text:style-name="P1">06/03/15 7:41:58 am: Shridhar: Amna savare</text:p>
      <text:p text:style-name="P1">06/03/15 7:41:57 am: Ayu New: U mean stroke</text:p>
      <text:p text:style-name="P1">06/03/15 7:42:03 am: Shridhar: Yup</text:p>
      <text:p text:style-name="P1">06/03/15 7:42:11 am: Shridhar: He fell down ane struck ayo</text:p>
      <text:p text:style-name="P1">06/03/15 7:42:27 am: Ayu New: Stroke padva thi na ave</text:p>
      <text:p text:style-name="P1">06/03/15 7:42:39 am: Ayu New: It is called traumatic brain injury</text:p>
      <text:p text:style-name="P1">06/03/15 7:43:06 am: Shridhar: I mean he had a clot before</text:p>
      <text:p text:style-name="P1"><text:soft-page-break/>06/03/15 7:43:13 am: Ayu New: So that is stroke</text:p>
      <text:p text:style-name="P1">06/03/15 7:43:23 am: Shridhar: Yup</text:p>
      <text:p text:style-name="P1">06/03/15 7:43:27 am: Ayu New: Tell that than u never get stroke by falling</text:p>
      <text:p text:style-name="P1">06/03/15 7:43:38 am: Ayu New: Which side</text:p>
      <text:p text:style-name="P1">06/03/15 7:43:58 am: Shridhar: Left</text:p>
      <text:p text:style-name="P1">06/03/15 7:44:25 am: Ayu New: U mean left side is paraylzed or left cerebral stroke</text:p>
      <text:p text:style-name="P1">06/03/15 7:44:33 am: Shridhar: Left side</text:p>
      <text:p text:style-name="P1">06/03/15 7:44:50 am: Ayu New: So he had right brain injury</text:p>
      <text:p text:style-name="P1">06/03/15 7:45:18 am: Ayu New: His vision and behaviour will be affected</text:p>
      <text:p text:style-name="P1">06/03/15 7:47:00 am: Ayu New: He will be impulsive , depth distance and lot of other perceptual deficits , no safety awareness</text:p>
      <text:p text:style-name="P1">06/03/15 7:47:15 am: Ayu New: Tell them he will show random behaviours initially</text:p>
      <text:p text:style-name="P1">06/03/15 7:51:54 am: Shridhar: Yup</text:p>
      <text:p text:style-name="P1">06/03/15 7:52:17 am: Ayu New: But yeah he will recover</text:p>
      <text:p text:style-name="P1">06/03/15 7:52:24 am: Shridhar: Ya he will</text:p>
      <text:p text:style-name="P1">06/03/15 7:52:39 am: Ayu New: If he needs physical therapy which he will definitely</text:p>
      <text:p text:style-name="P1">06/03/15 7:52:46 am: Ayu New: Try contacting kaustubh</text:p>
      <text:p text:style-name="P1">06/03/15 7:53:08 am: Shridhar: Okay</text:p>
      <text:p text:style-name="P1">06/03/15 7:53:56 am: Shridhar: Karu msg tane</text:p>
      <text:p text:style-name="P1">06/03/15 7:54:04 am: Ayu New: Hmm</text:p>
      <text:p text:style-name="P1">06/03/15 8:08:03 am: Ayu New: What u doing</text:p>
      <text:p text:style-name="P1">06/03/15 8:08:37 am: Shridhar: Was at hospital just reached at his house</text:p>
      <text:p text:style-name="P1">06/03/15 8:08:39 am: Shridhar: Bolo</text:p>
      <text:p text:style-name="P1">06/03/15 8:09:14 am: Ayu New: Okay</text:p>
      <text:p text:style-name="P1">06/03/15 8:09:19 am: Shridhar: Wat u doin?</text:p>
      <text:p text:style-name="P1">06/03/15 8:09:18 am: Ayu New: Y u at his house than</text:p>
      <text:p text:style-name="P1">06/03/15 8:09:28 am: Ayu New: He is still celebrating holi</text:p>
      <text:p text:style-name="P1">06/03/15 8:09:34 am: Shridhar: Na we won't</text:p>
      <text:p text:style-name="P1">06/03/15 8:09:52 am: Ayu New: Yeah</text:p>
      <text:p text:style-name="P1">06/03/15 8:13:40 am: Ayu New: Hello</text:p>
      <text:p text:style-name="P1">06/03/15 8:13:56 am: Shridhar: Boline</text:p>
      <text:p text:style-name="P1">06/03/15 8:14:00 am: Shridhar: Bolo ne</text:p>
      <text:p text:style-name="P1">06/03/15 8:14:21 am: Ayu New: I want to eat good indian food</text:p>
      <text:p text:style-name="P1">06/03/15 8:15:50 am: Shridhar: Order something na then</text:p>
      <text:p text:style-name="P1">06/03/15 8:16:16 am: Ayu New: Yeah right</text:p>
      <text:p text:style-name="P1">06/03/15 8:16:23 am: Shridhar: Kem na Thai</text:p>
      <text:p text:style-name="P1">06/03/15 8:17:03 am: Ayu New: It's 10 and it snowed badhu bapornu bandh che</text:p>
      <text:p text:style-name="P1">06/03/15 8:18:11 am: Shridhar: Oh okay</text:p>
      <text:p text:style-name="P1">06/03/15 8:18:23 am: Ayu New: U didn't watch the documentary yet</text:p>
      <text:p text:style-name="P1">06/03/15 8:18:33 am: Shridhar: Wic one the BBC one</text:p>
      <text:p text:style-name="P1">06/03/15 8:19:00 am: Ayu New: Yeah</text:p>
      <text:p text:style-name="P1">06/03/15 8:19:13 am: Shridhar: Na jois bapore or evening ma</text:p>
      <text:p text:style-name="P1">06/03/15 8:19:22 am: Ayu New: It gave me goosebumps</text:p>
      <text:p text:style-name="P1">06/03/15 8:19:39 am: Shridhar: YouTube par 6ene</text:p>
      <text:p text:style-name="P1">06/03/15 8:19:49 am: Ayu New: U know how strong i am and that documentary gave me goosebumps</text:p>
      <text:p text:style-name="P1">06/03/15 8:19:52 am: Ayu New: Yeah</text:p>
      <text:p text:style-name="P1">06/03/15 8:19:57 am: Ayu New: 1 hour ni che</text:p>
      <text:p text:style-name="P1">06/03/15 8:20:01 am: Shridhar: Oky</text:p>
      <text:p text:style-name="P1">06/03/15 8:20:31 am: Ayu New: The ease with which rapist was telling hath andar nakhi ne intestine kadhyu and towel ma wrap kari ne feki didhu</text:p>
      <text:p text:style-name="P1">06/03/15 8:20:41 am: Ayu New: I wonder what kindof human beings are they</text:p>
      <text:p text:style-name="P1">06/03/15 8:21:01 am: Ayu New: Raping someone to the extent u take out intestines</text:p>
      <text:p text:style-name="P1">06/03/15 8:22:11 am: Shridhar: It's fucking so in human man</text:p>
      <text:p text:style-name="P1">06/03/15 8:23:15 am: Ayu New: He did not remorse or have a lil shame he casually said decent girls do not roam around the city at 9 and if u roam than we will rape</text:p>
      <text:p text:style-name="P1">06/03/15 8:23:42 am: Shridhar: Wtf</text:p>
      <text:p text:style-name="P1">06/03/15 8:23:48 am: Shridhar: Wat and asshole</text:p>
      <text:p text:style-name="P1">06/03/15 8:24:01 am: Ayu New: And lot of other things he said</text:p>
      <text:p text:style-name="P1"><text:soft-page-break/>06/03/15 8:24:05 am: Ayu New: U need to watch it</text:p>
      <text:p text:style-name="P1">06/03/15 8:24:15 am: Shridhar: Ya I'll watch it</text:p>
      <text:p text:style-name="P1">06/03/15 8:24:22 am: Ayu New: Her mother and her father they interviewed and it was sad</text:p>
      <text:p text:style-name="P1">06/03/15 8:25:00 am: Ayu New: U can see educated men like lawyers in india they have such ridiculous mentality about girls and their freedom</text:p>
      <text:p text:style-name="P1">06/03/15 8:25:21 am: Shridhar: Ya eh toh 6ej</text:p>
      <text:p text:style-name="P1">06/03/15 8:25:22 am: Ayu New: They say a girl should go out only with brother grandfather husband uncle and father</text:p>
      <text:p text:style-name="P1">06/03/15 8:25:34 am: Shridhar: Wt crap</text:p>
      <text:p text:style-name="P1">06/03/15 8:25:53 am: Ayu New: Thank god i am not born in these families</text:p>
      <text:p text:style-name="P1">06/03/15 8:26:14 am: Shridhar: But it's stupid yaar</text:p>
      <text:p text:style-name="P1">06/03/15 8:26:41 am: Ayu New: I am telling u this country has no future with men like these</text:p>
      <text:p text:style-name="P1">06/03/15 8:27:34 am: Shridhar: Ya eh toh nathij</text:p>
      <text:p text:style-name="P1">06/03/15 8:38:15 am: Ayu New: &lt;image omitted&gt;</text:p>
      <text:p text:style-name="P1">06/03/15 9:59:51 am: Shridhar: U up babes</text:p>
      <text:p text:style-name="P1">06/03/15 6:36:56 pm: Ayu New: Find me</text:p>
      <text:p text:style-name="P1">06/03/15 6:37:05 pm: Ayu New: &lt;image omitted&gt;</text:p>
      <text:p text:style-name="P1">06/03/15 6:37:16 pm: Shridhar: Babes u up early or u haven't slept</text:p>
      <text:p text:style-name="P1">06/03/15 6:37:24 pm: Ayu New: Final year holi</text:p>
      <text:p text:style-name="P1">06/03/15 6:37:36 pm: Ayu New: U know i go to work everyday roght</text:p>
      <text:p text:style-name="P1">06/03/15 6:37:45 pm: Shridhar: Ya baby</text:p>
      <text:p text:style-name="P1">06/03/15 6:39:00 pm: Ayu New: Find me</text:p>
      <text:p text:style-name="P1">06/03/15 6:39:14 pm: Shridhar: Beside archana</text:p>
      <text:p text:style-name="P1">06/03/15 6:39:31 pm: Ayu New: That's an easy location</text:p>
      <text:p text:style-name="P1">06/03/15 6:39:46 pm: Ayu New: U couldn't really were able to find</text:p>
      <text:p text:style-name="P1">06/03/15 6:39:59 pm: Ayu New: Than u thought i might be next to her</text:p>
      <text:p text:style-name="P1">06/03/15 6:40:18 pm: Shridhar: U actually not there in the pic</text:p>
      <text:p text:style-name="P1">06/03/15 6:40:30 pm: Ayu New: Haha</text:p>
      <text:p text:style-name="P1">06/03/15 6:40:38 pm: Ayu New: Idiot i am the one next to archana</text:p>
      <text:p text:style-name="P1">06/03/15 6:41:17 pm: Shridhar: Oh okay</text:p>
      <text:p text:style-name="P1">06/03/15 6:41:29 pm: Shridhar: I still don believe it</text:p>
      <text:p text:style-name="P1">06/03/15 6:58:48 pm: Ayu New: Hmm</text:p>
      <text:p text:style-name="P1">06/03/15 7:01:28 pm: Ayu New: U were telling u l are not plying holi this time and i just saw pictures on instagram</text:p>
      <text:p text:style-name="P1">06/03/15 7:17:17 pm: Shridhar: We din okay</text:p>
      <text:p text:style-name="P1">06/03/15 7:17:19 pm: Shridhar: Okay</text:p>
      <text:p text:style-name="P1">06/03/15 7:17:21 pm: Shridhar: Play</text:p>
      <text:p text:style-name="P1">06/03/15 7:18:20 pm: Ayu New: But i m pissed about something else</text:p>
      <text:p text:style-name="P1">06/03/15 7:19:44 pm: Shridhar: Wat?</text:p>
      <text:p text:style-name="P1">06/03/15 7:20:04 pm: Shridhar: Ghodi played as he din know about rushabh's dad</text:p>
      <text:p text:style-name="P1">06/03/15 7:20:25 pm: Shridhar: Ane the balloons aan was playing</text:p>
      <text:p text:style-name="P1">06/03/15 7:24:03 pm: Ayu New: Ok m at work now</text:p>
      <text:p text:style-name="P1">06/03/15 7:24:12 pm: Shridhar: Okay</text:p>
      <text:p text:style-name="P1">06/03/15 7:24:17 pm: Shridhar: Have a nice day at work</text:p>
      <text:p text:style-name="P1">06/03/15 7:24:21 pm: Shridhar: 😘😘</text:p>
      <text:p text:style-name="P1">07/03/15 6:28:44 am: Ayu New: &lt;image omitted&gt;</text:p>
      <text:p text:style-name="P1">07/03/15 6:28:50 am: Ayu New: Spaghetti aglio e olio</text:p>
      <text:p text:style-name="P1">07/03/15 6:29:00 am: Ayu New: Amd garlic parsley bread</text:p>
      <text:p text:style-name="P1">07/03/15 6:31:07 am: Shridhar: Yumm</text:p>
      <text:p text:style-name="P1">07/03/15 6:31:10 am: Shridhar: Gm</text:p>
      <text:p text:style-name="P1">07/03/15 6:31:29 am: Ayu New: Aija khavdayis</text:p>
      <text:p text:style-name="P1">07/03/15 6:31:52 am: Ayu New: It's not tikhu though u might feel blend if u don't have and know the italian taste</text:p>
      <text:p text:style-name="P1">07/03/15 6:32:05 am: Ayu New: It's rosemary garlic olive oil and lemonpepper</text:p>
      <text:p text:style-name="P1">07/03/15 6:32:28 am: Shridhar: Hmmm okay</text:p>
      <text:p text:style-name="P1">07/03/15 6:33:10 am: Shridhar: Well I would sauté it Again after taking out ur portion with a little extra chillies</text:p>
      <text:p text:style-name="P1"><text:soft-page-break/>07/03/15 6:33:46 am: Ayu New: Y do indians have to tuin flavors</text:p>
      <text:p text:style-name="P1">07/03/15 6:33:55 am: Ayu New: It's not tikhu it's got italian flavors</text:p>
      <text:p text:style-name="P1">07/03/15 6:34:21 am: Shridhar: Yes I know it's gt Italian flavour</text:p>
      <text:p text:style-name="P1">07/03/15 6:34:40 am: Ayu New: Tane khato kari dais mara jevu</text:p>
      <text:p text:style-name="P1">07/03/15 6:34:58 am: Ayu New: Because hu toh tikhu khava thi rai and tu kai roje dinner banavo nai</text:p>
      <text:p text:style-name="P1">07/03/15 6:52:35 am: Ayu New: So u won't talk now since i said I won't give u tikhu food</text:p>
      <text:p text:style-name="P1">07/03/15 6:58:01 am: Shridhar: Haha</text:p>
      <text:p text:style-name="P1">07/03/15 6:58:26 am: Shridhar: Na Ave I went to poo and phone was out</text:p>
      <text:p text:style-name="P1">07/03/15 7:03:16 am: Shridhar: Wt u doin</text:p>
      <text:p text:style-name="P1">07/03/15 7:11:02 am: Ayu New: Tv</text:p>
      <text:p text:style-name="P1">07/03/15 7:37:22 am: Shridhar: Okay</text:p>
      <text:p text:style-name="P1">07/03/15 7:37:31 am: Shridhar: So u not gng home right</text:p>
      <text:p text:style-name="P1">07/03/15 7:37:47 am: Ayu New: I am working tomorrow</text:p>
      <text:p text:style-name="P1">07/03/15 7:37:57 am: Shridhar: Tat new place</text:p>
      <text:p text:style-name="P1">07/03/15 7:48:52 am: Ayu New: No</text:p>
      <text:p text:style-name="P1">07/03/15 7:48:57 am: Ayu New: My work place</text:p>
      <text:p text:style-name="P1">07/03/15 7:49:11 am: Shridhar: Oh okay</text:p>
      <text:p text:style-name="P1">07/03/15 7:49:53 am: Ayu New: U know some women sleep walk in pregnancy</text:p>
      <text:p text:style-name="P1">07/03/15 7:49:58 am: Shridhar: Watch theory of everything relle nice movie</text:p>
      <text:p text:style-name="P1">07/03/15 7:50:03 am: Ayu New: Keep an eye on me i might do it</text:p>
      <text:p text:style-name="P1">07/03/15 7:50:25 am: Shridhar: Has toh I'll ane u won't sleep walk chill</text:p>
      <text:p text:style-name="P1">07/03/15 7:50:50 am: Ayu New: How do u know , have ever been pregnant</text:p>
      <text:p text:style-name="P1">07/03/15 7:50:53 am: Ayu New: No right</text:p>
      <text:p text:style-name="P1">07/03/15 7:51:08 am: Ayu New: Than listen to what people say and research a lil</text:p>
      <text:p text:style-name="P1">07/03/15 7:51:11 am: Shridhar: No but I know u na</text:p>
      <text:p text:style-name="P1">07/03/15 7:51:28 am: Shridhar: U love ur sleep so no chance u getting up</text:p>
      <text:p text:style-name="P1">07/03/15 7:51:33 am: Ayu New: It doesn't depend on nature it's because of hormonal changes</text:p>
      <text:p text:style-name="P1">07/03/15 7:51:59 am: Shridhar: Oh okay I'll keep a watch on u</text:p>
      <text:p text:style-name="P1">07/03/15 7:53:11 am: Shridhar: Tak to dad tommorow</text:p>
      <text:p text:style-name="P1">07/03/15 7:53:21 am: Ayu New: Y</text:p>
      <text:p text:style-name="P1">07/03/15 7:54:30 am: Shridhar: Dint I tell u to tak to him</text:p>
      <text:p text:style-name="P1">07/03/15 7:55:16 am: Ayu New: Oh that</text:p>
      <text:p text:style-name="P1">07/03/15 7:55:18 am: Ayu New: No</text:p>
      <text:p text:style-name="P1">07/03/15 7:55:22 am: Ayu New: Pachi kais</text:p>
      <text:p text:style-name="P1">07/03/15 7:55:38 am: Shridhar: Okay but don think on it to much</text:p>
      <text:p text:style-name="P1">07/03/15 7:55:43 am: Ayu New: I m not</text:p>
      <text:p text:style-name="P1">07/03/15 7:55:48 am: Shridhar: Good</text:p>
      <text:p text:style-name="P1">07/03/15 8:01:07 am: Shridhar: Have u done research on Denmark?</text:p>
      <text:p text:style-name="P1">07/03/15 8:01:57 am: Ayu New: Denmark!</text:p>
      <text:p text:style-name="P1">07/03/15 8:01:59 am: Ayu New: Y</text:p>
      <text:p text:style-name="P1">07/03/15 8:02:09 am: Ayu New: I m not going there</text:p>
      <text:p text:style-name="P1">07/03/15 8:02:15 am: Shridhar: Kem?</text:p>
      <text:p text:style-name="P1">07/03/15 8:02:26 am: Ayu New: Y would i di</text:p>
      <text:p text:style-name="P1">07/03/15 8:02:49 am: Shridhar: Arey I was thinking to cover it if possible when we go to Spain and Portugal</text:p>
      <text:p text:style-name="P1">07/03/15 8:03:18 am: Ayu New: I m not going spain or portugal</text:p>
      <text:p text:style-name="P1">07/03/15 8:03:34 am: Shridhar: See Greece we are gng</text:p>
      <text:p text:style-name="P1">07/03/15 8:03:41 am: Shridhar: But mare Spain javu 6e yaar</text:p>
      <text:p text:style-name="P1">07/03/15 8:04:13 am: Ayu New: We can go there anytime</text:p>
      <text:p text:style-name="P1">07/03/15 8:05:39 am: Shridhar: Ya okay</text:p>
      <text:p text:style-name="P1">07/03/15 8:06:08 am: Ayu New: I want to cover one whole country and feel the love there</text:p>
      <text:p text:style-name="P1">07/03/15 8:06:19 am: Ayu New: U can go to spain if u want but alone</text:p>
      <text:p text:style-name="P1">07/03/15 8:06:50 am: Shridhar: Wat alone we will go</text:p>
      <text:p text:style-name="P1">Together 2nd or 3rd honeymoon</text:p>
      <text:p text:style-name="P1">07/03/15 7:17:08 pm: Shridhar: Gm</text:p>
      <text:p text:style-name="P1"><text:soft-page-break/>07/03/15 8:04:29 pm: Ayu New: Gm</text:p>
      <text:p text:style-name="P1">07/03/15 10:36:44 pm: Shridhar: Hey beautiful</text:p>
      <text:p text:style-name="P1">07/03/15 11:02:08 pm: Ayu New: U know i was thinking I don't trust u as husband yet</text:p>
      <text:p text:style-name="P1">07/03/15 11:02:20 pm: Shridhar: I know tat</text:p>
      <text:p text:style-name="P1">07/03/15 11:02:36 pm: Shridhar: U won't till I there with u</text:p>
      <text:p text:style-name="P1">07/03/15 11:02:38 pm: Ayu New: It's not only about women but other important things</text:p>
      <text:p text:style-name="P1">07/03/15 11:02:57 pm: Shridhar: Like wat?</text:p>
      <text:p text:style-name="P1">07/03/15 11:20:02 pm: Ayu New: Goodnight</text:p>
      <text:p text:style-name="P1">07/03/15 11:20:14 pm: Shridhar: Babes I m serious yaar</text:p>
      <text:p text:style-name="P1">07/03/15 11:20:57 pm: Shridhar: Gd8</text:p>
      <text:p text:style-name="P1">07/03/15 11:21:00 pm: Shridhar: Mwaaah</text:p>
      <text:p text:style-name="P1">08/03/15 6:38:34 am: Shridhar: Gm</text:p>
      <text:p text:style-name="P1">08/03/15 6:46:59 am: Ayu New: &lt;image omitted&gt;</text:p>
      <text:p text:style-name="P1">08/03/15 6:47:00 am: Ayu New: Gobi cheese paratha</text:p>
      <text:p text:style-name="P1">08/03/15 6:47:06 am: Ayu New: Nu stuffing</text:p>
      <text:p text:style-name="P1">08/03/15 6:49:11 am: Shridhar: Did u start makin?</text:p>
      <text:p text:style-name="P1">08/03/15 6:49:19 am: Ayu New: Yeah</text:p>
      <text:p text:style-name="P1">08/03/15 6:49:20 am: Ayu New: Y</text:p>
      <text:p text:style-name="P1">08/03/15 6:49:42 am: Shridhar: Na Nthin</text:p>
      <text:p text:style-name="P1">08/03/15 6:50:05 am: Ayu New: Now what's wrong</text:p>
      <text:p text:style-name="P1">08/03/15 6:50:30 am: Shridhar: Nthn is wrong baby</text:p>
      <text:p text:style-name="P1">08/03/15 6:50:36 am: Shridhar: Stuffing looks tum</text:p>
      <text:p text:style-name="P1">08/03/15 6:50:41 am: Shridhar: Yum</text:p>
      <text:p text:style-name="P1">08/03/15 6:50:55 am: Ayu New: It's got tikhu</text:p>
      <text:p text:style-name="P1">08/03/15 6:50:57 am: Shridhar: Send me a pic once it's made</text:p>
      <text:p text:style-name="P1">08/03/15 6:51:04 am: Ayu New: Yeah</text:p>
      <text:p text:style-name="P1">08/03/15 6:51:09 am: Shridhar: Ane sahi ke pickle</text:p>
      <text:p text:style-name="P1">08/03/15 6:51:13 am: Shridhar: Dahi</text:p>
      <text:p text:style-name="P1">08/03/15 6:51:31 am: Ayu New: Dahi it's got tikhu and I don't have khatu athanu</text:p>
      <text:p text:style-name="P1">08/03/15 6:51:43 am: Shridhar: Oh okay</text:p>
      <text:p text:style-name="P1">08/03/15 7:11:56 am: Ayu New: &lt;image omitted&gt;</text:p>
      <text:p text:style-name="P1">08/03/15 7:12:00 am: Ayu New: &lt;image omitted&gt;</text:p>
      <text:p text:style-name="P1">08/03/15 7:17:48 am: Shridhar: Yum</text:p>
      <text:p text:style-name="P1">08/03/15 7:17:59 am: Shridhar: U eatin?</text:p>
      <text:p text:style-name="P1">08/03/15 7:18:11 am: Ayu New: &lt;image omitted&gt;</text:p>
      <text:p text:style-name="P1">08/03/15 7:18:21 am: Ayu New: Eating n cooking</text:p>
      <text:p text:style-name="P1">08/03/15 7:18:28 am: Ayu New: Last one on skillet</text:p>
      <text:p text:style-name="P1">08/03/15 7:18:32 am: Ayu New: Than i ll eat</text:p>
      <text:p text:style-name="P1">08/03/15 7:18:39 am: Shridhar: Kem later</text:p>
      <text:p text:style-name="P1">08/03/15 7:18:53 am: Ayu New: I ll finish up n eat</text:p>
      <text:p text:style-name="P1">08/03/15 7:18:59 am: Shridhar: Oh oky</text:p>
      <text:p text:style-name="P1">08/03/15 7:19:27 am: Shridhar: Khai le toh</text:p>
      <text:p text:style-name="P1">08/03/15 8:01:08 am: Shridhar: Wanna ft in sometime</text:p>
      <text:p text:style-name="P1">08/03/15 8:01:20 am: Ayu New: No</text:p>
      <text:p text:style-name="P1">08/03/15 8:01:36 am: Shridhar: Kem</text:p>
      <text:p text:style-name="P1">08/03/15 8:01:44 am: Ayu New: Because I don't want too</text:p>
      <text:p text:style-name="P1">08/03/15 8:02:00 am: Ayu New: I m camera conscious</text:p>
      <text:p text:style-name="P1">08/03/15 8:02:13 am: Shridhar: Bullshit u camera conscious</text:p>
      <text:p text:style-name="P1">08/03/15 8:02:26 am: Ayu New: Y don't u believe that</text:p>
      <text:p text:style-name="P1">08/03/15 8:02:39 am: Shridhar: Bcoz u not camera conscious</text:p>
      <text:p text:style-name="P1">08/03/15 8:03:21 am: Ayu New: Hey clicking pictures is different n talking to someone on canera u know i never skype or ft anyone</text:p>
      <text:p text:style-name="P1">08/03/15 8:03:45 am: Shridhar: Yes but it's ur husband baby</text:p>
      <text:p text:style-name="P1">08/03/15 8:03:56 am: Ayu New: No I don't like it</text:p>
      <text:p text:style-name="P1">08/03/15 8:04:02 am: Ayu New: I rather text</text:p>
      <text:p text:style-name="P1">08/03/15 8:04:24 am: Ayu New: I hate calling n talking to people on video call</text:p>
      <text:p text:style-name="P1">08/03/15 8:04:32 am: Ayu New: Not even calling</text:p>
      <text:p text:style-name="P1">08/03/15 8:04:44 am: Ayu New: Texting is the communication mehid i prepare</text:p>
      <text:p text:style-name="P1">08/03/15 8:05:24 am: Shridhar: But babes I look even worse in camera so video ma <text:soft-page-break/>toh I'll suck</text:p>
      <text:p text:style-name="P1">08/03/15 8:06:24 am: Ayu New: It's not only that but i hate talking o people on video calls</text:p>
      <text:p text:style-name="P1">08/03/15 8:07:09 am: Ayu New: I rather text where people can't see me n my expression</text:p>
      <text:p text:style-name="P1">08/03/15 8:07:28 am: Shridhar: <text:span text:style-name="T1">well then FT Audio</text:span></text:p>
      <text:p text:style-name="P1">08/03/15 8:08:45 am: Ayu New: <text:span text:style-name="T1">okay</text:span></text:p>
      <text:p text:style-name="P1"/>
      <text:p text:style-name="P1">09/03/15 6:10:30 am: Shridhar: Gm</text:p>
      <text:p text:style-name="P1">09/03/15 6:10:33 am: Shridhar: Yup I have kem</text:p>
      <text:p text:style-name="P1">09/03/15 6:10:46 am: Ayu New: Just asking</text:p>
      <text:p text:style-name="P1">09/03/15 6:11:41 am: Shridhar: Okay baby wat u did today</text:p>
      <text:p text:style-name="P1">09/03/15 6:11:51 am: Ayu New: Cried</text:p>
      <text:p text:style-name="P1">09/03/15 6:12:06 am: Ayu New: And sat in one place doing nothing</text:p>
      <text:p text:style-name="P1">09/03/15 6:12:10 am: Shridhar: Wtf</text:p>
      <text:p text:style-name="P1">09/03/15 6:12:15 am: Shridhar: Wat happened</text:p>
      <text:p text:style-name="P1">09/03/15 6:12:15 am: Ayu New: I don't know what's wrong with me</text:p>
      <text:p text:style-name="P1">09/03/15 6:13:02 am: Ayu New: I am depressed or going into severe depression i get suicidal thoughts ending my life i am not happy i do nothing and sit in one place looking out of window and cry</text:p>
      <text:p text:style-name="P1">09/03/15 6:13:19 am: Ayu New: This is what i did today. My books were in front of me and i did that</text:p>
      <text:p text:style-name="P1">09/03/15 6:13:28 am: Ayu New: I wasted another day in a row</text:p>
      <text:p text:style-name="P1">09/03/15 6:13:37 am: Shridhar: Chill u still have lots of time</text:p>
      <text:p text:style-name="P1">09/03/15 6:13:38 am: Ayu New: I got piles due to stress</text:p>
      <text:p text:style-name="P1">09/03/15 6:13:53 am: Ayu New: It's not that i am unhappy and depressed</text:p>
      <text:p text:style-name="P1">09/03/15 6:14:05 am: Shridhar: Just put aside all the fucking family thoughts</text:p>
      <text:p text:style-name="P1">09/03/15 6:14:20 am: Shridhar: And be happy just do wat u like to do</text:p>
      <text:p text:style-name="P1">09/03/15 6:15:55 am: Shridhar: Wat u thinking</text:p>
      <text:p text:style-name="P1">09/03/15 6:24:08 am: Ayu New: I get thoughts of not passing my test and working all life with a 50-60k salary , u getting tired of my depression and unhappiness n fights find other woman leave me and i will end up having nothing in my hand no family no money no life no friends. My family will consider me a looser because theu will all be studying here and earn good so parents will think i am a looser too , i will not get any respect even after loving and sacrificing for everyone i ll end up being worthless</text:p>
      <text:p text:style-name="P1">09/03/15 6:26:03 am: Ayu New: People be friends with successful people and i am nowhere successful and will never be. Whatever i ll have in life will be because of u house good life everything because if ur money i will really have nothing in my hand in the end. Noone will say i did anything because i will be worthless.</text:p>
      <text:p text:style-name="P1">09/03/15 6:28:50 am: Ayu New: Truth is i m not important and will never be for anyone</text:p>
      <text:p text:style-name="P1">09/03/15 6:29:45 am: Shridhar: U are always important to me</text:p>
      <text:p text:style-name="P1">09/03/15 6:29:56 am: Shridhar: And u are gna pass this time</text:p>
      <text:p text:style-name="P1">09/03/15 6:30:12 am: Shridhar: And friendship is got Nthin related to success</text:p>
      <text:p text:style-name="P1">09/03/15 6:30:49 am: Shridhar: U are not at all a looser</text:p>
      <text:p text:style-name="P1"/>
      <text:p text:style-name="P1">09/03/15 6:31:00 am: Shridhar: And stop thinking all the stupid things</text:p>
      <text:p text:style-name="P1">09/03/15 6:32:06 am: Shridhar: I m not gna g</text:p>
      <text:p text:style-name="P1">09/03/15 6:32:12 am: Shridhar: I m not gna g</text:p>
      <text:p text:style-name="P1">09/03/15 6:32:20 am: Shridhar: Go away to anyone so chill</text:p>
      <text:p text:style-name="P1">09/03/15 6:32:56 am: Shridhar: Baby please remove all the stupid thoughts from ur mind</text:p>
      <text:p text:style-name="P1">09/03/15 6:33:46 am: Shridhar: Wat u still thinking</text:p>
      <text:p text:style-name="P1">09/03/15 6:33:57 am: Shridhar: Wat u doin</text:p>
      <text:p text:style-name="P1">09/03/15 6:34:01 am: Ayu New: Crying</text:p>
      <text:p text:style-name="P1">09/03/15 6:34:08 am: Ayu New: I don't know y</text:p>
      <text:p text:style-name="P1">09/03/15 6:34:23 am: Shridhar: Just go hae water and switch on the TV</text:p>
      <text:p text:style-name="P1">09/03/15 6:34:30 am: Ayu New: Tv is on</text:p>
      <text:p text:style-name="P1"><text:soft-page-break/>09/03/15 6:34:43 am: Shridhar: Okay so watch tat</text:p>
      <text:p text:style-name="P1">09/03/15 6:34:54 am: Shridhar: I will call u in 45mind</text:p>
      <text:p text:style-name="P1">09/03/15 6:34:56 am: Shridhar: Mins</text:p>
      <text:p text:style-name="P1">09/03/15 6:35:01 am: Shridhar: I m in train right now</text:p>
      <text:p text:style-name="P1">09/03/15 6:35:14 am: Shridhar: Ane stop thinking about it</text:p>
      <text:p text:style-name="P1">09/03/15 6:35:18 am: Shridhar: Please just watch TV</text:p>
      <text:p text:style-name="P1">09/03/15 6:35:27 am: Ayu New: I don't want to talk pn call</text:p>
      <text:p text:style-name="P1">09/03/15 6:36:05 am: Ayu New: U ll eventually get tired of my depression n fights and go to other women bringthem in house and i will end up alone</text:p>
      <text:p text:style-name="P1">09/03/15 6:36:21 am: Shridhar: No I won't go so chill</text:p>
      <text:p text:style-name="P1">09/03/15 6:36:25 am: Shridhar: Ane watch TV</text:p>
      <text:p text:style-name="P1">09/03/15 6:36:26 am: Shridhar: Pleaee</text:p>
      <text:p text:style-name="P1">09/03/15 6:39:02 am: Shridhar: Ayu please chill and watch TV</text:p>
      <text:p text:style-name="P1">09/03/15 6:49:02 am: Shridhar: Wat u watchin?</text:p>
      <text:p text:style-name="P1">09/03/15 6:49:49 am: Ayu New: Something on tv</text:p>
      <text:p text:style-name="P1">09/03/15 6:50:00 am: Ayu New: I m not going to work tomorrow</text:p>
      <text:p text:style-name="P1">09/03/15 6:50:06 am: Shridhar: Kem</text:p>
      <text:p text:style-name="P1">09/03/15 6:50:14 am: Ayu New: I have severe piles</text:p>
      <text:p text:style-name="P1">09/03/15 6:50:28 am: Shridhar: Hmmm okay</text:p>
      <text:p text:style-name="P1">09/03/15 6:50:51 am: Shridhar: U gt Netflix account ne</text:p>
      <text:p text:style-name="P1">09/03/15 6:50:57 am: Shridhar: Toh tya thi watch some movie</text:p>
      <text:p text:style-name="P1">09/03/15 6:51:13 am: Ayu New: I don't like watching movies now</text:p>
      <text:p text:style-name="P1">09/03/15 6:51:35 am: Shridhar: Then wat do u like watchin</text:p>
      <text:p text:style-name="P1">09/03/15 6:54:26 am: Ayu New: Nothing I don't know what is happening to me</text:p>
      <text:p text:style-name="P1">09/03/15 6:54:53 am: Ayu New: There was a time i watched 4 movies back to back and any crap movie and now I don't like watching movies</text:p>
      <text:p text:style-name="P1">09/03/15 6:56:32 am: Shridhar: Well stop thinking to much</text:p>
      <text:p text:style-name="P1">09/03/15 7:07:52 am: Shridhar: Wat u watchin</text:p>
      <text:p text:style-name="P1">09/03/15 7:08:24 am: Ayu New: Darr</text:p>
      <text:p text:style-name="P1">09/03/15 7:08:37 am: Shridhar: Okay</text:p>
      <text:p text:style-name="P1">09/03/15 7:10:10 am: Ayu New: After all this if u betray my trust and love i ll kill myself</text:p>
      <text:p text:style-name="P1">09/03/15 7:10:18 am: Ayu New: I can't live with this feeling</text:p>
      <text:p text:style-name="P1">09/03/15 7:11:03 am: Shridhar: Ya okay chill and stop</text:p>
      <text:p text:style-name="P1">Thinking and watch the movie</text:p>
      <text:p text:style-name="P1">09/03/15 7:12:11 am: Ayu New: And i know u want a happy wife i am not a happy person i keep fighting with u and u can't stand by this all ur life. One day u will betray me butthat day i ll kill myself</text:p>
      <text:p text:style-name="P1">09/03/15 7:13:02 am: Shridhar: I am not gna betray u so stop thinking about it please</text:p>
      <text:p text:style-name="P1">09/03/15 7:21:24 am: Ayu New: Because depression piles and overeating I don't know i am scared</text:p>
      <text:p text:style-name="P1">09/03/15 7:52:22 am: Shridhar: lemme give u a short call</text:p>
      <text:p text:style-name="P1">09/03/15 7:53:03 am: Ayu New: No i m in bed i am in no mood to talk on call please</text:p>
      <text:p text:style-name="P1">09/03/15 7:53:20 am: Shridhar: Hmmm okay</text:p>
      <text:p text:style-name="P1">09/03/15 7:54:33 am: Ayu New: It's very painful</text:p>
      <text:p text:style-name="P1">09/03/15 7:54:42 am: Ayu New: I can't lie down</text:p>
      <text:p text:style-name="P1">09/03/15 7:55:08 am: Shridhar: Make a position while sleeping wic won't give u pain and just watch TV</text:p>
      <text:p text:style-name="P1">09/03/15 7:55:15 am: Shridhar: And distract ur self from the pain</text:p>
      <text:p text:style-name="P1">09/03/15 8:09:49 am: Shridhar: Wat u watching sexy</text:p>
      <text:p text:style-name="P1">09/03/15 8:10:40 am: Ayu New: Nothing</text:p>
      <text:p text:style-name="P1">09/03/15 8:10:47 am: Shridhar: Kem</text:p>
      <text:p text:style-name="P1">09/03/15 8:11:03 am: Ayu New: I don't know</text:p>
      <text:p text:style-name="P1">09/03/15 8:11:09 am: Shridhar: Toh wat u doin?</text:p>
      <text:p text:style-name="P1">09/03/15 8:11:22 am: Ayu New: Lying in bed</text:p>
      <text:p text:style-name="P1">09/03/15 8:11:28 am: Ayu New: Looking at sky</text:p>
      <text:p text:style-name="P1">09/03/15 8:11:36 am: Shridhar: Okay</text:p>
      <text:p text:style-name="P1">09/03/15 8:21:02 am: Ayu New: Did u watch dum laga k haisha</text:p>
      <text:p text:style-name="P1"><text:soft-page-break/>09/03/15 8:21:26 am: Shridhar: Na have downloaded but Joyu nathi haji</text:p>
      <text:p text:style-name="P1">09/03/15 8:21:28 am: Shridhar: U watched it</text:p>
      <text:p text:style-name="P1">09/03/15 8:21:32 am: Shridhar: I heard it's good</text:p>
      <text:p text:style-name="P1">09/03/15 8:21:34 am: Ayu New: No</text:p>
      <text:p text:style-name="P1">09/03/15 8:21:45 am: Ayu New: Yeah I liked the trailer</text:p>
      <text:p text:style-name="P1">09/03/15 8:21:52 am: Shridhar: Oh okay</text:p>
      <text:p text:style-name="P1">09/03/15 8:21:52 am: Ayu New: Dharmik should watch it</text:p>
      <text:p text:style-name="P1">09/03/15 8:22:06 am: Shridhar: Hahaha</text:p>
      <text:p text:style-name="P1">09/03/15 8:22:27 am: Ayu New: Love does not come in right shape and size all the time</text:p>
      <text:p text:style-name="P1">09/03/15 8:23:28 am: Ayu New: One should learn to love a person because when u start observing everyone has something u ll love</text:p>
      <text:p text:style-name="P1">09/03/15 8:46:10 am: Shridhar: Well tats true</text:p>
      <text:p text:style-name="P1">09/03/15 8:46:29 am: Shridhar: Baby I so wanna be with u</text:p>
      <text:p text:style-name="P1">09/03/15 8:46:36 am: Ayu New: I love that dard karara song</text:p>
      <text:p text:style-name="P1">09/03/15 8:46:41 am: Ayu New: This actress is cute</text:p>
      <text:p text:style-name="P1">09/03/15 8:46:56 am: Shridhar: I haven't seen it will see it in a day or 2</text:p>
      <text:p text:style-name="P1">09/03/15 8:47:10 am: Ayu New: 90s song</text:p>
      <text:p text:style-name="P1">09/03/15 8:59:24 pm: Shridhar: Do u like keri no raas</text:p>
      <text:p text:style-name="P1">09/03/15 9:00:16 pm: Ayu New: Sometimes</text:p>
      <text:p text:style-name="P1">09/03/15 9:00:20 pm: Ayu New: I m not a big fan</text:p>
      <text:p text:style-name="P1">09/03/15 9:00:38 pm: Shridhar: Okay t</text:p>
      <text:p text:style-name="P1">09/03/15 9:00:51 pm: Shridhar: Toh frozen karai rakhu so tat u can have when u ce</text:p>
      <text:p text:style-name="P1">09/03/15 9:00:53 pm: Shridhar: Come</text:p>
      <text:p text:style-name="P1">09/03/15 9:01:01 pm: Ayu New: No</text:p>
      <text:p text:style-name="P1">09/03/15 9:01:04 pm: Ayu New: It's okay</text:p>
      <text:p text:style-name="P1">09/03/15 9:01:13 pm: Ayu New: I don't really care about keri no ras</text:p>
      <text:p text:style-name="P1">09/03/15 9:01:40 pm: Shridhar: Ha but khaje ne in November December</text:p>
      <text:p text:style-name="P1">09/03/15 9:02:05 pm: Ayu New: Na</text:p>
      <text:p text:style-name="P1">09/03/15 9:02:14 pm: Ayu New: That way we have ras here also</text:p>
      <text:p text:style-name="P1">09/03/15 9:02:21 pm: Ayu New: Not a big fan</text:p>
      <text:p text:style-name="P1">09/03/15 9:02:44 pm: Shridhar: Okay</text:p>
      <text:p text:style-name="P1">09/03/15 9:03:27 pm: Shridhar: Done with shower</text:p>
      <text:p text:style-name="P1">09/03/15 9:03:33 pm: Shridhar: Did u have something?</text:p>
      <text:p text:style-name="P1">09/03/15 9:05:23 pm: Ayu New: Yeah</text:p>
      <text:p text:style-name="P1">09/03/15 9:05:52 pm: Shridhar: Wat u doin</text:p>
      <text:p text:style-name="P1">09/03/15 9:06:03 pm: Ayu New: Studying</text:p>
      <text:p text:style-name="P1">09/03/15 9:25:20 pm: Ayu New: And I don't think Devang dharti avse rajasthan</text:p>
      <text:p text:style-name="P1">09/03/15 9:25:49 pm: Ayu New: Devang is planning a trip to dubai for Dharti he told me yesterday when he called</text:p>
      <text:p text:style-name="P1">09/03/15 9:26:11 pm: Shridhar: He will come don worry</text:p>
      <text:p text:style-name="P1">09/03/15 9:26:17 pm: Shridhar: If he doesn't come</text:p>
      <text:p text:style-name="P1">We will go</text:p>
      <text:p text:style-name="P1">09/03/15 9:26:30 pm: Ayu New: No because they might be there for 2 weeks only</text:p>
      <text:p text:style-name="P1">09/03/15 9:26:47 pm: Shridhar: Dharti ase for 2 weeks he is staying more</text:p>
      <text:p text:style-name="P1">09/03/15 9:26:51 pm: Ayu New: He might fly on 1st he said</text:p>
      <text:p text:style-name="P1">09/03/15 9:28:56 pm: Shridhar: Oh okay</text:p>
      <text:p text:style-name="P1">09/03/15 9:29:06 pm: Ayu New: So</text:p>
      <text:p text:style-name="P1">09/03/15 9:29:18 pm: Ayu New: Don't force him</text:p>
      <text:p text:style-name="P1">09/03/15 9:29:39 pm: Ayu New: They have their plans it doesn't look good forcing them</text:p>
      <text:p text:style-name="P1">09/03/15 9:29:56 pm: Shridhar: Ya I won't</text:p>
      <text:p text:style-name="P1">09/03/15 9:30:11 pm: Ayu New: Malav ne lai jaisu</text:p>
      <text:p text:style-name="P1">09/03/15 9:30:18 pm: Shridhar: Yup</text:p>
      <text:p text:style-name="P1">09/03/15 9:48:17 pm: Ayu New: How is goa in jan</text:p>
      <text:p text:style-name="P1">09/03/15 9:48:28 pm: Shridhar: Javai</text:p>
      <text:p text:style-name="P1">09/03/15 9:48:40 pm: Ayu New: Let's go to goa than</text:p>
      <text:p text:style-name="P1">09/03/15 9:49:09 pm: Ayu New: Can we fly to goa</text:p>
      <text:p text:style-name="P1">09/03/15 9:49:28 pm: Shridhar: Yup we can</text:p>
      <text:p text:style-name="P1"><text:soft-page-break/>09/03/15 9:49:45 pm: Ayu New: Alright than lets plan for goa</text:p>
      <text:p text:style-name="P1">09/03/15 9:49:56 pm: Shridhar: Oky</text:p>
      <text:p text:style-name="P1">09/03/15 9:50:01 pm: Ayu New: April pachi i ll do all the bookings for me u n malav</text:p>
      <text:p text:style-name="P1">09/03/15 9:50:28 pm: Shridhar: Oky</text:p>
      <text:p text:style-name="P1">09/03/15 9:52:27 pm: Shridhar: Don do the hotel bookings now</text:p>
      <text:p text:style-name="P1">09/03/15 9:52:34 pm: Shridhar: In April</text:p>
      <text:p text:style-name="P1">09/03/15 9:52:49 pm: Shridhar: Offers avati hoi 6e</text:p>
      <text:p text:style-name="P1">09/03/15 9:52:57 pm: Ayu New: Okay</text:p>
      <text:p text:style-name="P1">09/03/15 9:53:21 pm: Ayu New: Will it be cold in jan</text:p>
      <text:p text:style-name="P1">09/03/15 9:53:24 pm: Ayu New: In goa</text:p>
      <text:p text:style-name="P1">09/03/15 10:01:04 pm: Ayu New: Y don't you sound happy</text:p>
      <text:p text:style-name="P1">09/03/15 10:01:23 pm: Shridhar: Na re moderate ase</text:p>
      <text:p text:style-name="P1">09/03/15 10:01:33 pm: Shridhar: I m playing badminton</text:p>
      <text:p text:style-name="P1">09/03/15 10:02:40 pm: Shridhar: Bolo ave</text:p>
      <text:p text:style-name="P1">09/03/15 10:02:51 pm: Ayu New: U and badminton</text:p>
      <text:p text:style-name="P1">09/03/15 10:02:59 pm: Shridhar: Lol</text:p>
      <text:p text:style-name="P1">09/03/15 10:03:03 pm: Ayu New: U were never good at it</text:p>
      <text:p text:style-name="P1">09/03/15 10:03:10 pm: Shridhar: Timepass la ave in rushabh's garden</text:p>
      <text:p text:style-name="P1">09/03/15 10:03:48 pm: Ayu New: Teach me volleyball with proper body to body biomechanics</text:p>
      <text:p text:style-name="P1">09/03/15 10:04:01 pm: Shridhar: Oky</text:p>
      <text:p text:style-name="P1">09/03/15 10:04:12 pm: Shridhar: Tya ayine Sunday to Sunday session</text:p>
      <text:p text:style-name="P1">09/03/15 10:04:32 pm: Ayu New: Where in bedroom</text:p>
      <text:p text:style-name="P1">09/03/15 10:04:38 pm: Ayu New: Or sofa</text:p>
      <text:p text:style-name="P1">09/03/15 10:05:00 pm: Shridhar: Nope garden ma</text:p>
      <text:p text:style-name="P1">09/03/15 10:05:12 pm: Ayu New: Garden sex</text:p>
      <text:p text:style-name="P1">09/03/15 10:05:21 pm: Ayu New: Y do u want to make it public</text:p>
      <text:p text:style-name="P1">09/03/15 10:06:07 pm: Shridhar: Alya volley ball</text:p>
      <text:p text:style-name="P1">09/03/15 10:06:34 pm: Ayu New: Don't u understand when i said body to body biomechanics</text:p>
      <text:p text:style-name="P1">09/03/15 10:07:37 pm: Shridhar: Well tat body to body we will do everyday in room</text:p>
      <text:p text:style-name="P1">09/03/15 10:07:43 pm: Shridhar: But volleyball on Sunday</text:p>
      <text:p text:style-name="P1">09/03/15 10:08:19 pm: Ayu New: U thought i was intrested in volleyball</text:p>
      <text:p text:style-name="P1">09/03/15 10:08:35 pm: Shridhar: Ya bcoz u were when in school</text:p>
      <text:p text:style-name="P1">09/03/15 10:08:36 pm: Ayu New: I m intrested in ur balls</text:p>
      <text:p text:style-name="P1">09/03/15 10:09:04 pm: Shridhar: It's only urs Hun bija koi no haq nathi ema par but u</text:p>
      <text:p text:style-name="P1">09/03/15 10:10:00 pm: Ayu New: &lt;image omitted&gt;</text:p>
      <text:p text:style-name="P1">09/03/15 10:10:05 pm: Ayu New: I m getting this for u</text:p>
      <text:p text:style-name="P1">09/03/15 10:10:19 pm: Shridhar: Okay babes</text:p>
      <text:p text:style-name="P1">09/03/15 10:10:39 pm: Shridhar: As u in mood do a ft for 5mins </text:p>
      <text:p text:style-name="P1">09/03/15 10:33:53 pm: Ayu New: I m talking to mom</text:p>
      <text:p text:style-name="P1">09/03/15 10:33:58 pm: Ayu New: Go to bed</text:p>
      <text:p text:style-name="P1">09/03/15 10:34:04 pm: Ayu New: Wet dreams</text:p>
      <text:p text:style-name="P1">09/03/15 10:34:21 pm: Ayu New: If ur awake i ll text</text:p>
      <text:p text:style-name="P1">09/03/15 10:34:29 pm: Shridhar: Okay</text:p>
      <text:p text:style-name="P1">09/03/15 10:34:41 pm: Shridhar: 😘😘😘</text:p>
      <text:p text:style-name="P1">09/03/15 10:34:44 pm: Shridhar: Mwaaah</text:p>
      <text:p text:style-name="P1">09/03/15 10:34:47 pm: Shridhar: Gd8</text:p>
      <text:p text:style-name="P1">09/03/15 10:37:35 pm: Shridhar: Mwaaaahhhh</text:p>
      <text:p text:style-name="P1">09/03/15 10:37:59 pm: Ayu New: Mwuahh</text:p>
      <text:p text:style-name="P1">10/03/15 2:16:53 am: Ayu New: http://www.bridalguide.com/beauty-health/health/wellness/wedding-night-sex?page=2</text:p>
      <text:p text:style-name="P1">10/03/15 6:11:18 am: Shridhar: Gm</text:p>
      <text:p text:style-name="P1">10/03/15 6:43:34 am: Shridhar: Wr u Hun</text:p>
      <text:p text:style-name="P1">10/03/15 6:44:01 am: Ayu New: I m out in dinner withjd</text:p>
      <text:p text:style-name="P1">10/03/15 6:44:06 am: Ayu New: Wait brb</text:p>
      <text:p text:style-name="P1">10/03/15 7:23:33 am: Ayu New: Need to talk</text:p>
      <text:p text:style-name="P1">10/03/15 7:23:45 am: Ayu New: Asap</text:p>
      <text:p text:style-name="P1"><text:soft-page-break/>10/03/15 7:27:14 am: Shridhar: Bol</text:p>
      <text:p text:style-name="P1">10/03/15 7:28:14 am: Ayu New: I need fee documents</text:p>
      <text:p text:style-name="P1">10/03/15 7:28:23 am: Ayu New: I need to file taxes claiming u dependent</text:p>
      <text:p text:style-name="P1">10/03/15 7:28:48 am: Shridhar: Wat documents u need of mine</text:p>
      <text:p text:style-name="P1">10/03/15 7:29:00 am: Shridhar: I m still not dependent on u as of now ne</text:p>
      <text:p text:style-name="P1">10/03/15 7:29:07 am: Ayu New: I need ur passport copy , marraige certificate copy , ur annual salary stating document and ur health insurance document</text:p>
      <text:p text:style-name="P1">10/03/15 7:29:10 am: Shridhar: Can u show tat as I m not there na</text:p>
      <text:p text:style-name="P1">10/03/15 7:29:28 am: Shridhar: I don't have a health insurance</text:p>
      <text:p text:style-name="P1">10/03/15 7:29:35 am: Ayu New: I need ur itin number i am claiming u so that i get more refund noe</text:p>
      <text:p text:style-name="P1">10/03/15 7:29:44 am: Ayu New: If u don't have that's fine</text:p>
      <text:p text:style-name="P1">10/03/15 7:29:48 am: Ayu New: But send others</text:p>
      <text:p text:style-name="P1">10/03/15 7:29:57 am: Shridhar: Ya okay mail kari dais</text:p>
      <text:p text:style-name="P1">10/03/15 7:30:12 am: Ayu New: I need it by tomorrow evening my evening</text:p>
      <text:p text:style-name="P1">10/03/15 7:30:31 am: Shridhar: Okay toh watsapp kari dais</text:p>
      <text:p text:style-name="P1">10/03/15 7:30:37 am: Ayu New: I have appointment with this lady who does this particular cases so i need it before i meet her</text:p>
      <text:p text:style-name="P1">10/03/15 7:30:39 am: Shridhar: Ane mail pan</text:p>
      <text:p text:style-name="P1">10/03/15 7:30:39 am: Ayu New: No</text:p>
      <text:p text:style-name="P1">10/03/15 7:30:47 am: Ayu New: Email me hu print kari dais</text:p>
      <text:p text:style-name="P1">10/03/15 7:31:29 am: Shridhar: Ya okay</text:p>
      <text:p text:style-name="P1">10/03/15 7:31:32 am: Shridhar: U back home,</text:p>
      <text:p text:style-name="P1">10/03/15 7:31:40 am: Ayu New: Yeah just got back home</text:p>
      <text:p text:style-name="P1">10/03/15 7:32:01 am: Shridhar: Okay m riding to office ft u after reaching</text:p>
      <text:p text:style-name="P1">10/03/15 7:32:17 am: Ayu New: If i m awake</text:p>
      <text:p text:style-name="P1">10/03/15 7:32:30 am: Shridhar: Ya oky</text:p>
      <text:p text:style-name="P1">10/03/15 7:32:47 am: Ayu New: But don't forget to send all this wihout fail</text:p>
      <text:p text:style-name="P1">10/03/15 7:32:58 am: Shridhar: Ya</text:p>
      <text:p text:style-name="P1">10/03/15 7:33:01 am: Ayu New: And passport par nasm che a j spelling lakhais</text:p>
      <text:p text:style-name="P1">10/03/15 7:33:36 am: Shridhar: Ya</text:p>
      <text:p text:style-name="P1">10/03/15 7:45:12 am: Ayu New: http://www.zillow.com/homedetails/11823-Parkriver-Dr-Houston-TX-77070/28449239_zpid/</text:p>
      <text:p text:style-name="P1">10/03/15 7:45:24 am: Ayu New: Fuck my dream mansion in houston texas</text:p>
      <text:p text:style-name="P1">10/03/15 7:45:40 am: Ayu New: I am ready to give physics test too for this mansion</text:p>
      <text:p text:style-name="P1">10/03/15 7:47:04 am: Ayu New: We can easily buy this it's just $649,000 and 2000-3000$ per month mortgage notbaf</text:p>
      <text:p text:style-name="P1">10/03/15 8:02:41 am: Shridhar: U there</text:p>
      <text:p text:style-name="P1">10/03/15 8:13:40 am: Ayu New: <text:span text:style-name="T1">ya</text:span></text:p>
      <text:p text:style-name="P1">10/03/15 8:14:13 am: Shridhar: <text:span text:style-name="T1">callin u</text:span></text:p>
      <text:p text:style-name="P1">10/03/15 8:14:18 am: Ayu New: <text:span text:style-name="T1">k</text:span></text:p>
      <text:p text:style-name="P1"/>
      <text:p text:style-name="P1">11/03/15 6:11:09 am: Shridhar: Gm</text:p>
      <text:p text:style-name="P1">11/03/15 7:03:55 am: Ayu New: Hey hun</text:p>
      <text:p text:style-name="P1">11/03/15 7:53:02 am: Shridhar: Hello</text:p>
      <text:p text:style-name="P1">11/03/15 7:53:05 am: Shridhar: Bolo</text:p>
      <text:p text:style-name="P1">11/03/15 8:18:30 am: Ayu New: Tell me some guy talk</text:p>
      <text:p text:style-name="P1">11/03/15 8:18:43 am: Ayu New: I mean something men talk about their wives or gf's</text:p>
      <text:p text:style-name="P1">11/03/15 8:19:19 am: Shridhar: We don't tak about wives or gf's</text:p>
      <text:p text:style-name="P1">11/03/15 8:19:27 am: Ayu New: Than ur not a man</text:p>
      <text:p text:style-name="P1">11/03/15 8:19:32 am: Shridhar: Ya rite</text:p>
      <text:p text:style-name="P1">11/03/15 8:19:46 am: Ayu New: Please tell</text:p>
      <text:p text:style-name="P1">11/03/15 8:20:07 am: Ayu New: Don't tell me u never talk about me or noone else talks about their wives</text:p>
      <text:p text:style-name="P1">11/03/15 8:20:20 am: Ayu New: Kasu khrab nai pan something saru or whatever</text:p>
      <text:p text:style-name="P1">11/03/15 8:21:18 am: Ayu New: I won't get upset</text:p>
      <text:p text:style-name="P1">11/03/15 8:21:23 am: Ayu New: Tell me</text:p>
      <text:p text:style-name="P1">11/03/15 8:21:30 am: Ayu New: I promise I won't get upset</text:p>
      <text:p text:style-name="P1">11/03/15 8:21:32 am: Shridhar: Pan sachu we don tak baby seriously Kau 6u</text:p>
      <text:p text:style-name="P1"><text:soft-page-break/>11/03/15 8:21:59 am: Shridhar: We only pull the legs like remember how rushabh was pulling urs when u came</text:p>
      <text:p text:style-name="P1">11/03/15 8:22:54 am: Ayu New: Yeah</text:p>
      <text:p text:style-name="P1">11/03/15 8:23:04 am: Ayu New: He does that everyday he calls me his maal</text:p>
      <text:p text:style-name="P1">11/03/15 8:23:16 am: Ayu New: Ans himself a maal too</text:p>
      <text:p text:style-name="P1">11/03/15 8:23:24 am: Shridhar: Hahahaha</text:p>
      <text:p text:style-name="P1">11/03/15 8:23:52 am: Shridhar: I started callin pinku maal</text:p>
      <text:p text:style-name="P1">So she is like as u are calling me maal ave I have to reduce</text:p>
      <text:p text:style-name="P1">11/03/15 8:24:03 am: Shridhar: Hahaha and she started dieting</text:p>
      <text:p text:style-name="P1">11/03/15 8:24:01 am: Ayu New: &lt;image omitted&gt;</text:p>
      <text:p text:style-name="P1">11/03/15 8:24:11 am: Ayu New: Lol</text:p>
      <text:p text:style-name="P1">11/03/15 8:24:16 am: Ayu New: See read this</text:p>
      <text:p text:style-name="P1">11/03/15 8:24:29 am: Shridhar: Ha wait let it download</text:p>
      <text:p text:style-name="P1">11/03/15 8:24:37 am: Ayu New: He is shridhar ne na kehti i call u maal nai toh mari jode vaat nai karva de</text:p>
      <text:p text:style-name="P1">11/03/15 8:25:21 am: Shridhar: Hahahaha</text:p>
      <text:p text:style-name="P1">11/03/15 8:25:57 am: Ayu New: Mane keh tu tara var ne chhod hu pinku ne pachi apde beu bhagi jai a</text:p>
      <text:p text:style-name="P1">11/03/15 8:26:11 am: Shridhar: Hahaha</text:p>
      <text:p text:style-name="P1">11/03/15 8:26:46 am: Ayu New: &lt;image omitted&gt;</text:p>
      <text:p text:style-name="P1">11/03/15 8:26:48 am: Ayu New: U look maal here</text:p>
      <text:p text:style-name="P1">11/03/15 8:27:09 am: Shridhar: Ya rite I look pathetic</text:p>
      <text:p text:style-name="P1">11/03/15 8:27:22 am: Ayu New: U look kissable</text:p>
      <text:p text:style-name="P1">11/03/15 8:27:46 am: Shridhar: No ways</text:p>
      <text:p text:style-name="P1">11/03/15 8:27:50 am: Shridhar: I look pathetic</text:p>
      <text:p text:style-name="P1">11/03/15 8:28:40 am: Ayu New: &lt;image omitted&gt;</text:p>
      <text:p text:style-name="P1">11/03/15 8:28:43 am: Ayu New: Ur maal</text:p>
      <text:p text:style-name="P1">11/03/15 8:29:39 am: Ayu New: &lt;image omitted&gt;</text:p>
      <text:p text:style-name="P1">11/03/15 8:31:52 am: Shridhar: Oh la la</text:p>
      <text:p text:style-name="P1">11/03/15 8:31:55 am: Shridhar: My maal</text:p>
      <text:p text:style-name="P1">11/03/15 8:32:03 am: Shridhar: Mwaaah</text:p>
      <text:p text:style-name="P1">11/03/15 8:33:28 am: Ayu New: Emnem bole che</text:p>
      <text:p text:style-name="P1">11/03/15 8:33:41 am: Shridhar: Gand tari emnum vari</text:p>
      <text:p text:style-name="P1">11/03/15 8:33:57 am: Ayu New: U don't feel i m maal u find others pretty</text:p>
      <text:p text:style-name="P1">11/03/15 8:34:00 am: Ayu New: But me</text:p>
      <text:p text:style-name="P1">11/03/15 8:35:18 am: Shridhar: I find u pretty and maal</text:p>
      <text:p text:style-name="P1">11/03/15 8:35:48 am: Ayu New: Liar liar pants on fire</text:p>
      <text:p text:style-name="P1">11/03/15 8:36:24 am: Ayu New: &lt;image omitted&gt;</text:p>
      <text:p text:style-name="P1">11/03/15 8:36:36 am: Ayu New: I am going this short after wedding</text:p>
      <text:p text:style-name="P1">11/03/15 8:37:24 am: Shridhar: Yup but same style</text:p>
      <text:p text:style-name="P1">11/03/15 8:37:56 am: Ayu New: Yes ofcourse</text:p>
      <text:p text:style-name="P1">11/03/15 8:38:31 am: Ayu New: &lt;image omitted&gt;</text:p>
      <text:p text:style-name="P1">11/03/15 8:38:39 am: Ayu New: Don't u like women with this short hair</text:p>
      <text:p text:style-name="P1">11/03/15 8:38:45 am: Shridhar: Nope</text:p>
      <text:p text:style-name="P1">11/03/15 8:38:47 am: Ayu New: Y</text:p>
      <text:p text:style-name="P1">11/03/15 8:38:52 am: Ayu New: They give u complex</text:p>
      <text:p text:style-name="P1">11/03/15 8:39:05 am: Shridhar: Na Nthin like tat but don like them somehow</text:p>
      <text:p text:style-name="P1">11/03/15 8:39:15 am: Ayu New: How long u like my hair</text:p>
      <text:p text:style-name="P1">11/03/15 8:39:39 am: Ayu New: Forget mine how long do u like woman's hair</text:p>
      <text:p text:style-name="P1">11/03/15 8:39:49 am: Ayu New: I mean what kind of hair u want in a woman</text:p>
      <text:p text:style-name="P1">11/03/15 8:41:47 am: Shridhar: I like the length till the bra button behind</text:p>
      <text:p text:style-name="P1">11/03/15 8:42:01 am: Shridhar: &lt;image omitted&gt;</text:p>
      <text:p text:style-name="P1">11/03/15 8:42:01 am: Ayu New: Not more than that</text:p>
      <text:p text:style-name="P1">11/03/15 8:42:10 am: Shridhar: This ones</text:p>
      <text:p text:style-name="P1">11/03/15 8:42:28 am: Ayu New: My hair are las long as that</text:p>
      <text:p text:style-name="P1">11/03/15 8:42:38 am: Shridhar: I know tat Hun</text:p>
      <text:p text:style-name="P1">11/03/15 8:42:48 am: Ayu New: When I straighten it , it goes <text:s/>3 inches beyond bra button</text:p>
      <text:p text:style-name="P1">11/03/15 8:43:01 am: Shridhar: Yup I like them</text:p>
      <text:p text:style-name="P1"><text:soft-page-break/>11/03/15 8:43:04 am: Ayu New: What kind of women u find sexy</text:p>
      <text:p text:style-name="P1">11/03/15 8:43:32 am: Shridhar: Healthy</text:p>
      <text:p text:style-name="P1">11/03/15 8:43:46 am: Shridhar: Like u</text:p>
      <text:p text:style-name="P1">11/03/15 8:43:55 am: Ayu New: I knew that ur making up</text:p>
      <text:p text:style-name="P1">11/03/15 8:44:07 am: Shridhar: Nope I m seriously tellin</text:p>
      <text:p text:style-name="P1">11/03/15 8:44:06 am: Ayu New: No man finds his wan sexy</text:p>
      <text:p text:style-name="P1">11/03/15 8:44:13 am: Shridhar: I do</text:p>
      <text:p text:style-name="P1">11/03/15 8:44:20 am: Ayu New: U don't even turn on</text:p>
      <text:p text:style-name="P1">11/03/15 8:44:37 am: Shridhar: I get turned on seeing u common u know tat</text:p>
      <text:p text:style-name="P1">11/03/15 8:45:05 am: Ayu New: Shridhar i can guve tonns of examples</text:p>
      <text:p text:style-name="P1">11/03/15 8:45:53 am: Shridhar: Then y do u think I urge to FaceTime to see u obv</text:p>
      <text:p text:style-name="P1">11/03/15 8:46:17 am: Ayu New: When i m in bath tib with u on bed with u , u don't even touch me</text:p>
      <text:p text:style-name="P1">11/03/15 8:46:29 am: Shridhar: Bull shot</text:p>
      <text:p text:style-name="P1">11/03/15 8:47:02 am: Shridhar: Okay I vakhte joje toh I will be fully recharged ane do u everyday after marriage</text:p>
      <text:p text:style-name="P1">11/03/15 8:47:33 am: Ayu New: I ll see that u never initiate</text:p>
      <text:p text:style-name="P1">11/03/15 8:48:01 am: Shridhar: I will initiate</text:p>
      <text:p text:style-name="P1">11/03/15 8:49:48 am: Ayu New: Yeah women like suprised in bed</text:p>
      <text:p text:style-name="P1">11/03/15 8:50:10 am: Ayu New: Be it stripping her and other stuffs</text:p>
      <text:p text:style-name="P1">11/03/15 8:50:31 am: Shridhar: Okay I will surprise u this time u better be ready</text:p>
      <text:p text:style-name="P1">11/03/15 8:50:39 am: Shridhar: I serious Hun</text:p>
      <text:p text:style-name="P1">11/03/15 8:51:01 am: Ayu New: Which of my move in bed turns u on</text:p>
      <text:p text:style-name="P1">11/03/15 8:51:16 am: Ayu New: And when do you find me sexiest on bed</text:p>
      <text:p text:style-name="P1">11/03/15 8:51:49 am: Shridhar: When u climb on me and go on kissing me and and then playing with my balls and the small blow job u give</text:p>
      <text:p text:style-name="P1">11/03/15 8:52:10 am: Ayu New: That's it</text:p>
      <text:p text:style-name="P1">11/03/15 8:52:32 am: Shridhar: Wait there is more</text:p>
      <text:p text:style-name="P1">11/03/15 8:52:40 am: Ayu New: That is something that turns u on!! Which means any women who can do this will turn u on</text:p>
      <text:p text:style-name="P1">11/03/15 8:52:41 am: Shridhar: The kissin we start with ur ass</text:p>
      <text:p text:style-name="P1">11/03/15 8:52:55 am: Shridhar: Ur hair ur face</text:p>
      <text:p text:style-name="P1">11/03/15 8:53:29 am: Shridhar: Well wat turns u on</text:p>
      <text:p text:style-name="P1">11/03/15 8:54:35 am: Ayu New: Nothing</text:p>
      <text:p text:style-name="P1">11/03/15 8:54:53 am: Shridhar: 😡😡</text:p>
      <text:p text:style-name="P1">11/03/15 8:57:01 am: Ayu New: When ur wrapped in towel after a steam bath with sexy cologne on with musculine body</text:p>
      <text:p text:style-name="P1">11/03/15 8:58:03 am: Ayu New: That's my turn on and that's exactly when i feel u should push me in the bed and start foreplay</text:p>
      <text:p text:style-name="P1">11/03/15 8:58:14 am: Shridhar: Okay point noted mam</text:p>
      <text:p text:style-name="P1">11/03/15 8:58:36 am: Ayu New: Su point noted i have told u this n number of times</text:p>
      <text:p text:style-name="P1">11/03/15 8:59:07 am: Ayu New: Every men i know must have thought of having sex with me once but u don't even touch me when i am with u</text:p>
      <text:p text:style-name="P1">11/03/15 8:59:18 am: Shridhar: Ya I know tat Hun but I usually go for bath when we are leaving somewhere and u are getting dressed so I don start the foreplay</text:p>
      <text:p text:style-name="P1">11/03/15 9:01:54 am: Shridhar: I m sorry for that seriously</text:p>
      <text:p text:style-name="P1">11/03/15 9:02:39 am: Ayu New: It is ine of those things i will not forget</text:p>
      <text:p text:style-name="P1">11/03/15 9:02:59 am: Shridhar: I will make it up for it I hope u forget tat</text:p>
      <text:p text:style-name="P1">11/03/15 9:03:20 am: Ayu New: Nokia 130 is just for 1600 bucks</text:p>
      <text:p text:style-name="P1">11/03/15 9:03:38 am: Ayu New: Can u buy 3 phone for me</text:p>
      <text:p text:style-name="P1">11/03/15 9:03:45 am: Ayu New: Paisa apu</text:p>
      <text:p text:style-name="P1">11/03/15 9:03:48 am: Shridhar: I have urs</text:p>
      <text:p text:style-name="P1">11/03/15 9:03:53 am: Shridhar: Then y 3 more?</text:p>
      <text:p text:style-name="P1">11/03/15 9:15:36 am: Ayu New: I earn good don't worry</text:p>
      <text:p text:style-name="P1">11/03/15 9:16:55 am: Shridhar: Em nai baby but u will need something in hand na etle I told u earn relle well so chill</text:p>
      <text:p text:style-name="P1">11/03/15 9:17:22 am: Ayu New: http://www.zillow.com/homedetails/11823-Parkriver-Dr-Houston-TX-77070/28449239_zpid/</text:p>
      <text:p text:style-name="P1">11/03/15 9:17:29 am: Ayu New: I am obsessed with this house</text:p>
      <text:p text:style-name="P1"><text:soft-page-break/>11/03/15 9:17:34 am: Ayu New: Iwant this house</text:p>
      <text:p text:style-name="P1">11/03/15 9:17:41 am: Shridhar: We will get it</text:p>
      <text:p text:style-name="P1">11/03/15 9:17:43 am: Ayu New: It's for only 649,000</text:p>
      <text:p text:style-name="P1">11/03/15 9:17:51 am: Ayu New: No u have to look at it</text:p>
      <text:p text:style-name="P1">11/03/15 9:17:55 am: Ayu New: It's fucking huge</text:p>
      <text:p text:style-name="P1">11/03/15 9:17:58 am: Ayu New: In houstone</text:p>
      <text:p text:style-name="P1">11/03/15 9:18:05 am: Ayu New: Good area good schooks</text:p>
      <text:p text:style-name="P1">11/03/15 9:18:16 am: Ayu New: Fucking huge i mean really huge just look at it</text:p>
      <text:p text:style-name="P1">11/03/15 9:18:45 am: Ayu New: Look at the size of master bathroom i would literally live in there</text:p>
      <text:p text:style-name="P1">11/03/15 9:20:45 am: Shridhar: It's fucking amazing</text:p>
      <text:p text:style-name="P1">11/03/15 9:20:55 am: Shridhar: I loved it</text:p>
      <text:p text:style-name="P1">11/03/15 9:21:21 am: Ayu New: And with the income we make we can definitely afford ut</text:p>
      <text:p text:style-name="P1">11/03/15 9:21:28 am: Ayu New: It's cheap for that kinda house</text:p>
      <text:p text:style-name="P1">11/03/15 9:22:00 am: Ayu New: If u get me this house i will give u body massage everyday without complaining</text:p>
      <text:p text:style-name="P1">11/03/15 9:22:24 am: Shridhar: Ya I'll get u</text:p>
      <text:p text:style-name="P1">11/03/15 9:22:35 am: Ayu New: For free massage</text:p>
      <text:p text:style-name="P1">11/03/15 9:22:48 am: Ayu New: I mean u will not even know kaya cornir i am cheating on u</text:p>
      <text:p text:style-name="P1">11/03/15 9:22:49 am: Shridhar: No bcoz u loved it</text:p>
      <text:p text:style-name="P1">11/03/15 9:23:02 am: Shridhar: And I love u</text:p>
      <text:p text:style-name="P1">11/03/15 5:00:21 pm: Shridhar: Gm</text:p>
      <text:p text:style-name="P1">11/03/15 7:59:57 pm: Ayu New: I love you like crazy baby</text:p>
      <text:p text:style-name="P1">11/03/15 8:00:12 pm: Shridhar: Love u 2 baby</text:p>
      <text:p text:style-name="P1">11/03/15 8:44:05 pm: Ayu New: I want to kiss u n make love mwuahh</text:p>
      <text:p text:style-name="P1">11/03/15 9:49:25 pm: Shridhar: I m waiting</text:p>
      <text:p text:style-name="P1">11/03/15 10:03:31 pm: Ayu New: Yea right liar</text:p>
      <text:p text:style-name="P1">11/03/15 10:04:06 pm: Shridhar: I m seriously waiting babes</text:p>
      <text:p text:style-name="P1">11/03/15 10:04:24 pm: Ayu New: U don't do anything when i am there</text:p>
      <text:p text:style-name="P1">11/03/15 10:04:39 pm: Ayu New: I doubt on ur testosterone output</text:p>
      <text:p text:style-name="P1">11/03/15 10:04:51 pm: Shridhar: Arey babes</text:p>
      <text:p text:style-name="P1">11/03/15 10:05:06 pm: Shridhar: Okay aa vakhte joje baby</text:p>
      <text:p text:style-name="P1">11/03/15 10:06:34 pm: Ayu New: I ll see how bad u can be</text:p>
      <text:p text:style-name="P1">11/03/15 10:06:45 pm: Shridhar: Okay</text:p>
      <text:p text:style-name="P1">11/03/15 10:06:57 pm: Shridhar: I went to mirch masala with Dharti</text:p>
      <text:p text:style-name="P1">11/03/15 10:07:38 pm: Ayu New: Yeah i miss chicken and mutton from mirch masala</text:p>
      <text:p text:style-name="P1">11/03/15 10:08:09 pm: Ayu New: D invited me this weekend i told u right he said ai we will go kase khava bava</text:p>
      <text:p text:style-name="P1">11/03/15 10:09:02 pm: Shridhar: Ya u told</text:p>
      <text:p text:style-name="P1">11/03/15 10:09:14 pm: Shridhar: We are gna watch nh10 in Friday</text:p>
      <text:p text:style-name="P1">11/03/15 10:09:35 pm: Ayu New: Oh okay</text:p>
      <text:p text:style-name="P1">11/03/15 10:09:42 pm: Ayu New: Ur mom must be happy to see her</text:p>
      <text:p text:style-name="P1">11/03/15 10:09:55 pm: Shridhar: Ya she was</text:p>
      <text:p text:style-name="P1">11/03/15 10:10:12 pm: Shridhar: I dropped her at our home and came to rushabh's gng back now</text:p>
      <text:p text:style-name="P1">11/03/15 10:10:41 pm: Ayu New: Hmm</text:p>
      <text:p text:style-name="P1">11/03/15 10:10:58 pm: Shridhar: Lunch break 6e?</text:p>
      <text:p text:style-name="P1">11/03/15 10:11:05 pm: Ayu New: Yeah</text:p>
      <text:p text:style-name="P1">11/03/15 10:11:17 pm: Shridhar: Wat u having</text:p>
      <text:p text:style-name="P1">11/03/15 10:11:20 pm: Ayu New: I made chole</text:p>
      <text:p text:style-name="P1">11/03/15 10:11:20 pm: Ayu New: &lt;image omitted&gt;</text:p>
      <text:p text:style-name="P1">11/03/15 10:11:36 pm: Shridhar: Wow</text:p>
      <text:p text:style-name="P1">11/03/15 10:11:41 pm: Shridhar: Puri ke roti?</text:p>
      <text:p text:style-name="P1">11/03/15 10:12:03 pm: Ayu New: I suck at making puris thy is one thing I can't make</text:p>
      <text:p text:style-name="P1">11/03/15 10:12:17 pm: Ayu New: I did disaster yesterday puri didn't blow up</text:p>
      <text:p text:style-name="P1">11/03/15 10:12:27 pm: Ayu New: I mean puff up</text:p>
      <text:p text:style-name="P1">11/03/15 10:12:38 pm: Shridhar: Oh okay ayi jase dhire dhire</text:p>
      <text:p text:style-name="P1"><text:soft-page-break/>11/03/15 10:12:45 pm: Shridhar: Don worry</text:p>
      <text:p text:style-name="P1">11/03/15 10:14:30 pm: Ayu New: I don't care na ave toh i ll have u make it</text:p>
      <text:p text:style-name="P1">11/03/15 10:14:55 pm: Shridhar: Okay evu karje babes</text:p>
      <text:p text:style-name="P1">11/03/15 10:15:18 pm: Ayu New: Sooo</text:p>
      <text:p text:style-name="P1">11/03/15 10:15:30 pm: Ayu New: Talking about sex i miss ur penis</text:p>
      <text:p text:style-name="P1">11/03/15 10:23:26 pm: Ayu New: Heyyyyyyyy</text:p>
      <text:p text:style-name="P1">11/03/15 10:23:31 pm: Ayu New: Helllooo</text:p>
      <text:p text:style-name="P1">11/03/15 10:23:50 pm: Shridhar: Ya sexy driving</text:p>
      <text:p text:style-name="P1">11/03/15 10:23:59 pm: Ayu New: Okay</text:p>
      <text:p text:style-name="P1">11/03/15 10:39:31 pm: Ayu New: Mwuahh</text:p>
      <text:p text:style-name="P1">11/03/15 10:39:49 pm: Shridhar: Mwaaah</text:p>
      <text:p text:style-name="P1">11/03/15 10:45:15 pm: Ayu New: I wanna have sex</text:p>
      <text:p text:style-name="P1">11/03/15 10:45:35 pm: Shridhar: We can <text:span text:style-name="T1">do</text:span> FaceTime</text:p>
      <text:p text:style-name="P1">11/03/15 10:47:12 pm: Ayu New: Right now I would have but i m at work</text:p>
      <text:p text:style-name="P1">11/03/15 10:47:27 pm: Shridhar: Okay then let's do it tonite</text:p>
      <text:p text:style-name="P1">11/03/15 10:47:33 pm: Shridhar: Be prepared</text:p>
      <text:p text:style-name="P1">11/03/15 10:48:27 pm: Ayu New: I have to study n when u have to do u don't touch me</text:p>
      <text:p text:style-name="P1">11/03/15 10:48:35 pm: Ayu New: Men should be wild on bed</text:p>
      <text:p text:style-name="P1">11/03/15 10:48:39 pm: Shridhar: Yes I do</text:p>
      <text:p text:style-name="P1">11/03/15 10:48:49 pm: Shridhar: Ya u study and we will do <text:span text:style-name="T1">f</text:span>t before u sleep</text:p>
      <text:p text:style-name="P1">11/03/15 10:49:03 pm: Ayu New: Bye Mwuahh</text:p>
      <text:p text:style-name="P1">11/03/15 10:49:10 pm: Shridhar: Mwaaah</text:p>
      <text:p text:style-name="P1">12/03/15 4:02:50 am: Ayu New: Misshing u shoooo much</text:p>
      <text:p text:style-name="P1">12/03/15 5:52:44 am: Ayu New: Thought of u in bed makes me fucking hungry</text:p>
      <text:p text:style-name="P1">12/03/15 5:52:57 am: Ayu New: &lt;image omitted&gt;</text:p>
      <text:p text:style-name="P1">12/03/15 6:00:55 am: Shridhar: Eat me baby</text:p>
      <text:p text:style-name="P1">12/03/15 6:00:56 am: Shridhar: Gm</text:p>
      <text:p text:style-name="P1">12/03/15 6:01:09 am: Ayu New: I so want u now</text:p>
      <text:p text:style-name="P1">12/03/15 6:01:18 am: Ayu New: U know after sex i eat more than u do</text:p>
      <text:p text:style-name="P1">12/03/15 6:01:32 am: Shridhar: Ya baby FaceTime </text:p>
      <text:p text:style-name="P1">12/03/15 6:01:34 am: Ayu New: I anyway eat more than <text:span text:style-name="T1">u</text:span></text:p>
      <text:p text:style-name="P1">12/03/15 6:02:02 am: Ayu New: Na i am not dressed properly i look crap</text:p>
      <text:p text:style-name="P1">12/03/15 6:02:23 am: Shridhar: Ane not now after sometime babes</text:p>
      <text:p text:style-name="P1">12/03/15 6:02:58 am: Ayu New: What in ur office</text:p>
      <text:p text:style-name="P1">12/03/15 6:03:00 am: Ayu New: No</text:p>
      <text:p text:style-name="P1">12/03/15 6:03:16 am: Shridhar: No one is in office when I go so chill</text:p>
      <text:p text:style-name="P1">12/03/15 6:03:17 am: Ayu New: People will get a phone girl too</text:p>
      <text:p text:style-name="P1">12/03/15 6:03:50 am: Ayu New: Y r u so ujro</text:p>
      <text:p text:style-name="P1">12/03/15 6:03:58 am: Shridhar: Just took bath</text:p>
      <text:p text:style-name="P1">12/03/15 6:04:20 am: Ayu New: Thodo smile kar</text:p>
      <text:p text:style-name="P1">12/03/15 6:22:19 am: Shridhar: Bolo</text:p>
      <text:p text:style-name="P1">12/03/15 6:24:12 am: Ayu New: I don't want to facetime</text:p>
      <text:p text:style-name="P1">12/03/15 6:24:18 am: Ayu New: Because than I can't sleep</text:p>
      <text:p text:style-name="P1">12/03/15 6:24:26 am: Shridhar: Y can't u sleep</text:p>
      <text:p text:style-name="P1">12/03/15 6:24:47 am: Ayu New: Because i miss u than</text:p>
      <text:p text:style-name="P1">12/03/15 6:25:03 am: Shridhar: U will get a better sleep</text:p>
      <text:p text:style-name="P1">12/03/15 6:27:06 am: Shridhar: Study for an hour then we will</text:p>
      <text:p text:style-name="P1">Do ft</text:p>
      <text:p text:style-name="P1">12/03/15 7:30:14 am: Ayu New: &lt;image omitted&gt;</text:p>
      <text:p text:style-name="P1">12/03/15 7:30:17 am: Ayu New: &lt;image omitted&gt;</text:p>
      <text:p text:style-name="P1">12/03/15 7:30:20 am: Ayu New: &lt;image omitted&gt;</text:p>
      <text:p text:style-name="P1">12/03/15 7:42:24 am: Shridhar: Let's do it</text:p>
      <text:p text:style-name="P1">12/03/15 7:50:27 am: Shridhar: Let's do it babes</text:p>
      <text:p text:style-name="P1">12/03/15 7:50:36 am: Ayu New: Wait</text:p>
      <text:p text:style-name="P1">12/03/15 8:35:18 am: Ayu New: He finally downloaded tinder</text:p>
      <text:p text:style-name="P1">12/03/15 8:35:45 am: Shridhar: Hahaha okay</text:p>
      <text:p text:style-name="P1">12/03/15 8:06:32 pm: Shridhar: Gm sexy</text:p>
      <text:p text:style-name="P1">12/03/15 8:12:08 pm: Ayu New: Me? Sexy?</text:p>
      <text:p text:style-name="P1">12/03/15 8:16:07 pm: Shridhar: Yup</text:p>
      <text:p text:style-name="P1"><text:soft-page-break/>12/03/15 8:48:16 pm: Ayu New: Since when</text:p>
      <text:p text:style-name="P1">12/03/15 8:51:15 pm: Shridhar: Since birth</text:p>
      <text:p text:style-name="P1">12/03/15 8:52:40 pm: Ayu New: Yeah when did u see me in daipers</text:p>
      <text:p text:style-name="P1">12/03/15 8:52:50 pm: Shridhar: In photos</text:p>
      <text:p text:style-name="P1">12/03/15 9:05:23 pm: Ayu New: U found a baby sexy , how pervy</text:p>
      <text:p text:style-name="P1">12/03/15 9:11:07 pm: Shridhar: Oh common u know wat I mean</text:p>
      <text:p text:style-name="P1">12/03/15 9:11:43 pm: Ayu New: Pervert</text:p>
      <text:p text:style-name="P1">12/03/15 9:12:01 pm: Shridhar: Hey Bhagwan</text:p>
      <text:p text:style-name="P1">12/03/15 9:12:09 pm: Ayu New: Hmm</text:p>
      <text:p text:style-name="P1">12/03/15 9:12:21 pm: Ayu New: I love my pervert husband</text:p>
      <text:p text:style-name="P1">12/03/15 9:13:02 pm: Shridhar: Love u 2</text:p>
      <text:p text:style-name="P1">12/03/15 9:51:29 pm: Ayu New: What u doing</text:p>
      <text:p text:style-name="P1">12/03/15 9:51:45 pm: Shridhar: Having hukka</text:p>
      <text:p text:style-name="P1">12/03/15 9:51:48 pm: Ayu New: Did u go out with dharti for movie than</text:p>
      <text:p text:style-name="P1">12/03/15 9:51:53 pm: Shridhar: Kale</text:p>
      <text:p text:style-name="P1">12/03/15 9:52:24 pm: Ayu New: I thought u said today</text:p>
      <text:p text:style-name="P1">12/03/15 9:53:01 pm: Shridhar: Na baby nh10 kale release thase</text:p>
      <text:p text:style-name="P1">12/03/15 9:53:13 pm: Ayu New: Oh</text:p>
      <text:p text:style-name="P1">12/03/15 9:53:29 pm: Ayu New: Su kasu kehti ti about me</text:p>
      <text:p text:style-name="P1">12/03/15 9:54:00 pm: Shridhar: Na tat u invited her for bachelortte</text:p>
      <text:p text:style-name="P1">12/03/15 9:54:09 pm: Shridhar: And tats it</text:p>
      <text:p text:style-name="P1">12/03/15 9:56:45 pm: Ayu New: Oh okay</text:p>
      <text:p text:style-name="P1">12/03/15 9:56:53 pm: Ayu New: Was ur mom asking her anything</text:p>
      <text:p text:style-name="P1">12/03/15 9:57:16 pm: Shridhar: Nope they were taking about anju na</text:p>
      <text:p text:style-name="P1">12/03/15 9:57:17 pm: Shridhar: Ba</text:p>
      <text:p text:style-name="P1">12/03/15 9:57:53 pm: Ayu New: Okay</text:p>
      <text:p text:style-name="P1">12/03/15 10:02:47 pm: Ayu New: Y u ignoring me</text:p>
      <text:p text:style-name="P1">12/03/15 10:03:09 pm: Shridhar: Not at all baby</text:p>
      <text:p text:style-name="P1">12/03/15 10:03:45 pm: Ayu New: Than y u not texting</text:p>
      <text:p text:style-name="P1">12/03/15 10:03:56 pm: Shridhar: Bolne baby</text:p>
      <text:p text:style-name="P1">12/03/15 10:04:08 pm: Ayu New: U tell</text:p>
      <text:p text:style-name="P1">12/03/15 10:04:16 pm: Shridhar: Kai nai damn tired</text:p>
      <text:p text:style-name="P1">12/03/15 10:04:16 pm: Ayu New: U have people around u</text:p>
      <text:p text:style-name="P1">12/03/15 10:04:26 pm: Shridhar: Yup</text:p>
      <text:p text:style-name="P1">12/03/15 10:04:40 pm: Shridhar: Wanna ft?</text:p>
      <text:p text:style-name="P1">12/03/15 10:05:11 pm: Ayu New: I m on my lunch break</text:p>
      <text:p text:style-name="P1">12/03/15 10:05:25 pm: Ayu New: &lt;image omitted&gt;</text:p>
      <text:p text:style-name="P1">12/03/15 10:06:57 pm: Shridhar: Gobi alone</text:p>
      <text:p text:style-name="P1">12/03/15 10:06:56 pm: Ayu New: Talk</text:p>
      <text:p text:style-name="P1">12/03/15 10:07:21 pm: Ayu New: Yea with salad dressing</text:p>
      <text:p text:style-name="P1">12/03/15 10:07:52 pm: Shridhar: Oky</text:p>
      <text:p text:style-name="P1">12/03/15 10:08:02 pm: Ayu New: Healthy</text:p>
      <text:p text:style-name="P1">12/03/15 10:08:08 pm: Shridhar: Ya true</text:p>
      <text:p text:style-name="P1">12/03/15 10:09:00 pm: Shridhar: When is Yeshu comin</text:p>
      <text:p text:style-name="P1">12/03/15 10:09:14 pm: Ayu New: Where</text:p>
      <text:p text:style-name="P1">12/03/15 10:09:30 pm: Shridhar: India</text:p>
      <text:p text:style-name="P1">12/03/15 10:10:27 pm: Ayu New: Dec 22</text:p>
      <text:p text:style-name="P1">12/03/15 10:11:36 pm: Shridhar: Malu and dad also along with her right</text:p>
      <text:p text:style-name="P1">12/03/15 10:12:08 pm: Ayu New: No dec 10</text:p>
      <text:p text:style-name="P1">12/03/15 10:12:18 pm: Shridhar: Oh oky</text:p>
      <text:p text:style-name="P1">12/03/15 10:13:37 pm: Ayu New: I have to make sure malu doesn't hang out with wrong boys luke u in India</text:p>
      <text:p text:style-name="P1">12/03/15 10:22:03 pm: Shridhar: Oh relle</text:p>
      <text:p text:style-name="P1">12/03/15 10:22:10 pm: Shridhar: Like me</text:p>
      <text:p text:style-name="P1">12/03/15 10:22:20 pm: Ayu New: Yeah</text:p>
      <text:p text:style-name="P1">12/03/15 10:22:28 pm: Ayu New: Maro bhai sidho che</text:p>
      <text:p text:style-name="P1">12/03/15 10:26:33 pm: Shridhar: Etle hu ado 67</text:p>
      <text:p text:style-name="P1">12/03/15 10:26:36 pm: Shridhar: 6u</text:p>
      <text:p text:style-name="P1">12/03/15 10:29:01 pm: Ayu New: Yeah</text:p>
      <text:p text:style-name="P1"><text:soft-page-break/>12/03/15 10:29:09 pm: Ayu New: Maro bhai maro baby</text:p>
      <text:p text:style-name="P1">12/03/15 10:29:19 pm: Ayu New: Maro baby is sidho</text:p>
      <text:p text:style-name="P1">12/03/15 10:39:45 pm: Shridhar: Okay baby taro baby is sidho</text:p>
      <text:p text:style-name="P1">12/03/15 10:39:48 pm: Ayu New: But i m in love with my bad boy</text:p>
      <text:p text:style-name="P1">12/03/15 10:40:00 pm: Shridhar: Oh my baby</text:p>
      <text:p text:style-name="P1">12/03/15 10:40:07 pm: Shridhar: So sweet of u</text:p>
      <text:p text:style-name="P1">12/03/15 10:40:09 pm: Shridhar: Mwaaah</text:p>
      <text:p text:style-name="P1">12/03/15 10:50:43 pm: Ayu New: Lol</text:p>
      <text:p text:style-name="P1">12/03/15 10:50:54 pm: Ayu New: Stop talking like a woman</text:p>
      <text:p text:style-name="P1">13/03/15 2:25:40 am: Ayu New: http://www.lingeriediva.com/sexy-honeymoon-lingerie</text:p>
      <text:p text:style-name="P1">13/03/15 2:25:54 am: Ayu New: Which one do you find sexiest</text:p>
      <text:p text:style-name="P1">13/03/15 2:25:58 am: Ayu New: I ll get that one</text:p>
      <text:p text:style-name="P1">13/03/15 2:26:09 am: Ayu New: Ohh baby i want to feel u</text:p>
      <text:p text:style-name="P1">13/03/15 3:27:52 am: Ayu New: &lt;image omitted&gt;</text:p>
      <text:p text:style-name="P1">13/03/15 5:45:10 am: Ayu New: &lt;image omitted&gt;</text:p>
      <text:p text:style-name="P1">13/03/15 6:02:11 am: Ayu New: Reply</text:p>
      <text:p text:style-name="P1">13/03/15 6:03:08 am: Shridhar: Ya baby</text:p>
      <text:p text:style-name="P1">13/03/15 6:03:17 am: Shridhar: Bolne I was getting ready</text:p>
      <text:p text:style-name="P1">13/03/15 6:03:22 am: Shridhar: It rained yesterday</text:p>
      <text:p text:style-name="P1">13/03/15 6:05:43 am: Ayu New: I was worried u didn't reply me for 1 hour 20 minutes bow</text:p>
      <text:p text:style-name="P1">13/03/15 6:06:21 am: Shridhar: Hun I get up at 5:30 baby</text:p>
      <text:p text:style-name="P1">13/03/15 6:07:00 am: Ayu New: Yeah you reply me at 7:15 everyday</text:p>
      <text:p text:style-name="P1">13/03/15 6:07:07 am: Ayu New: It's 8:30 now</text:p>
      <text:p text:style-name="P1">13/03/15 6:07:30 am: Shridhar: Day light savings baby</text:p>
      <text:p text:style-name="P1">13/03/15 6:09:08 am: Ayu New: Hmm</text:p>
      <text:p text:style-name="P1">13/03/15 6:09:15 am: Ayu New: Still 20 minutes late</text:p>
      <text:p text:style-name="P1">13/03/15 6:09:24 am: Shridhar: Ya Hun</text:p>
      <text:p text:style-name="P1">13/03/15 6:09:38 am: Ayu New: Did u see the site</text:p>
      <text:p text:style-name="P1">13/03/15 6:09:47 am: Shridhar: Ya lookin at it</text:p>
      <text:p text:style-name="P1">13/03/15 6:10:06 am: Ayu New: Don't get aroused by those females</text:p>
      <text:p text:style-name="P1">13/03/15 6:13:31 am: Ayu New: Hello</text:p>
      <text:p text:style-name="P1">13/03/15 6:13:39 am: Ayu New: Don't start jerking</text:p>
      <text:p text:style-name="P1">13/03/15 6:13:46 am: Shridhar: I m no baby</text:p>
      <text:p text:style-name="P1">13/03/15 6:13:55 am: Ayu New: Yeah u do that only when i am naked</text:p>
      <text:p text:style-name="P1">13/03/15 6:13:57 am: Ayu New: For me</text:p>
      <text:p text:style-name="P1">13/03/15 6:14:04 am: Ayu New: Nobody else or i ll cut ur penis</text:p>
      <text:p text:style-name="P1">13/03/15 6:14:16 am: Ayu New: I can't stand anyone standing an inch closer to u</text:p>
      <text:p text:style-name="P1">13/03/15 6:14:41 am: Shridhar: Ya my love</text:p>
      <text:p text:style-name="P1">13/03/15 6:15:52 am: Ayu New: &lt;image omitted&gt;</text:p>
      <text:p text:style-name="P1">13/03/15 6:19:47 am: Ayu New: &lt;image omitted&gt;</text:p>
      <text:p text:style-name="P1">13/03/15 6:21:41 am: Shridhar: It's pretty</text:p>
      <text:p text:style-name="P1">13/03/15 6:21:50 am: Ayu New: &lt;image omitted&gt;</text:p>
      <text:p text:style-name="P1">13/03/15 6:23:38 am: Ayu New: &lt;image omitted&gt;</text:p>
      <text:p text:style-name="P1">13/03/15 6:23:43 am: Ayu New: Is this okay</text:p>
      <text:p text:style-name="P1">13/03/15 6:26:28 am: Ayu New: &lt;image omitted&gt;</text:p>
      <text:p text:style-name="P1">13/03/15 6:40:02 am: Ayu New: Shridhu</text:p>
      <text:p text:style-name="P1">13/03/15 6:41:30 am: Shridhar: Ya baby</text:p>
      <text:p text:style-name="P1">13/03/15 6:41:40 am: Ayu New: Tell me</text:p>
      <text:p text:style-name="P1">13/03/15 6:41:47 am: Ayu New: About those dresses</text:p>
      <text:p text:style-name="P1">13/03/15 6:42:26 am: Shridhar: Baby niche thi Gando thase when we dance</text:p>
      <text:p text:style-name="P1">13/03/15 6:42:34 am: Shridhar: Tats the only concern</text:p>
      <text:p text:style-name="P1">13/03/15 6:42:45 am: Ayu New: Well tu gando na thava dais lift me in ur arms</text:p>
      <text:p text:style-name="P1">13/03/15 6:43:18 am: Shridhar: Okay but akha time lift karine dance karu?</text:p>
      <text:p text:style-name="P1">13/03/15 6:43:28 am: Ayu New: Well show me ur love</text:p>
      <text:p text:style-name="P1">13/03/15 6:43:35 am: Ayu New: Which i have never seen</text:p>
      <text:p text:style-name="P1">13/03/15 6:44:18 am: Shridhar: Oky baby</text:p>
      <text:p text:style-name="P1">13/03/15 6:44:37 am: Ayu New: &lt;image omitted&gt;</text:p>
      <text:p text:style-name="P1">13/03/15 6:44:43 am: Ayu New: How's this</text:p>
      <text:p text:style-name="P1"><text:soft-page-break/>13/03/15 6:45:52 am: Shridhar: Na</text:p>
      <text:p text:style-name="P1">13/03/15 6:46:04 am: Ayu New: Y</text:p>
      <text:p text:style-name="P1">13/03/15 6:47:10 am: Shridhar: Din like the style</text:p>
      <text:p text:style-name="P1">13/03/15 6:48:01 am: Ayu New: Y but</text:p>
      <text:p text:style-name="P1">13/03/15 6:48:11 am: Ayu New: U feel it's too skin show</text:p>
      <text:p text:style-name="P1">13/03/15 6:48:34 am: Shridhar: Ya</text:p>
      <text:p text:style-name="P1">13/03/15 6:48:50 am: Shridhar: Ane tat skin show is for me</text:p>
      <text:p text:style-name="P1">13/03/15 6:49:27 am: Ayu New: But i was planning to wear that for bachelorette party in miami</text:p>
      <text:p text:style-name="P1">13/03/15 6:49:39 am: Shridhar: Ya okay tya perje vandho nai</text:p>
      <text:p text:style-name="P1">13/03/15 6:49:44 am: Shridhar: India ma nai</text:p>
      <text:p text:style-name="P1">13/03/15 6:50:08 am: Ayu New: Kem</text:p>
      <text:p text:style-name="P1">13/03/15 6:50:27 am: Shridhar: &lt;image omitted&gt;</text:p>
      <text:p text:style-name="P1">13/03/15 6:50:35 am: Shridhar: Get this</text:p>
      <text:p text:style-name="P1">13/03/15 6:50:48 am: Ayu New: What</text:p>
      <text:p text:style-name="P1">13/03/15 6:51:20 am: Ayu New: Darn she doesn't have nipples</text:p>
      <text:p text:style-name="P1">13/03/15 6:51:28 am: Ayu New: I can't see her nipples</text:p>
      <text:p text:style-name="P1">13/03/15 6:51:37 am: Shridhar: Nor can I</text:p>
      <text:p text:style-name="P1">13/03/15 6:51:39 am: Shridhar: lol</text:p>
      <text:p text:style-name="P1">13/03/15 6:51:49 am: Ayu New: U were looking at her nipples</text:p>
      <text:p text:style-name="P1">13/03/15 6:51:57 am: Ayu New: U told me u jerk only for me</text:p>
      <text:p text:style-name="P1">13/03/15 6:52:05 am: Shridhar: I m not jerking</text:p>
      <text:p text:style-name="P1">13/03/15 6:52:12 am: Shridhar: I m driving</text:p>
      <text:p text:style-name="P1">13/03/15 6:52:27 am: Ayu New: Drive kari le pachi vat karis</text:p>
      <text:p text:style-name="P1">13/03/15 6:52:34 am: Shridhar: Ft Karne</text:p>
      <text:p text:style-name="P1">13/03/15 6:52:37 am: Shridhar: Please</text:p>
      <text:p text:style-name="P1">13/03/15 6:52:40 am: Ayu New: Na</text:p>
      <text:p text:style-name="P1">13/03/15 6:52:55 am: Ayu New: Nothing while ur driving</text:p>
      <text:p text:style-name="P1">13/03/15 6:53:03 am: Shridhar: Oky</text:p>
      <text:p text:style-name="P1">13/03/15 6:53:31 am: Ayu New: &lt;image omitted&gt;</text:p>
      <text:p text:style-name="P1">13/03/15 6:54:03 am: Shridhar: Nice</text:p>
      <text:p text:style-name="P1">13/03/15 6:54:13 am: Ayu New: U didn't like it</text:p>
      <text:p text:style-name="P1">13/03/15 6:54:19 am: Shridhar: I liked it</text:p>
      <text:p text:style-name="P1">13/03/15 6:54:26 am: Ayu New: Than</text:p>
      <text:p text:style-name="P1">13/03/15 6:54:44 am: Shridhar: Wear it if u like it</text:p>
      <text:p text:style-name="P1">13/03/15 6:54:51 am: Ayu New: U tell me</text:p>
      <text:p text:style-name="P1">13/03/15 6:54:59 am: Shridhar: I liked it</text:p>
      <text:p text:style-name="P1">13/03/15 6:55:14 am: Ayu New: &lt;image omitted&gt;</text:p>
      <text:p text:style-name="P1">13/03/15 6:55:16 am: Ayu New: I ll wear this</text:p>
      <text:p text:style-name="P1">13/03/15 6:55:21 am: Ayu New: For cocktail</text:p>
      <text:p text:style-name="P1">13/03/15 7:33:07 am: Ayu New: Did you reach</text:p>
      <text:p text:style-name="P1">13/03/15 7:34:35 am: Shridhar: 15mins</text:p>
      <text:p text:style-name="P1">13/03/15 7:47:01 am: Ayu New: Reached</text:p>
      <text:p text:style-name="P1">13/03/15 7:52:57 am: Shridhar: Ya baby Bol</text:p>
      <text:p text:style-name="P1">13/03/15 7:53:19 am: Ayu New: So</text:p>
      <text:p text:style-name="P1">13/03/15 7:53:33 am: Ayu New: &lt;image omitted&gt;</text:p>
      <text:p text:style-name="P1">13/03/15 7:53:34 am: Ayu New: &lt;image omitted&gt;</text:p>
      <text:p text:style-name="P1">13/03/15 7:54:50 am: Shridhar: It's nice</text:p>
      <text:p text:style-name="P1">13/03/15 7:55:03 am: Ayu New: Can i wear this</text:p>
      <text:p text:style-name="P1">13/03/15 7:55:48 am: Shridhar: Ya wear</text:p>
      <text:p text:style-name="P1">13/03/15 7:57:05 am: Ayu New: &lt;image omitted&gt;</text:p>
      <text:p text:style-name="P1">13/03/15 7:57:07 am: Ayu New: &lt;image omitted&gt;</text:p>
      <text:p text:style-name="P1">13/03/15 8:04:54 am: Ayu New: Shidu</text:p>
      <text:p text:style-name="P1">13/03/15 8:05:08 am: Shridhar: Bolne baby</text:p>
      <text:p text:style-name="P1">13/03/15 8:05:21 am: Ayu New: Nobody calls u shidhu</text:p>
      <text:p text:style-name="P1">13/03/15 8:05:26 am: Shridhar: Nope</text:p>
      <text:p text:style-name="P1">13/03/15 8:05:56 am: Ayu New: &lt;image omitted&gt;</text:p>
      <text:p text:style-name="P1">13/03/15 8:05:57 am: Ayu New: &lt;image omitted&gt;</text:p>
      <text:p text:style-name="P1">13/03/15 8:06:05 am: Ayu New: I liked this red dress a lot</text:p>
      <text:p text:style-name="P1"><text:soft-page-break/>13/03/15 8:06:28 am: Shridhar: Then wear it na baby</text:p>
      <text:p text:style-name="P1">13/03/15 8:06:38 am: Shridhar: It's amazing</text:p>
      <text:p text:style-name="P1">13/03/15 8:07:12 am: Ayu New: How's her hair</text:p>
      <text:p text:style-name="P1">13/03/15 8:07:18 am: Ayu New: I ll do this hair too</text:p>
      <text:p text:style-name="P1">13/03/15 8:07:22 am: Shridhar: Yup</text:p>
      <text:p text:style-name="P1">13/03/15 8:07:27 am: Shridhar: Perfect</text:p>
      <text:p text:style-name="P1">13/03/15 8:08:30 am: Ayu New: Su kyarno oerect good aam tem kare che</text:p>
      <text:p text:style-name="P1">13/03/15 8:14:01 am: Shridhar: Wat u doin baby</text:p>
      <text:p text:style-name="P1">13/03/15 8:14:14 am: Ayu New: Seriel</text:p>
      <text:p text:style-name="P1">13/03/15 8:14:23 am: Ayu New: And reading this cosmopolitan article</text:p>
      <text:p text:style-name="P1">13/03/15 8:14:34 am: Ayu New: On what happens to men when in love</text:p>
      <text:p text:style-name="P1">13/03/15 8:26:01 am: Ayu New: Hello</text:p>
      <text:p text:style-name="P1">13/03/15 8:26:07 am: Ayu New: Y r u ignoring me</text:p>
      <text:p text:style-name="P1">13/03/15 8:26:15 am: Ayu New: I will not text u if u ignore me</text:p>
      <text:p text:style-name="P1">13/03/15 8:26:22 am: Shridhar: I m not baby</text:p>
      <text:p text:style-name="P1">13/03/15 8:26:32 am: Shridhar: I m at office so was doin my work Hun</text:p>
      <text:p text:style-name="P1">13/03/15 8:27:05 am: Ayu New: Don't work</text:p>
      <text:p text:style-name="P1">13/03/15 8:27:11 am: Ayu New: Just think about me</text:p>
      <text:p text:style-name="P1">13/03/15 8:27:18 am: Ayu New: Our wedding night</text:p>
      <text:p text:style-name="P1">13/03/15 8:27:26 am: Ayu New: Me in sexy lingerie</text:p>
      <text:p text:style-name="P1">13/03/15 8:27:36 am: Shridhar: Ya okay I am</text:p>
      <text:p text:style-name="P1">13/03/15 8:27:41 am: Ayu New: Me seducing u</text:p>
      <text:p text:style-name="P1">13/03/15 8:27:51 am: Shridhar: Go on</text:p>
      <text:p text:style-name="P1">13/03/15 8:27:53 am: Ayu New: Kissing u all over</text:p>
      <text:p text:style-name="P1">13/03/15 8:28:22 am: Ayu New: Stroking ur body and balls</text:p>
      <text:p text:style-name="P1">13/03/15 8:29:15 am: Shridhar: Now send me something baby</text:p>
      <text:p text:style-name="P1">13/03/15 8:29:24 am: Ayu New: Now work</text:p>
      <text:p text:style-name="P1">13/03/15 8:29:38 am: Shridhar: Oh common</text:p>
      <text:p text:style-name="P1">13/03/15 8:31:17 am: Ayu New: And me with sexy slim body with red lingerie red lipstick and sexy perfume straight long hair sitting on ur lap</text:p>
      <text:p text:style-name="P1">13/03/15 8:31:25 am: Ayu New: Trying to kiss u</text:p>
      <text:p text:style-name="P1">13/03/15 8:32:16 am: Ayu New: Sexy reld lingerie red lipstick straight long hair with black heels</text:p>
      <text:p text:style-name="P1">13/03/15 8:36:02 am: Shridhar: Baby send me something please</text:p>
      <text:p text:style-name="P1">13/03/15 8:36:27 am: Ayu New: Some strawberries dipped in chocolate and whipped cream</text:p>
      <text:p text:style-name="P1">13/03/15 8:48:05 am: Shridhar: Ayu please baby....</text:p>
      <text:p text:style-name="P1">13/03/15 8:48:08 am: Shridhar: Send me something</text:p>
      <text:p text:style-name="P1">13/03/15 8:48:51 am: Ayu New: I m in bed already sleeping u think n crave for the 2 nights in madhubhan</text:p>
      <text:p text:style-name="P1">13/03/15 4:33:08 pm: Shridhar: Gm sexy</text:p>
      <text:p text:style-name="P1">13/03/15 7:12:20 pm: Ayu New: Were you thinking about red strapon lingerie and black heels red lipstick straight hair <text:s/>good seductive perfume chocolate dipped strawberries and whipped cream all the time at work</text:p>
      <text:p text:style-name="P1">13/03/15 8:05:19 pm: Shridhar: Na Hun was to busy with work</text:p>
      <text:p text:style-name="P1">13/03/15 8:08:14 pm: Ayu New: So u don't want it</text:p>
      <text:p text:style-name="P1">13/03/15 8:27:39 pm: Shridhar: Well I din say tat babes obviously I want it</text:p>
      <text:p text:style-name="P1">13/03/15 9:06:18 pm: Ayu New: U didn't reply so i assumed u don't want it</text:p>
      <text:p text:style-name="P1">13/03/15 9:06:31 pm: Ayu New: Or probably u want someone else doing that</text:p>
      <text:p text:style-name="P1">13/03/15 9:07:00 pm: Shridhar: Na ave baby</text:p>
      <text:p text:style-name="P1">13/03/15 9:07:08 pm: Shridhar: I want u to do it</text:p>
      <text:p text:style-name="P1">13/03/15 9:08:06 pm: Ayu New: K tu bhi dharmik jevu vicharva mandyo</text:p>
      <text:p text:style-name="P1">13/03/15 9:11:49 pm: Shridhar: Not at all</text:p>
      <text:p text:style-name="P1">13/03/15 9:11:53 pm: Shridhar: No</text:p>
      <text:p text:style-name="P1">Ways pleaee</text:p>
      <text:p text:style-name="P1">13/03/15 9:12:04 pm: Shridhar: Gng for nh10 with Dharti and mom</text:p>
      <text:p text:style-name="P1">13/03/15 9:13:16 pm: Ayu New: Oh okay</text:p>
      <text:p text:style-name="P1">13/03/15 9:13:22 pm: Ayu New: But keep texting</text:p>
      <text:p text:style-name="P1">13/03/15 9:13:28 pm: Shridhar: Ya bolne</text:p>
      <text:p text:style-name="P1"><text:soft-page-break/>13/03/15 9:13:30 pm: Ayu New: I wish i was there</text:p>
      <text:p text:style-name="P1">13/03/15 9:13:44 pm: Shridhar: Ya then if would have send u 3 together</text:p>
      <text:p text:style-name="P1">13/03/15 9:17:17 pm: Ayu New: No than i would send them 2 together and would have raped u at your house</text:p>
      <text:p text:style-name="P1">13/03/15 9:17:44 pm: Shridhar: Oh dad would be there</text:p>
      <text:p text:style-name="P1">13/03/15 9:17:56 pm: Shridhar: I would have anyways raped u</text:p>
      <text:p text:style-name="P1">13/03/15 9:18:52 pm: Ayu New: U don't need to rape me i am always up for some penetration</text:p>
      <text:p text:style-name="P1">13/03/15 9:19:06 pm: Ayu New: It's u who have bodily issues with me</text:p>
      <text:p text:style-name="P1">13/03/15 9:19:13 pm: Shridhar: Na I don have</text:p>
      <text:p text:style-name="P1">13/03/15 9:19:14 pm: Shridhar: Pleae</text:p>
      <text:p text:style-name="P1">13/03/15 9:21:14 pm: Ayu New: U do</text:p>
      <text:p text:style-name="P1">13/03/15 9:21:29 pm: Ayu New: Who leaves a naked <text:span text:style-name="T1">wife </text:span>on bed without touching her</text:p>
      <text:p text:style-name="P1">13/03/15 9:21:59 pm: Shridhar: I don't</text:p>
      <text:p text:style-name="P1">13/03/15 9:24:21 pm: Ayu New: Y u not replying</text:p>
      <text:p text:style-name="P1">13/03/15 9:24:37 pm: Shridhar: I m eating</text:p>
      <text:p text:style-name="P1">13/03/15 9:24:50 pm: Shridhar: At Havmor</text:p>
      <text:p text:style-name="P1">13/03/15 9:24:52 pm: Ayu New: Don't u lie shridhar u know the reality what happened in mumbai</text:p>
      <text:p text:style-name="P1">13/03/15 9:24:57 pm: Ayu New: N udaipur</text:p>
      <text:p text:style-name="P1">13/03/15 9:25:07 pm: Ayu New: I want that cheese burger</text:p>
      <text:p text:style-name="P1">13/03/15 9:25:14 pm: Ayu New: I had at havmor</text:p>
      <text:p text:style-name="P1">13/03/15 9:25:29 pm: Ayu New: U didn't get me coconut cake</text:p>
      <text:p text:style-name="P1">13/03/15 9:26:10 pm: Shridhar: Ha ave I will get u a dozen</text:p>
      <text:p text:style-name="P1">13/03/15 9:54:48 pm: Shridhar: Don tell rushabh I went for movie I told him I m having a status call with office</text:p>
      <text:p text:style-name="P1">13/03/15 9:54:59 pm: Ayu New: Y</text:p>
      <text:p text:style-name="P1">13/03/15 9:55:04 pm: Ayu New: U lied</text:p>
      <text:p text:style-name="P1">13/03/15 9:55:08 pm: Shridhar: Wat Y</text:p>
      <text:p text:style-name="P1">13/03/15 9:55:52 pm: Shridhar: Emaj</text:p>
      <text:p text:style-name="P1">13/03/15 9:56:21 pm: Shridhar: I mean I knew I had to go out with Dharti and as harsh is not there I had to pick her up and g</text:p>
      <text:p text:style-name="P1">13/03/15 9:56:37 pm: Shridhar: Go to rushabh's so I told her I mite get late as I have call</text:p>
      <text:p text:style-name="P1">13/03/15 9:57:15 pm: Shridhar: Khayti ne ena ghare thi pick karvani hati</text:p>
      <text:p text:style-name="P1">13/03/15 9:57:28 pm: Shridhar: So I told her ke I have a call so I'll get late</text:p>
      <text:p text:style-name="P1">13/03/15 10:10:23 pm: Ayu New: Kem khyati doesn't drivenow that she has her bmw</text:p>
      <text:p text:style-name="P1">13/03/15 10:10:42 pm: Shridhar: She can't drive in night</text:p>
      <text:p text:style-name="P1">13/03/15 10:10:59 pm: Ayu New: Y she is nightblind</text:p>
      <text:p text:style-name="P1">13/03/15 10:11:17 pm: Shridhar: Bcoz I have to wait till she gets free etle pa6i Mara schedule pan disturb Thai jai</text:p>
      <text:p text:style-name="P1">13/03/15 10:12:33 pm: Ayu New: Tu khyati no driver chu</text:p>
      <text:p text:style-name="P1">13/03/15 10:12:59 pm: Shridhar: Etle toh kale also I left telling I left</text:p>
      <text:p text:style-name="P1">13/03/15 10:13:03 pm: Ayu New: Gai su karva harsh nato toh</text:p>
      <text:p text:style-name="P1">13/03/15 10:13:22 pm: Ayu New: See i know that family well loko ne use kare che</text:p>
      <text:p text:style-name="P1">13/03/15 10:13:31 pm: Shridhar: Ya I know</text:p>
      <text:p text:style-name="P1">13/03/15 10:14:29 pm: Ayu New: A gai kem</text:p>
      <text:p text:style-name="P1">13/03/15 10:14:36 pm: Ayu New: Gossip karva</text:p>
      <text:p text:style-name="P1">13/03/15 10:14:55 pm: Shridhar: I don know if she went or</text:p>
      <text:p text:style-name="P1">13/03/15 10:14:56 pm: Shridhar: Not</text:p>
      <text:p text:style-name="P1">13/03/15 10:15:02 pm: Shridhar: Has toh gossip karvaj ne</text:p>
      <text:p text:style-name="P1">13/03/15 10:16:18 pm: Ayu New: Than ur not hus driver to pick his wife</text:p>
      <text:p text:style-name="P1">13/03/15 10:16:27 pm: Ayu New: N if u do it mara thi kharab koi nai hoy</text:p>
      <text:p text:style-name="P1">13/03/15 10:16:47 pm: Shridhar: Ya I know</text:p>
      <text:p text:style-name="P1">13/03/15 10:17:32 pm: Ayu New: What's ur favorite cuisine</text:p>
      <text:p text:style-name="P1">13/03/15 10:17:45 pm: Shridhar: Italian</text:p>
      <text:p text:style-name="P1">13/03/15 10:17:49 pm: Ayu New: I felt so bad when someone asked ur favorite cuisine n i was like</text:p>
      <text:p text:style-name="P1">13/03/15 10:17:52 pm: Ayu New: Crap</text:p>
      <text:p text:style-name="P1"><text:soft-page-break/>13/03/15 10:18:04 pm: Ayu New: Really u love italian</text:p>
      <text:p text:style-name="P1">13/03/15 10:18:20 pm: Shridhar: Yup</text:p>
      <text:p text:style-name="P1">13/03/15 10:18:33 pm: Ayu New: I am sorry</text:p>
      <text:p text:style-name="P1">13/03/15 10:18:39 pm: Ayu New: I am just so forgetful</text:p>
      <text:p text:style-name="P1">13/03/15 10:19:24 pm: Ayu New: All I remember is small things like u love fruits and start drooling when u see melons and can't miss out morning breakfast specially when they have beans on toasts n fruits</text:p>
      <text:p text:style-name="P1">13/03/15 10:19:28 pm: Ayu New: And that u love coffee</text:p>
      <text:p text:style-name="P1">13/03/15 10:19:38 pm: Ayu New: And that sleep like a baby at night</text:p>
      <text:p text:style-name="P1">13/03/15 10:20:18 pm: Shridhar: lol</text:p>
      <text:p text:style-name="P1">13/03/15 10:20:31 pm: Ayu New: Stop loling</text:p>
      <text:p text:style-name="P1">13/03/15 10:22:33 pm: Ayu New: This guy sitting next to me and eating is irritating me to the level i would just break his face to pieces</text:p>
      <text:p text:style-name="P1">13/03/15 10:22:50 pm: Shridhar: Todi nakh</text:p>
      <text:p text:style-name="P1">13/03/15 10:23:16 pm: Ayu New: He is taking big crunches with his mouth wide open and eating in a way he hasn't eaten in so much time</text:p>
      <text:p text:style-name="P1">13/03/15 10:23:38 pm: Ayu New: Men are so mannerless</text:p>
      <text:p text:style-name="P1">13/03/15 10:23:41 pm: Ayu New: I hate men</text:p>
      <text:p text:style-name="P1">13/03/15 10:24:09 pm: Shridhar: Chill</text:p>
      <text:p text:style-name="P1">13/03/15 10:25:15 pm: Ayu New: No</text:p>
      <text:p text:style-name="P1">13/03/15 10:25:22 pm: Ayu New: And he eats so much</text:p>
      <text:p text:style-name="P1">13/03/15 10:25:24 pm: Ayu New: God</text:p>
      <text:p text:style-name="P1">13/03/15 10:25:37 pm: Shridhar: Saru ave</text:p>
      <text:p text:style-name="P1">13/03/15 10:25:51 pm: Ayu New: What ur not like that</text:p>
      <text:p text:style-name="P1">13/03/15 10:25:56 pm: Ayu New: Thank god</text:p>
      <text:p text:style-name="P1">13/03/15 10:26:02 pm: Shridhar: Ya</text:p>
      <text:p text:style-name="P1">13/03/15 10:26:09 pm: Ayu New: I eat more than u</text:p>
      <text:p text:style-name="P1">13/03/15 10:26:16 pm: Ayu New: Which is fine with me</text:p>
      <text:p text:style-name="P1">13/03/15 10:26:21 pm: Shridhar: Ya I know</text:p>
      <text:p text:style-name="P1">13/03/15 10:26:29 pm: Ayu New: Men with manners are real men</text:p>
      <text:p text:style-name="P1">13/03/15 10:27:34 pm: Ayu New: Like u</text:p>
      <text:p text:style-name="P1">13/03/15 10:27:37 pm: Ayu New: Ur my man</text:p>
      <text:p text:style-name="P1">13/03/15 10:28:00 pm: Shridhar: Hmmm okay mam</text:p>
      <text:p text:style-name="P1">13/03/15 10:28:15 pm: Ayu New: He left</text:p>
      <text:p text:style-name="P1">13/03/15 10:28:24 pm: Ayu New: Tagaru bhari ne khadhu modhu poru kari ne</text:p>
      <text:p text:style-name="P1">13/03/15 10:28:33 pm: Shridhar: Haha</text:p>
      <text:p text:style-name="P1">13/03/15 10:28:41 pm: Shridhar: Ave shanti thi kha</text:p>
      <text:p text:style-name="P1">13/03/15 10:29:09 pm: Ayu New: I hate such men</text:p>
      <text:p text:style-name="P1">13/03/15 10:29:25 pm: Shridhar: Ya chill</text:p>
      <text:p text:style-name="P1">13/03/15 10:31:07 pm: Ayu New: What u doing</text:p>
      <text:p text:style-name="P1">13/03/15 10:31:16 pm: Shridhar: Movie</text:p>
      <text:p text:style-name="P1">13/03/15 10:31:51 pm: Ayu New: I am going to text u because i m missing u</text:p>
      <text:p text:style-name="P1">13/03/15 10:32:18 pm: Shridhar: Ya and my battery will die in sometime</text:p>
      <text:p text:style-name="P1">13/03/15 10:32:24 pm: Shridhar: So till then msg</text:p>
      <text:p text:style-name="P1">13/03/15 10:32:27 pm: Ayu New: Noooo</text:p>
      <text:p text:style-name="P1">13/03/15 10:47:28 pm: Ayu New: How's the movie baby</text:p>
      <text:p text:style-name="P1">13/03/15 10:48:00 pm: Shridhar: Okay till now</text:p>
      <text:p text:style-name="P1">13/03/15 10:48:23 pm: Ayu New: What is it about</text:p>
      <text:p text:style-name="P1">13/03/15 10:52:32 pm: Shridhar: They gng out on a road trip</text:p>
      <text:p text:style-name="P1">13/03/15 11:14:52 pm: Ayu New: N than what</text:p>
      <text:p text:style-name="P1">13/03/15 11:15:15 pm: Ayu New: I m going to be super annoying today because i m missing you</text:p>
      <text:p text:style-name="P1">13/03/15 11:24:16 pm: Shridhar: Ya and they get into a fight and it still</text:p>
      <text:p text:style-name="P1">Gng on</text:p>
      <text:p text:style-name="P1">13/03/15 11:24:28 pm: Ayu New: I love you baby</text:p>
      <text:p text:style-name="P1">13/03/15 11:24:40 pm: Ayu New: Is someone sitting next to u looking at my phone</text:p>
      <text:p text:style-name="P1">13/03/15 11:24:52 pm: Shridhar: Dharti</text:p>
      <text:p text:style-name="P1">13/03/15 11:25:09 pm: Ayu New: Arey but looking at your phoen</text:p>
      <text:p text:style-name="P1">13/03/15 11:25:19 pm: Ayu New: Cuz i am going to write something</text:p>
      <text:p text:style-name="P1"><text:soft-page-break/>13/03/15 11:25:47 pm: Shridhar: Write</text:p>
      <text:p text:style-name="P1">13/03/15 11:29:12 pm: Ayu New: I fucking love you and want to have u in me right now. U need to dtop being so cute now okay cuz I can't concentrate on work</text:p>
      <text:p text:style-name="P1">13/03/15 11:31:37 pm: Shridhar: Concentrate pa6i we will do ft chill</text:p>
      <text:p text:style-name="P1">13/03/15 11:31:46 pm: Ayu New: No</text:p>
      <text:p text:style-name="P1">13/03/15 11:31:52 pm: Ayu New: I want u right now</text:p>
      <text:p text:style-name="P1">13/03/15 11:31:59 pm: Ayu New: U know how horny i am</text:p>
      <text:p text:style-name="P1">13/03/15 11:32:05 pm: Shridhar: Ya I know</text:p>
      <text:p text:style-name="P1">13/03/15 11:32:22 pm: Ayu New: Are u sure noone's reading my text</text:p>
      <text:p text:style-name="P1">13/03/15 11:32:30 pm: Ayu New: How are you chatting</text:p>
      <text:p text:style-name="P1">13/03/15 11:32:59 pm: Shridhar: K pa6i kar then</text:p>
      <text:p text:style-name="P1">13/03/15 11:33:09 pm: Ayu New: No</text:p>
      <text:p text:style-name="P1">13/03/15 11:33:15 pm: Ayu New: Right now</text:p>
      <text:p text:style-name="P1">13/03/15 11:34:00 pm: Ayu New: I want this</text:p>
      <text:p text:style-name="P1">13/03/15 11:34:00 pm: Ayu New: &lt;image omitted&gt;</text:p>
      <text:p text:style-name="P1">14/03/15 5:42:27 am: Ayu New: Gm babydoll</text:p>
      <text:p text:style-name="P1">14/03/15 5:51:55 am: Ayu New: Hey sexbomb</text:p>
      <text:p text:style-name="P1">14/03/15 5:52:05 am: Ayu New: Wake my bitch</text:p>
      <text:p text:style-name="P1">14/03/15 7:02:06 am: Shridhar: Morning</text:p>
      <text:p text:style-name="P1">14/03/15 7:02:56 am: Ayu New: Y r u so grumpy it's the first time in history of our love that inwished you morning</text:p>
      <text:p text:style-name="P1">14/03/15 7:03:02 am: Ayu New: U should be happy</text:p>
      <text:p text:style-name="P1">14/03/15 7:03:12 am: Shridhar: Ya baby I know</text:p>
      <text:p text:style-name="P1">14/03/15 7:03:24 am: Shridhar: I just got up etle love</text:p>
      <text:p text:style-name="P1">14/03/15 7:04:06 am: Shridhar: Wat u doin sexy</text:p>
      <text:p text:style-name="P1">14/03/15 7:04:13 am: Ayu New: Did u dream of red strapon lingerie black heels straight hair bulky boobs red lipstick chocolate dipped strawberries and whipped cream</text:p>
      <text:p text:style-name="P1">14/03/15 7:04:23 am: Shridhar: Yup baby</text:p>
      <text:p text:style-name="P1">14/03/15 7:04:42 am: Ayu New: Did u ejaculate in dream</text:p>
      <text:p text:style-name="P1">14/03/15 7:04:51 am: Shridhar: Na I don ejaculate in dreams</text:p>
      <text:p text:style-name="P1">14/03/15 7:05:02 am: Ayu New: Thann</text:p>
      <text:p text:style-name="P1">14/03/15 7:05:05 am: Ayu New: When</text:p>
      <text:p text:style-name="P1">14/03/15 7:12:51 am: Ayu New: &lt;image omitted&gt;</text:p>
      <text:p text:style-name="P1">14/03/15 7:12:53 am: Ayu New: I ll buy this</text:p>
      <text:p text:style-name="P1">14/03/15 7:13:18 am: Shridhar: Yup okay</text:p>
      <text:p text:style-name="P1">14/03/15 7:13:22 am: Shridhar: Sexy baby</text:p>
      <text:p text:style-name="P1">14/03/15 7:13:48 am: Ayu New: I can't wait</text:p>
      <text:p text:style-name="P1">14/03/15 7:15:35 am: Shridhar: Fuck can't wait to</text:p>
      <text:p text:style-name="P1">14/03/15 7:16:17 am: Ayu New: U would have never seen me this beautiful</text:p>
      <text:p text:style-name="P1">14/03/15 7:18:43 am: Ayu New: I promise you that</text:p>
      <text:p text:style-name="P1">14/03/15 7:19:35 am: Shridhar: Can't wait baby</text:p>
      <text:p text:style-name="P1">14/03/15 7:20:15 am: Ayu New: But u ll have to promise u ll never even think of other women</text:p>
      <text:p text:style-name="P1">14/03/15 7:20:30 am: Shridhar: I don't baby</text:p>
      <text:p text:style-name="P1">14/03/15 7:21:11 am: Ayu New: U have accepted in front of Rushabh that u were looking at that girl with orange tshirt and blue jeans in chocolate room</text:p>
      <text:p text:style-name="P1">14/03/15 7:22:35 am: Shridhar: Arey baby I just gave a look I don think of any women</text:p>
      <text:p text:style-name="P1">14/03/15 7:23:15 am: Ayu New: U gave her look when i was sitting in front of u</text:p>
      <text:p text:style-name="P1">14/03/15 7:27:13 am: Ayu New: Nomatter the woman ur looking at ugly or beautiful u would not even give other women a look if u loved the woman ur sitting with, hu emnem nai kehti k u don't love me .. U make ne feel everytime i am not good enough or u don't love me</text:p>
      <text:p text:style-name="P1">14/03/15 7:30:05 am: Ayu New: It's always me who has loved u n been crazy for u</text:p>
      <text:p text:style-name="P1">14/03/15 7:31:45 am: Shridhar: No baby I love u a lot</text:p>
      <text:p text:style-name="P1">14/03/15 7:32:27 am: Ayu New: Yeah u tell a lot but i have never felt it</text:p>
      <text:p text:style-name="P1">14/03/15 7:32:51 am: Ayu New: I have always felt that i forced u into marrying me</text:p>
      <text:p text:style-name="P1">14/03/15 7:33:15 am: Shridhar: I m not force baby</text:p>
      <text:p text:style-name="P1"><text:soft-page-break/>14/03/15 7:33:18 am: Shridhar: Chill</text:p>
      <text:p text:style-name="P1">14/03/15 7:51:37 am: Shridhar: Oh baby I relle love u it's just I don show it u know tat</text:p>
      <text:p text:style-name="P1">14/03/15 7:52:33 am: Ayu New: I don't believe it</text:p>
      <text:p text:style-name="P1">14/03/15 7:52:41 am: Shridhar: Oh common babes</text:p>
      <text:p text:style-name="P1">14/03/15 7:54:35 am: Shridhar: Wt u doin</text:p>
      <text:p text:style-name="P1">14/03/15 6:01:16 pm: Shridhar: Gm</text:p>
      <text:p text:style-name="P1">14/03/15 6:46:33 pm: Shridhar: Hey</text:p>
      <text:p text:style-name="P1">14/03/15 8:58:16 pm: Ayu New: What</text:p>
      <text:p text:style-name="P1">14/03/15 9:00:27 pm: Shridhar: Love u</text:p>
      <text:p text:style-name="P1">14/03/15 11:28:39 pm: Shridhar: Gd8</text:p>
      <text:p text:style-name="P1">14/03/15 11:28:42 pm: Shridhar: Sexy</text:p>
      <text:p text:style-name="P1">14/03/15 11:28:44 pm: Shridhar: Mwaaaah</text:p>
      <text:p text:style-name="P1">14/03/15 11:28:47 pm: Shridhar: Love u</text:p>
      <text:p text:style-name="P1">15/03/15 2:11:36 am: Ayu New: Hey</text:p>
      <text:p text:style-name="P1">15/03/15 2:11:48 am: Ayu New: Instead of going goa</text:p>
      <text:p text:style-name="P1">15/03/15 2:11:55 am: Ayu New: We can go to banglore and manglore</text:p>
      <text:p text:style-name="P1">15/03/15 2:11:57 am: Ayu New: Please</text:p>
      <text:p text:style-name="P1">15/03/15 2:25:03 am: Ayu New: Forget it i want to go to banglore alone with u so may be next year</text:p>
      <text:p text:style-name="P1">15/03/15 2:25:19 am: Ayu New: Mostly india avanu thase for sunny's wedding tyare jaisu</text:p>
      <text:p text:style-name="P1">15/03/15 5:30:49 am: Shridhar: Gm babes</text:p>
      <text:p text:style-name="P1">15/03/15 5:55:54 am: Ayu New: &lt;image omitted&gt;</text:p>
      <text:p text:style-name="P1">15/03/15 5:56:06 am: Ayu New: How i looked 7 so much time back</text:p>
      <text:p text:style-name="P1">15/03/15 5:56:32 am: Ayu New: &lt;image omitted&gt;</text:p>
      <text:p text:style-name="P1">15/03/15 5:56:43 am: Ayu New: &lt;image omitted&gt;</text:p>
      <text:p text:style-name="P1">15/03/15 5:56:56 am: Ayu New: &lt;image omitted&gt;</text:p>
      <text:p text:style-name="P1">15/03/15 5:57:02 am: Ayu New: &lt;image omitted&gt;</text:p>
      <text:p text:style-name="P1">15/03/15 5:57:04 am: Ayu New: &lt;image omitted&gt;</text:p>
      <text:p text:style-name="P1">15/03/15 6:15:39 am: Shridhar: Gs ayushi Patel</text:p>
      <text:p text:style-name="P1">15/03/15 6:15:53 am: Ayu New: Vp</text:p>
      <text:p text:style-name="P1">15/03/15 6:15:56 am: Ayu New: VP</text:p>
      <text:p text:style-name="P1">15/03/15 6:16:00 am: Ayu New: Vice President</text:p>
      <text:p text:style-name="P1">15/03/15 6:16:16 am: Ayu New: Gosh</text:p>
      <text:p text:style-name="P1">15/03/15 6:16:25 am: Ayu New: How did u fall in love with me</text:p>
      <text:p text:style-name="P1">15/03/15 6:16:29 am: Ayu New: I was so ugly</text:p>
      <text:p text:style-name="P1">15/03/15 6:16:46 am: Shridhar: Well u weren't so chill</text:p>
      <text:p text:style-name="P1">15/03/15 6:16:54 am: Ayu New: &lt;image omitted&gt;</text:p>
      <text:p text:style-name="P1">15/03/15 6:16:56 am: Ayu New: That and this</text:p>
      <text:p text:style-name="P1">15/03/15 6:16:56 am: Ayu New: &lt;image omitted&gt;</text:p>
      <text:p text:style-name="P1">15/03/15 6:16:58 am: Ayu New: Ohh god</text:p>
      <text:p text:style-name="P1">15/03/15 6:17:38 am: Ayu New: Vikas was telling me the other day i am growing beautiful day by day</text:p>
      <text:p text:style-name="P1">15/03/15 6:19:04 am: Shridhar: When I tell u beautiful u don't believe me</text:p>
      <text:p text:style-name="P1">15/03/15 6:19:19 am: Ayu New: Yeah because ur a liar</text:p>
      <text:p text:style-name="P1">15/03/15 6:19:30 am: Ayu New: U lie a lot so I don't know what to believe and what to not</text:p>
      <text:p text:style-name="P1">15/03/15 6:19:50 am: Shridhar: Oh common</text:p>
      <text:p text:style-name="P1">15/03/15 6:20:52 am: Ayu New: What</text:p>
      <text:p text:style-name="P1">15/03/15 6:20:56 am: Ayu New: It's true</text:p>
      <text:p text:style-name="P1">15/03/15 6:21:10 am: Shridhar: So how was the day?</text:p>
      <text:p text:style-name="P1">15/03/15 6:21:15 am: Shridhar: Hectic ke okay</text:p>
      <text:p text:style-name="P1">15/03/15 6:21:17 am: Ayu New: Had i been beautiful for u , u would not have looked at other women when i am with u</text:p>
      <text:p text:style-name="P1">15/03/15 6:22:16 am: Shridhar: U are beautiful and tat I m serious</text:p>
      <text:p text:style-name="P1">15/03/15 6:27:23 am: Ayu New: I wish that was true.. Shridhar the fact is the person u love is the most beautiful person on earth for u and u don't find the need of looking here and there well not only that u don't have the feeling of looking at <text:soft-page-break/>other women</text:p>
      <text:p text:style-name="P1">15/03/15 6:27:32 am: Ayu New: In ur case u find it as an excuse</text:p>
      <text:p text:style-name="P1">15/03/15 6:28:32 am: Ayu New: I am not saying it's wrong i am just saying u don't love me. Indian men dream of blondes and white women and when they get excuse they come to fuck their indian wives and poor indian women think their husbands love them</text:p>
      <text:p text:style-name="P1">15/03/15 6:29:19 am: Ayu New: That is the reality but i am not letting that happen the day i feel ur getting attracted to some white women at work or whatever that will be the end of our sexual relationship</text:p>
      <text:p text:style-name="P1">15/03/15 6:30:00 am: Ayu New: Because i want it to be love rather than just sex. Because sex is something i can have with anyone anytime but love cannot be done with everyone</text:p>
      <text:p text:style-name="P1">15/03/15 6:31:52 am: Shridhar: Yes Hun I get u and I love u</text:p>
      <text:p text:style-name="P1">15/03/15 6:37:50 am: Shridhar: Wat u doin</text:p>
      <text:p text:style-name="P1">15/03/15 6:43:59 am: Ayu New: U don't get it</text:p>
      <text:p text:style-name="P1">15/03/15 6:44:02 am: Ayu New: U never have</text:p>
      <text:p text:style-name="P1">15/03/15 6:44:06 am: Ayu New: I am eating</text:p>
      <text:p text:style-name="P1">15/03/15 6:46:57 am: Shridhar: Su khai 6e</text:p>
      <text:p text:style-name="P1">15/03/15 6:47:31 am: Ayu New: &lt;image omitted&gt;</text:p>
      <text:p text:style-name="P1">15/03/15 6:48:39 am: Shridhar: It's looks yum</text:p>
      <text:p text:style-name="P1">15/03/15 6:48:46 am: Ayu New: Hmm</text:p>
      <text:p text:style-name="P1">15/03/15 7:06:47 am: Shridhar: Kale full day ke half day</text:p>
      <text:p text:style-name="P1">15/03/15 7:07:24 am: Ayu New: I am not working tomorrow</text:p>
      <text:p text:style-name="P1">15/03/15 7:07:38 am: Shridhar: Kale su plan</text:p>
      <text:p text:style-name="P1">15/03/15 7:09:32 am: Ayu New: Studying</text:p>
      <text:p text:style-name="P1">15/03/15 7:09:39 am: Shridhar: Okay</text:p>
      <text:p text:style-name="P1">15/03/15 7:10:51 am: Ayu New: Story su hati nh10 ni</text:p>
      <text:p text:style-name="P1">15/03/15 7:12:06 am: Shridhar: Anushka and her husband are goin to spend the weekend in some villa as it's abushka's bday</text:p>
      <text:p text:style-name="P1">15/03/15 7:12:27 am: Ayu New: I know that</text:p>
      <text:p text:style-name="P1">15/03/15 7:12:31 am: Ayu New: Agad bol</text:p>
      <text:p text:style-name="P1">15/03/15 7:12:36 am: Ayu New: Come to the point</text:p>
      <text:p text:style-name="P1">15/03/15 7:15:04 am: Shridhar: Well there is some village ema inter caste marriage hoi 6e toh they are brutally hitting both the husband and wife so anuska's husband tries to stop and he gets hit so his ego gets hurt</text:p>
      <text:p text:style-name="P1">15/03/15 7:19:57 am: Shridhar: Toh they leave and he spots the car so pa6ad jai ane seeing brutally hitting them he goes behind with a gun and he gets scared and he is running back and he gets caught and ene pan mare 6e ema he kills one of the guy from the village gang and then they run away and pa6i they run ne evu badhu and anushk's husband ne vage 6e with a knife so pa6i she finds a safe spot and leaves and goes out for help and police pan male li hoi 6e and so this ppl go behind anushk's ane eno husband is already dead by then so she reaches the same village and asks for the sarpach for the help and the sarpach had only send those guys as the gal was her daughter</text:p>
      <text:p text:style-name="P1">15/03/15 7:20:52 am: Shridhar: And she locks anushk's and calls those ppl and she again escapas taking their car and then she finds her husband dead and in revenge she goes and kills everyone</text:p>
      <text:p text:style-name="P1">15/03/15 7:21:01 am: Shridhar: She is acted relle well</text:p>
      <text:p text:style-name="P1">15/03/15 7:21:33 am: Ayu New: Hmm</text:p>
      <text:p text:style-name="P1">15/03/15 7:22:08 am: Shridhar: I m</text:p>
      <text:p text:style-name="P1">Waiting for fast and furious 7</text:p>
      <text:p text:style-name="P1">15/03/15 7:22:32 am: Ayu New: Hmm</text:p>
      <text:p text:style-name="P1">15/03/15 7:22:43 am: Shridhar: Wat u watchin?</text:p>
      <text:p text:style-name="P1">15/03/15 7:22:49 am: Ayu New: Masterchef</text:p>
      <text:p text:style-name="P1">15/03/15 7:23:27 am: Shridhar: Oh okay</text:p>
      <text:p text:style-name="P1">15/03/15 7:23:52 am: Shridhar: Vikas Khanna comes regularly ke few episodes?</text:p>
      <text:p text:style-name="P1">15/03/15 7:24:10 am: Ayu New: Regularly</text:p>
      <text:p text:style-name="P1">15/03/15 7:24:38 am: Shridhar: I find him better then Sanjeev kapoor</text:p>
      <text:p text:style-name="P1">15/03/15 7:24:50 am: Ayu New: Hmm</text:p>
      <text:p text:style-name="P1"><text:soft-page-break/>15/03/15 7:24:59 am: Shridhar: Who is the other guy</text:p>
      <text:p text:style-name="P1">15/03/15 7:26:36 am: Ayu New: Ranveer</text:p>
      <text:p text:style-name="P1">15/03/15 7:27:32 am: Ayu New: I like that name ranveer is a sexy name. When unhear the name it feels like the guy would be macho hansm jatt type</text:p>
      <text:p text:style-name="P1">15/03/15 7:37:05 am: Ayu New: So u don't want to talk</text:p>
      <text:p text:style-name="P1">15/03/15 7:37:19 am: Ayu New: Well I don't care either u probably have important things</text:p>
      <text:p text:style-name="P1">15/03/15 7:39:49 am: Shridhar: I want to</text:p>
      <text:p text:style-name="P1">15/03/15 7:40:01 am: Shridhar: Well but he doesn't have a macho body</text:p>
      <text:p text:style-name="P1">15/03/15 7:40:35 am: Ayu New: I can see how much u want too</text:p>
      <text:p text:style-name="P1">15/03/15 7:40:41 am: Shridhar: Oh common</text:p>
      <text:p text:style-name="P1">15/03/15 7:41:11 am: Shridhar: Do u like bateta Pauva</text:p>
      <text:p text:style-name="P1">15/03/15 7:41:13 am: Shridhar: ??</text:p>
      <text:p text:style-name="P1">15/03/15 7:47:19 am: Shridhar: Buzz</text:p>
      <text:p text:style-name="P1">15/03/15 7:47:21 am: Shridhar: Buzz</text:p>
      <text:p text:style-name="P1">15/03/15 7:50:11 am: Shridhar: Anju Aunty is gna give u 3 tola no siko for marriage</text:p>
      <text:p text:style-name="P1">15/03/15 7:50:20 am: Shridhar: Don tell mom I told u</text:p>
      <text:p text:style-name="P1">15/03/15 7:50:48 am: Shridhar: But she will give when we go together at her place bcoz pa6i varsha Foi ase ane she won't like it</text:p>
      <text:p text:style-name="P1">15/03/15 7:51:04 am: Shridhar: Bcoz I m damn sure she will bug when the vyvahar comes</text:p>
      <text:p text:style-name="P1">15/03/15 7:51:44 am: Ayu New: I don't understand y do u have to please varsha foi for everything, who the hell is she</text:p>
      <text:p text:style-name="P1">15/03/15 7:51:59 am: Ayu New: She is foi she is out of ur family since she got married</text:p>
      <text:p text:style-name="P1">15/03/15 7:52:05 am: Shridhar: I m not pleasing her</text:p>
      <text:p text:style-name="P1">15/03/15 7:52:45 am: Shridhar: Its tat she will interfere etle</text:p>
      <text:p text:style-name="P1">15/03/15 7:53:38 am: Ayu New: If she interferes than ignore it y do u give her importance to decide on what u have to do</text:p>
      <text:p text:style-name="P1">15/03/15 7:53:49 am: Shridhar: I don care</text:p>
      <text:p text:style-name="P1">15/03/15 7:54:14 am: Ayu New: I can see that</text:p>
      <text:p text:style-name="P1">15/03/15 7:54:28 am: Shridhar: Daksha Foi is gna file for her immigration</text:p>
      <text:p text:style-name="P1">15/03/15 7:54:45 am: Shridhar: Nishil got his citizenship</text:p>
      <text:p text:style-name="P1">15/03/15 7:54:58 am: Shridhar: I hope she makes it for the weddig</text:p>
      <text:p text:style-name="P1">15/03/15 7:55:35 am: Ayu New: I hope that too</text:p>
      <text:p text:style-name="P1">15/03/15 7:55:56 am: Shridhar: She is cool man she doesn't interfere at all</text:p>
      <text:p text:style-name="P1">15/03/15 7:56:33 am: Ayu New: I know that</text:p>
      <text:p text:style-name="P1">15/03/15 7:56:42 am: Ayu New: Coming back to smoking</text:p>
      <text:p text:style-name="P1">15/03/15 7:56:48 am: Shridhar: Yes</text:p>
      <text:p text:style-name="P1">15/03/15 7:56:50 am: Shridhar: F</text:p>
      <text:p text:style-name="P1">15/03/15 7:56:53 am: Shridhar: Go ahead</text:p>
      <text:p text:style-name="P1">15/03/15 7:56:58 am: Ayu New: I want to smoke when we go out carefree</text:p>
      <text:p text:style-name="P1">15/03/15 7:57:10 am: Shridhar: U can smoke when I m there also</text:p>
      <text:p text:style-name="P1">15/03/15 7:57:11 am: Ayu New: I can't smoke carefree in anand</text:p>
      <text:p text:style-name="P1">15/03/15 7:57:29 am: Shridhar: Ya okay we can in Bangalore and Rajasthan or Goa</text:p>
      <text:p text:style-name="P1">15/03/15 7:58:13 am: Ayu New: So I don't understand y people think smoking is bad but alcohol is allowed. She gets drunk and vomits and that's fine but smoking makes her judgemental about others</text:p>
      <text:p text:style-name="P1">15/03/15 7:58:21 am: Ayu New: No malav hase jode</text:p>
      <text:p text:style-name="P1">15/03/15 7:58:43 am: Shridhar: Toh madhubhan ma karje then</text:p>
      <text:p text:style-name="P1">15/03/15 7:59:33 am: Ayu New: When i smoke with alcohol it intoxicates and it's fun to have sex after ur intoxicated because u don't realize pain or fun u just have it</text:p>
      <text:p text:style-name="P1">15/03/15 7:59:55 am: Shridhar: Ya tats true</text:p>
      <text:p text:style-name="P1">15/03/15 8:00:21 am: Shridhar: I don get intoxicated with smoke</text:p>
      <text:p text:style-name="P1">15/03/15 8:00:38 am: Ayu New: So u better have because hu tane emai gamti nathi atleast i ll get better sex</text:p>
      <text:p text:style-name="P1">15/03/15 8:00:46 am: Shridhar: Bullshit</text:p>
      <text:p text:style-name="P1">15/03/15 8:00:55 am: Shridhar: Nai gamti ni gaidi</text:p>
      <text:p text:style-name="P1">15/03/15 8:01:23 am: Ayu New: U never get excited to have sex with me I don't know <text:soft-page-break/>whom u imagine while having sex with me because u look disintrested</text:p>
      <text:p text:style-name="P1">15/03/15 8:01:48 am: Shridhar: I am always excited having sex with u</text:p>
      <text:p text:style-name="P1">15/03/15 8:02:06 am: Ayu New: Yeah right</text:p>
      <text:p text:style-name="P1">15/03/15 8:02:21 am: Shridhar: Yup seriously</text:p>
      <text:p text:style-name="P1">15/03/15 8:02:58 am: Ayu New: I don't believe u n i will never</text:p>
      <text:p text:style-name="P1">15/03/15 8:03:14 am: Shridhar: U will when we have it this time</text:p>
      <text:p text:style-name="P1">15/03/15 8:04:18 am: Shridhar: &lt;image omitted&gt;</text:p>
      <text:p text:style-name="P1">15/03/15 8:04:32 am: Shridhar: U gettin this one</text:p>
      <text:p text:style-name="P1">15/03/15 8:04:55 am: Ayu New: That's because i m complaining , what about rest of life..</text:p>
      <text:p text:style-name="P1">15/03/15 8:05:05 am: Shridhar: Always</text:p>
      <text:p text:style-name="P1">15/03/15 8:05:11 am: Ayu New: I m not in mood of discussing that right now</text:p>
      <text:p text:style-name="P1">15/03/15 8:05:33 am: Shridhar: I will always have wild sex</text:p>
      <text:p text:style-name="P1">15/03/15 8:06:03 am: Ayu New: U can't have normal</text:p>
      <text:p text:style-name="P1">15/03/15 8:06:10 am: Ayu New: What ur talking about wild</text:p>
      <text:p text:style-name="P1">15/03/15 8:06:15 am: Shridhar: Joje toh</text:p>
      <text:p text:style-name="P1">15/03/15 8:07:07 am: Shridhar: By the way Dharti was telling mom ke she din like wat varsha Foi did and she now dislikes her so mom was like she is done many things like tat wic she doesn know</text:p>
      <text:p text:style-name="P1">15/03/15 8:08:24 am: Shridhar: Wild one for sure everytime</text:p>
      <text:p text:style-name="P1">15/03/15 8:09:30 am: Ayu New: What she did Dharti didn't like</text:p>
      <text:p text:style-name="P1">15/03/15 8:10:14 am: Shridhar: Taro case baby</text:p>
      <text:p text:style-name="P1">15/03/15 8:10:35 am: Shridhar: U went to anju ba first varu</text:p>
      <text:p text:style-name="P1">15/03/15 8:10:45 am: Ayu New: I don't understand</text:p>
      <text:p text:style-name="P1">15/03/15 8:10:53 am: Ayu New: What are you talking about</text:p>
      <text:p text:style-name="P1">15/03/15 8:11:31 am: Shridhar: Alya tat u went to anju aunty's place and stayed over ne eh</text:p>
      <text:p text:style-name="P1">15/03/15 8:11:49 am: Ayu New: This time</text:p>
      <text:p text:style-name="P1">15/03/15 8:11:53 am: Ayu New: When i went</text:p>
      <text:p text:style-name="P1">15/03/15 8:11:58 am: Shridhar: Na last time varu</text:p>
      <text:p text:style-name="P1">15/03/15 8:12:35 am: Ayu New: I stayed at anju aunty's place when dharti was there that's this time. First time when i went i stayed at varshafoi's olace</text:p>
      <text:p text:style-name="P1">15/03/15 8:13:13 am: Shridhar: Ha but she din like it na 1st time u went directly to anju Aunty eh varu case</text:p>
      <text:p text:style-name="P1">15/03/15 8:17:11 am: Ayu New: Well the plan was to meet anju aunty , varshafoi toh vraj javana hata. Emno plan cancel that doesn't mean others will change their plabs for them</text:p>
      <text:p text:style-name="P1">15/03/15 8:17:59 am: Shridhar: Tats not the point the point is u meting anju Aunty before her</text:p>
      <text:p text:style-name="P1">15/03/15 8:18:10 am: Ayu New: Tyare toh mane kayu bhi natu and they told ur mom k mane lai ne jase but their planwas done khali tara beu foi shreya and sejal ba javana hata</text:p>
      <text:p text:style-name="P1">15/03/15 8:18:22 am: Shridhar: Ya</text:p>
      <text:p text:style-name="P1">15/03/15 8:18:22 am: Ayu New: E toh shreya periods ma thai etle cancel thayu</text:p>
      <text:p text:style-name="P1">15/03/15 8:18:54 am: Ayu New: I don't know what problems ur family is having but mane involve na karai haji lagan bhi nathi thatu</text:p>
      <text:p text:style-name="P1">15/03/15 8:19:05 am: Shridhar: Ej toh Kau 6u ne ke she wants to dominate even me but I from get dominated</text:p>
      <text:p text:style-name="P1">15/03/15 8:19:15 am: Ayu New: Buddhi nathi tara family members ma ur foi creates trouble for me and ur mom taunts me</text:p>
      <text:p text:style-name="P1">15/03/15 8:19:21 am: Shridhar: Arey Lagan pa6i pan na Karu tane involve</text:p>
      <text:p text:style-name="P1">15/03/15 8:19:26 am: Ayu New: I have never seen anything like this in my life</text:p>
      <text:p text:style-name="P1">15/03/15 8:19:38 am: Shridhar: Well tats the point</text:p>
      <text:p text:style-name="P1">15/03/15 8:21:00 am: Ayu New: When i told this to ur mom k avu thayu tu toh u know what ur mom said , she said avu toh thaya kare tare beu jagya a timeset kari ne jai avanu. I was like seriously u think i am free and i have that much time</text:p>
      <text:p text:style-name="P1">15/03/15 8:21:33 am: Ayu New: Upar thi varshafoi was like shridhar nu nam deje k shridhar a na padi anju aunty na tya rehvani</text:p>
      <text:p text:style-name="P1">15/03/15 8:22:19 am: Ayu New: So manipulative everyone had i not been in love with <text:soft-page-break/>u and moreover not married to u on paper i would have broken up</text:p>
      <text:p text:style-name="P1">15/03/15 8:22:25 am: Ayu New: Ridiculous family</text:p>
      <text:p text:style-name="P1">15/03/15 8:22:56 am: Shridhar: Chill u are not answerable to anyone</text:p>
      <text:p text:style-name="P1">15/03/15 8:23:45 am: Shridhar: Dalwada ke methi na gota</text:p>
      <text:p text:style-name="P1">15/03/15 8:24:23 am: Ayu New: Yeah right i m not answerable</text:p>
      <text:p text:style-name="P1">15/03/15 8:25:01 am: Shridhar: Chill</text:p>
      <text:p text:style-name="P1">15/03/15 8:25:23 am: Ayu New: I m chilled only</text:p>
      <text:p text:style-name="P1">15/03/15 8:25:27 am: Ayu New: I m just saying</text:p>
      <text:p text:style-name="P1">15/03/15 8:25:43 am: Ayu New: And don't make me the villain i m not complaining</text:p>
      <text:p text:style-name="P1">15/03/15 8:26:01 am: Shridhar: I m not</text:p>
      <text:p text:style-name="P1">15/03/15 8:26:02 am: Ayu New: Y m i even talking to u</text:p>
      <text:p text:style-name="P1">15/03/15 8:26:21 am: Shridhar: Wtf yaar</text:p>
      <text:p text:style-name="P1">15/03/15 8:26:21 am: Ayu New: U always think i m complaining and try to change topics</text:p>
      <text:p text:style-name="P1">15/03/15 8:26:35 am: Ayu New: I should be saying that</text:p>
      <text:p text:style-name="P1">15/03/15 8:26:54 am: Shridhar: U told y m I takin etle</text:p>
      <text:p text:style-name="P1">15/03/15 8:26:56 am: Ayu New: Stop overreacting because i can dhout on top of my voice too</text:p>
      <text:p text:style-name="P1">15/03/15 8:27:36 am: Shridhar: Ya I know</text:p>
      <text:p text:style-name="P1">15/03/15 8:28:33 am: Ayu New: I am just saying everyone is worried k anju aunty sathe karyu a khotu kariyu but ama maru koi nai vichartu not even u.</text:p>
      <text:p text:style-name="P1"/>
      <text:p text:style-name="P1">15/03/15 10:29:00 pm: Shridhar: Bolo baby</text:p>
      <text:p text:style-name="P1">15/03/15 10:43:03 pm: Ayu New: Cooking</text:p>
      <text:p text:style-name="P1">15/03/15 10:43:26 pm: Shridhar: Wat u making</text:p>
      <text:p text:style-name="P1">15/03/15 10:44:36 pm: Ayu New: Mexican bhel</text:p>
      <text:p text:style-name="P1">15/03/15 10:44:42 pm: Ayu New: I am frying tortillas</text:p>
      <text:p text:style-name="P1">15/03/15 10:44:53 pm: Shridhar: Send me a snap once done</text:p>
      <text:p text:style-name="P1">15/03/15 11:02:04 pm: Ayu New: &lt;image omitted&gt;</text:p>
      <text:p text:style-name="P1">15/03/15 11:04:53 pm: Shridhar: Looks yum</text:p>
      <text:p text:style-name="P1">15/03/15 11:05:06 pm: Ayu New: Yeah right</text:p>
      <text:p text:style-name="P1">15/03/15 11:05:14 pm: Shridhar: I like it dude</text:p>
      <text:p text:style-name="P1">15/03/15 11:05:20 pm: Ayu New: U don't</text:p>
      <text:p text:style-name="P1">15/03/15 11:05:31 pm: Shridhar: I do ave</text:p>
      <text:p text:style-name="P1">15/03/15 11:05:34 pm: Ayu New: All u and everyone in ur family likes what dharti does</text:p>
      <text:p text:style-name="P1">15/03/15 11:06:04 pm: Shridhar: Na ave</text:p>
      <text:p text:style-name="P1">15/03/15 11:06:39 pm: Ayu New: I was not born yesterday</text:p>
      <text:p text:style-name="P1">15/03/15 11:06:56 pm: Shridhar: Oh common</text:p>
      <text:p text:style-name="P1">15/03/15 11:09:20 pm: Ayu New: Well that is the truth</text:p>
      <text:p text:style-name="P1">15/03/15 11:10:06 pm: Ayu New: Ur mom will not see how much i try to make them happy and spend time with them when i am in india only for a week but she can see how dharti calls her and goes out with her</text:p>
      <text:p text:style-name="P1">15/03/15 11:10:08 pm: Shridhar: It's not the truth</text:p>
      <text:p text:style-name="P1">15/03/15 11:10:14 pm: Ayu New: And etc etc</text:p>
      <text:p text:style-name="P1">15/03/15 11:10:24 pm: Shridhar: No baba</text:p>
      <text:p text:style-name="P1">15/03/15 11:10:28 pm: Ayu New: Well the one whoe suffers only they can know this</text:p>
      <text:p text:style-name="P1">15/03/15 11:25:05 pm: Shridhar: Gna sleep baby</text:p>
      <text:p text:style-name="P1">15/03/15 11:25:09 pm: Shridhar: Gd8</text:p>
      <text:p text:style-name="P1">15/03/15 11:25:11 pm: Shridhar: Mwaaah</text:p>
      <text:p text:style-name="P1">15/03/15 11:25:36 pm: Shridhar: 😘😘</text:p>
      <text:p text:style-name="P1">16/03/15 1:39:46 am: Ayu New: I am sorry I don't know what happens to me when you don't reply</text:p>
      <text:p text:style-name="P1">16/03/15 1:41:29 am: Ayu New: Thing is i am insecured and I don't trust u with anything which is maming me think of weird things like u being with some other women or encouraging family politics against me and forced to be with me not liking me like dharmik</text:p>
      <text:p text:style-name="P1">16/03/15 5:57:23 am: Ayu New: U again ignored me</text:p>
      <text:p text:style-name="P1">16/03/15 5:57:33 am: Ayu New: U saw tge text 20 minutes back</text:p>
      <text:p text:style-name="P1"><text:soft-page-break/>16/03/15 6:05:04 am: Shridhar: Gm</text:p>
      <text:p text:style-name="P1">16/03/15 6:05:32 am: Shridhar: Arey baba I went for bath ane thought will get back and reply u baby</text:p>
      <text:p text:style-name="P1">16/03/15 6:05:42 am: Shridhar: I din ignore u Hun</text:p>
      <text:p text:style-name="P1">16/03/15 6:06:47 am: Ayu New: Hmm</text:p>
      <text:p text:style-name="P1">16/03/15 6:07:02 am: Ayu New: &lt;image omitted&gt;</text:p>
      <text:p text:style-name="P1">16/03/15 6:07:14 am: Ayu New: I might wear something like this with beige and marion color</text:p>
      <text:p text:style-name="P1">16/03/15 6:07:29 am: Ayu New: &lt;image omitted&gt;</text:p>
      <text:p text:style-name="P1">16/03/15 6:07:33 am: Ayu New: And this look</text:p>
      <text:p text:style-name="P1">16/03/15 6:15:02 am: Shridhar: Okay</text:p>
      <text:p text:style-name="P1">16/03/15 6:15:16 am: Shridhar: And Bombay ma where u gettin it done</text:p>
      <text:p text:style-name="P1">16/03/15 6:16:08 am: Ayu New: Bombay i am not getting it done because they said August ma apvu oade</text:p>
      <text:p text:style-name="P1">16/03/15 6:16:19 am: Ayu New: And i will be coming in November</text:p>
      <text:p text:style-name="P1">16/03/15 6:17:14 am: Ayu New: But haven't talked to her yet mami knows her</text:p>
      <text:p text:style-name="P1">16/03/15 6:17:16 am: Shridhar: Kya agar?</text:p>
      <text:p text:style-name="P1">16/03/15 6:17:23 am: Shridhar: Vadodara</text:p>
      <text:p text:style-name="P1">16/03/15 6:17:32 am: Shridhar: Wr we were suppose to go</text:p>
      <text:p text:style-name="P1">16/03/15 6:17:44 am: Shridhar: And we din get time ejne</text:p>
      <text:p text:style-name="P1">16/03/15 6:18:05 am: Ayu New: No other one</text:p>
      <text:p text:style-name="P1">16/03/15 6:26:32 am: Shridhar: Oh okay</text:p>
      <text:p text:style-name="P1">16/03/15 6:30:39 am: Shridhar: Wat u doin</text:p>
      <text:p text:style-name="P1">16/03/15 6:31:06 am: Ayu New: Watching bhool bhulaiya</text:p>
      <text:p text:style-name="P1">16/03/15 6:35:10 am: Shridhar: Baby call u once I reach</text:p>
      <text:p text:style-name="P1">16/03/15 6:35:14 am: Shridhar: In train right now</text:p>
      <text:p text:style-name="P1">16/03/15 6:35:28 am: Ayu New: I ll sleep don't call</text:p>
      <text:p text:style-name="P1">16/03/15 6:35:31 am: Ayu New: Text</text:p>
      <text:p text:style-name="P1">16/03/15 6:35:47 am: Shridhar: Okay I'll text but I wanna see u Hun</text:p>
      <text:p text:style-name="P1">16/03/15 6:36:40 am: Ayu New: I ll sleep i m tired I didn't get enough sleep last night</text:p>
      <text:p text:style-name="P1">16/03/15 6:37:03 am: Shridhar: Okay baby</text:p>
      <text:p text:style-name="P1">16/03/15 6:37:10 am: Shridhar: I will msg if u up</text:p>
      <text:p text:style-name="P1">16/03/15 6:37:41 am: Shridhar: Bcz Atyare ppl are peeping</text:p>
      <text:p text:style-name="P1">16/03/15 6:38:08 am: Ayu New: Okay</text:p>
      <text:p text:style-name="P1">16/03/15 7:16:02 am: Shridhar: Bolo</text:p>
      <text:p text:style-name="P1">16/03/15 7:16:10 am: Shridhar: Reached baroda station</text:p>
      <text:p text:style-name="P1">16/03/15 7:16:28 am: Ayu New: U say</text:p>
      <text:p text:style-name="P1">16/03/15 7:16:42 am: Shridhar: Wat u did today</text:p>
      <text:p text:style-name="P1">16/03/15 7:17:16 am: Ayu New: Watched tv and studied</text:p>
      <text:p text:style-name="P1">16/03/15 7:17:29 am: Shridhar: Wat u made for dinner?</text:p>
      <text:p text:style-name="P1">16/03/15 7:19:20 am: Ayu New: Pizza</text:p>
      <text:p text:style-name="P1">16/03/15 7:19:26 am: Ayu New: Didn't turn out good</text:p>
      <text:p text:style-name="P1">16/03/15 7:19:32 am: Shridhar: Kem su thayu?</text:p>
      <text:p text:style-name="P1">16/03/15 7:19:49 am: Ayu New: Cheese faltu nikdi and sauce was too tangy</text:p>
      <text:p text:style-name="P1">16/03/15 7:19:57 am: Shridhar: Oh okay</text:p>
      <text:p text:style-name="P1">16/03/15 7:20:08 am: Shridhar: Toh biju kasu na khadu?</text:p>
      <text:p text:style-name="P1">16/03/15 7:20:16 am: Ayu New: No i had that</text:p>
      <text:p text:style-name="P1">16/03/15 7:20:48 am: Shridhar: Okay wait office Jaine Karu</text:p>
      <text:p text:style-name="P1">16/03/15 7:21:24 am: Ayu New: <text:span text:style-name="T1">okay</text:span></text:p>
      <text:p text:style-name="P1"/>
      <text:p text:style-name="P1">16/03/15 6:07:21 pm: Shridhar: Gm</text:p>
      <text:p text:style-name="P1">16/03/15 6:15:46 pm: Ayu New: Gm</text:p>
      <text:p text:style-name="P1">16/03/15 6:15:58 pm: Shridhar: Ready for work baby</text:p>
      <text:p text:style-name="P1">16/03/15 10:45:16 pm: Shridhar: Gd8</text:p>
      <text:p text:style-name="P1">16/03/15 10:45:19 pm: Shridhar: Mwaaah</text:p>
      <text:p text:style-name="P1">16/03/15 10:45:32 pm: Shridhar: Hope u have a great day at work</text:p>
      <text:p text:style-name="P1">16/03/15 10:51:37 pm: Ayu New: Yep</text:p>
      <text:p text:style-name="P1">16/03/15 11:12:36 pm: Ayu New: Ur a coffee drinker right</text:p>
      <text:p text:style-name="P1"><text:soft-page-break/>16/03/15 11:12:49 pm: Ayu New: What's a double expresso shot</text:p>
      <text:p text:style-name="P1">17/03/15 5:40:21 am: Shridhar: Gm</text:p>
      <text:p text:style-name="P1">17/03/15 5:40:48 am: Ayu New: Morning</text:p>
      <text:p text:style-name="P1">17/03/15 5:40:53 am: Shridhar: Well it's a black coffee Hun</text:p>
      <text:p text:style-name="P1">17/03/15 5:40:58 am: Ayu New: Tell me how to make a double expresso shot</text:p>
      <text:p text:style-name="P1">17/03/15 5:41:18 am: Ayu New: I had 1 full cup today and it felt good i wanna have it everyday now</text:p>
      <text:p text:style-name="P1">17/03/15 5:41:32 am: Shridhar: Okay</text:p>
      <text:p text:style-name="P1">17/03/15 5:41:42 am: Shridhar: U have coffee maker?</text:p>
      <text:p text:style-name="P1">17/03/15 5:41:50 am: Ayu New: No</text:p>
      <text:p text:style-name="P1">17/03/15 5:41:53 am: Ayu New: But yes at work</text:p>
      <text:p text:style-name="P1">17/03/15 5:42:29 am: Shridhar: Ha toh je teh single shot pidho ne ene 2 times levanu so tats double shot</text:p>
      <text:p text:style-name="P1">17/03/15 6:16:13 am: Ayu New: But how to make it</text:p>
      <text:p text:style-name="P1">17/03/15 6:16:28 am: Ayu New: &lt;image omitted&gt;</text:p>
      <text:p text:style-name="P1">17/03/15 6:16:30 am: Ayu New: &lt;image omitted&gt;</text:p>
      <text:p text:style-name="P1">17/03/15 6:18:10 am: Shridhar: Take water and put coffee and boil it till a little thick</text:p>
      <text:p text:style-name="P1">17/03/15 6:18:19 am: Shridhar: Coffee vadhare nakhje</text:p>
      <text:p text:style-name="P1">17/03/15 6:18:43 am: Ayu New: Okay</text:p>
      <text:p text:style-name="P1">17/03/15 6:21:18 am: Shridhar: The beans u gt for me ene crush karine u can make it</text:p>
      <text:p text:style-name="P1">17/03/15 6:21:43 am: Shridhar: Tat will be good</text:p>
      <text:p text:style-name="P1">17/03/15 6:22:14 am: Ayu New: &lt;image omitted&gt;</text:p>
      <text:p text:style-name="P1">17/03/15 6:22:16 am: Ayu New: Mast shak thayu che</text:p>
      <text:p text:style-name="P1">17/03/15 6:23:33 am: Ayu New: Before u ask how innade it i ll tell garlic onion sauteed add brinjals/eggplant let it cook than add spinach and green chillies and tomatos let it cook than add spices</text:p>
      <text:p text:style-name="P1">17/03/15 6:23:35 am: Ayu New: Mastttt</text:p>
      <text:p text:style-name="P1">17/03/15 6:23:40 am: Ayu New: Eat it with bhakri</text:p>
      <text:p text:style-name="P1">17/03/15 6:42:17 am: Shridhar: As u told coffee I m tempted now</text:p>
      <text:p text:style-name="P1">17/03/15 6:42:48 am: Shridhar: I m</text:p>
      <text:p text:style-name="P1">Gng to kitli will have and then leave for work</text:p>
      <text:p text:style-name="P1">17/03/15 6:42:57 am: Ayu New: I was so sleepy at work all day until i had coffee and my headache was gone</text:p>
      <text:p text:style-name="P1">17/03/15 6:43:06 am: Ayu New: Ghare banai ne</text:p>
      <text:p text:style-name="P1">17/03/15 6:43:13 am: Shridhar: Bhayi ne coffee</text:p>
      <text:p text:style-name="P1">17/03/15 6:43:18 am: Ayu New: Didn't i give u starbucks nu motu pack</text:p>
      <text:p text:style-name="P1">17/03/15 6:43:23 am: Shridhar: Yup</text:p>
      <text:p text:style-name="P1">17/03/15 6:43:39 am: Ayu New: I like coffe just never liked expresso but more than liking it's the need</text:p>
      <text:p text:style-name="P1">17/03/15 6:44:06 am: Shridhar: Well it get ur headache go away</text:p>
      <text:p text:style-name="P1">17/03/15 6:45:58 am: Shridhar: Khai lidhu</text:p>
      <text:p text:style-name="P1">17/03/15 6:46:08 am: Ayu New: Yea</text:p>
      <text:p text:style-name="P1">17/03/15 6:47:15 am: Ayu New: Do u think shreya can run 5k</text:p>
      <text:p text:style-name="P1">17/03/15 6:47:55 am: Shridhar: Well she says she runs everyday so may be she can</text:p>
      <text:p text:style-name="P1">17/03/15 6:48:08 am: Ayu New: How come she is not loosing weight than</text:p>
      <text:p text:style-name="P1">17/03/15 6:48:22 am: Ayu New: Had i been running that much i woukd be skinniest person on earth</text:p>
      <text:p text:style-name="P1">17/03/15 6:48:28 am: Ayu New: U could see my ribs</text:p>
      <text:p text:style-name="P1">17/03/15 6:49:05 am: Shridhar: Lol</text:p>
      <text:p text:style-name="P1">17/03/15 6:49:18 am: Ayu New: Lol nai</text:p>
      <text:p text:style-name="P1">17/03/15 6:49:23 am: Ayu New: I am serious</text:p>
      <text:p text:style-name="P1">17/03/15 6:49:24 am: Shridhar: She eats tat much also</text:p>
      <text:p text:style-name="P1">17/03/15 6:49:31 am: Ayu New: She doesn't</text:p>
      <text:p text:style-name="P1">17/03/15 6:49:36 am: Ayu New: I eat more than her</text:p>
      <text:p text:style-name="P1">17/03/15 6:49:54 am: Ayu New: She has low metabolism i agree but she is more active than me</text:p>
      <text:p text:style-name="P1">17/03/15 6:50:09 am: Ayu New: My brother is an athlete runs 5-8km everyday</text:p>
      <text:p text:style-name="P1">17/03/15 6:50:20 am: Ayu New: And u know how skinny and tonned he is</text:p>
      <text:p text:style-name="P1"><text:soft-page-break/>17/03/15 6:50:30 am: Ayu New: Malav is a state runner</text:p>
      <text:p text:style-name="P1">17/03/15 6:50:52 am: Ayu New: And shreya is flabby atlu run kartu hoy koi toh a flabby na hoy</text:p>
      <text:p text:style-name="P1">17/03/15 6:51:18 am: Shridhar: Then she must be not be running regularly</text:p>
      <text:p text:style-name="P1">17/03/15 6:51:46 am: Ayu New: She runs everyday she says</text:p>
      <text:p text:style-name="P1">17/03/15 6:51:56 am: Shridhar: Eh ave Kone khbr</text:p>
      <text:p text:style-name="P1">17/03/15 6:52:09 am: Ayu New: It can't be genetics because prople are genetically obese reduce weight too</text:p>
      <text:p text:style-name="P1">17/03/15 6:52:20 am: Shridhar: Ya tats true</text:p>
      <text:p text:style-name="P1">17/03/15 6:52:45 am: Shridhar: Look at adnan Sami</text:p>
      <text:p text:style-name="P1">17/03/15 6:52:57 am: Ayu New: &lt;image omitted&gt;</text:p>
      <text:p text:style-name="P1">17/03/15 6:53:03 am: Ayu New: I want to be this skinny again</text:p>
      <text:p text:style-name="P1">17/03/15 6:53:09 am: Ayu New: I ll be by wedding</text:p>
      <text:p text:style-name="P1">17/03/15 6:53:20 am: Shridhar: Start it after exam</text:p>
      <text:p text:style-name="P1">Is over</text:p>
      <text:p text:style-name="P1">17/03/15 6:53:30 am: Ayu New: Yeah that's the plan</text:p>
      <text:p text:style-name="P1">17/03/15 6:53:34 am: Ayu New: I was size 0</text:p>
      <text:p text:style-name="P1">17/03/15 6:53:41 am: Ayu New: Now i am 4</text:p>
      <text:p text:style-name="P1">17/03/15 6:53:53 am: Shridhar: No u not 4 but 1.5</text:p>
      <text:p text:style-name="P1">17/03/15 6:53:54 am: Ayu New: Last time i came to india i was 2</text:p>
      <text:p text:style-name="P1">17/03/15 6:54:04 am: Ayu New: I wear size 4 jeans</text:p>
      <text:p text:style-name="P1">17/03/15 6:55:58 am: Shridhar: When's the exam</text:p>
      <text:p text:style-name="P1">17/03/15 6:56:25 am: Ayu New: April 29th</text:p>
      <text:p text:style-name="P1">17/03/15 6:56:50 am: Ayu New: I told anju aunty i took up a PRN job so i work on every Saturday until april</text:p>
      <text:p text:style-name="P1">17/03/15 6:56:58 am: Ayu New: End</text:p>
      <text:p text:style-name="P1">17/03/15 6:57:03 am: Shridhar: Okay</text:p>
      <text:p text:style-name="P1">17/03/15 6:57:22 am: Shridhar: She doesn't mind</text:p>
      <text:p text:style-name="P1">17/03/15 6:57:39 am: Ayu New: I know but I don't like telling her and devang no all the time</text:p>
      <text:p text:style-name="P1">17/03/15 6:57:42 am: Ayu New: I like them</text:p>
      <text:p text:style-name="P1">17/03/15 6:57:51 am: Shridhar: I know tat baby</text:p>
      <text:p text:style-name="P1">17/03/15 7:00:14 am: Ayu New: &lt;image omitted&gt;</text:p>
      <text:p text:style-name="P1">17/03/15 7:00:22 am: Ayu New: Did u like this red lehengha</text:p>
      <text:p text:style-name="P1">17/03/15 7:01:54 am: Shridhar: Yup I did</text:p>
      <text:p text:style-name="P1">17/03/15 7:04:49 am: Ayu New: Bas aa designer mani jai</text:p>
      <text:p text:style-name="P1">17/03/15 7:05:17 am: Shridhar: Tats gota pati right</text:p>
      <text:p text:style-name="P1">17/03/15 7:05:38 am: Ayu New: Yeah</text:p>
      <text:p text:style-name="P1">17/03/15 7:05:47 am: Ayu New: &lt;image omitted&gt;</text:p>
      <text:p text:style-name="P1">17/03/15 7:05:49 am: Ayu New: This is gota patti</text:p>
      <text:p text:style-name="P1">17/03/15 7:06:02 am: Ayu New: &lt;image omitted&gt;</text:p>
      <text:p text:style-name="P1">17/03/15 7:06:04 am: Ayu New: This too</text:p>
      <text:p text:style-name="P1">17/03/15 7:06:05 am: Ayu New: &lt;image omitted&gt;</text:p>
      <text:p text:style-name="P1">17/03/15 7:06:34 am: Ayu New: Or i might get done what diya mirza is wearing</text:p>
      <text:p text:style-name="P1">17/03/15 7:06:51 am: Shridhar: It's nice</text:p>
      <text:p text:style-name="P1">17/03/15 7:06:56 am: Ayu New: Yep</text:p>
      <text:p text:style-name="P1">17/03/15 7:07:08 am: Ayu New: &lt;image omitted&gt;</text:p>
      <text:p text:style-name="P1">17/03/15 7:07:15 am: Ayu New: This is gota oatti bandhani saree</text:p>
      <text:p text:style-name="P1">17/03/15 7:07:45 am: Shridhar: Get blue color done</text:p>
      <text:p text:style-name="P1">17/03/15 7:07:52 am: Ayu New: &lt;image omitted&gt;</text:p>
      <text:p text:style-name="P1">17/03/15 7:07:58 am: Ayu New: This is gota patti blouse</text:p>
      <text:p text:style-name="P1">17/03/15 7:08:07 am: Ayu New: No beige and maroon</text:p>
      <text:p text:style-name="P1">17/03/15 7:08:15 am: Shridhar: Different lage etle</text:p>
      <text:p text:style-name="P1">17/03/15 7:08:18 am: Ayu New: Wedding dress beige and maroon</text:p>
      <text:p text:style-name="P1">17/03/15 7:08:23 am: Ayu New: My mom is making a fuss</text:p>
      <text:p text:style-name="P1">17/03/15 7:08:38 am: Ayu New: She wants me to wear wedding color that makes me look like a bride</text:p>
      <text:p text:style-name="P1">17/03/15 7:09:16 am: Shridhar: Hmmm</text:p>
      <text:p text:style-name="P1">17/03/15 7:09:28 am: Shridhar: Wt does Yeshu and dad tell</text:p>
      <text:p text:style-name="P1"><text:soft-page-break/>17/03/15 7:10:28 am: Ayu New: Ana daddy ne su puchvanu</text:p>
      <text:p text:style-name="P1">17/03/15 7:10:37 am: Ayu New: Emne emna kapda ni khabar oade tohy bau che</text:p>
      <text:p text:style-name="P1">17/03/15 7:10:44 am: Ayu New: Yeshu ne kasi padi nathi</text:p>
      <text:p text:style-name="P1">17/03/15 7:10:55 am: Ayu New: And all this i discuss with mom</text:p>
      <text:p text:style-name="P1">17/03/15 7:11:20 am: Ayu New: &lt;image omitted&gt;</text:p>
      <text:p text:style-name="P1">17/03/15 7:11:27 am: Ayu New: Rest magnets aa picture na banais</text:p>
      <text:p text:style-name="P1">17/03/15 7:11:35 am: Ayu New: I m giving it to all my relatives now</text:p>
      <text:p text:style-name="P1">17/03/15 7:11:42 am: Ayu New: Tara banava hoy toh keh mane</text:p>
      <text:p text:style-name="P1">17/03/15 7:12:01 am: Shridhar: Nope</text:p>
      <text:p text:style-name="P1">17/03/15 7:12:25 am: Ayu New: What nooe</text:p>
      <text:p text:style-name="P1">17/03/15 7:13:26 am: Shridhar: Na tyane u already made na around 20-30</text:p>
      <text:p text:style-name="P1">17/03/15 7:13:34 am: Shridhar: Ahiya na hu Banayis</text:p>
      <text:p text:style-name="P1">17/03/15 7:14:23 am: Ayu New: I m not giving anyone in india</text:p>
      <text:p text:style-name="P1">17/03/15 7:15:23 am: Shridhar: Okay</text:p>
      <text:p text:style-name="P1">17/03/15 7:15:28 am: Shridhar: Msg u in 35mins</text:p>
      <text:p text:style-name="P1">17/03/15 7:15:32 am: Shridhar: Driving now</text:p>
      <text:p text:style-name="P1">17/03/15 7:51:59 am: Ayu New: &lt;image omitted&gt;</text:p>
      <text:p text:style-name="P1">17/03/15 8:04:02 am: Shridhar: Hey baby</text:p>
      <text:p text:style-name="P1">17/03/15 8:06:18 am: Shridhar: su Kare</text:p>
      <text:p text:style-name="P1">17/03/15 8:07:02 am: Ayu New: &lt;image omitted&gt;</text:p>
      <text:p text:style-name="P1">17/03/15 8:07:02 am: Ayu New: &lt;image omitted&gt;</text:p>
      <text:p text:style-name="P1">17/03/15 8:08:01 am: Shridhar: Sexy su Kare 63</text:p>
      <text:p text:style-name="P1">17/03/15 8:08:10 am: Ayu New: Admiring myself</text:p>
      <text:p text:style-name="P1">17/03/15 8:13:35 am: Ayu New: So don't talk about this avni bhuva to priyanka or roshni or anyone</text:p>
      <text:p text:style-name="P1">17/03/15 8:13:41 am: Ayu New: Fuck</text:p>
      <text:p text:style-name="P1">17/03/15 8:13:47 am: Ayu New: Y did i even tell u her name</text:p>
      <text:p text:style-name="P1">17/03/15 8:14:01 am: Shridhar: Avni bhuva?</text:p>
      <text:p text:style-name="P1">17/03/15 8:14:07 am: Ayu New: My designer</text:p>
      <text:p text:style-name="P1">17/03/15 8:14:09 am: Shridhar: Who is she</text:p>
      <text:p text:style-name="P1">17/03/15 8:14:13 am: Shridhar: Oh okay</text:p>
      <text:p text:style-name="P1">17/03/15 8:14:20 am: Shridhar: I won't tak chill</text:p>
      <text:p text:style-name="P1">17/03/15 8:14:30 am: Ayu New: Because india ma everyone is smart</text:p>
      <text:p text:style-name="P1">17/03/15 8:14:43 am: Ayu New: They will get their stuffs done but they will not tell u the details</text:p>
      <text:p text:style-name="P1">17/03/15 8:14:52 am: Shridhar: Oh okay</text:p>
      <text:p text:style-name="P1">17/03/15 8:14:59 am: Ayu New: Priyanka n roahni knew chinki kapda bagade che</text:p>
      <text:p text:style-name="P1">17/03/15 8:15:04 am: Ayu New: They never warned me</text:p>
      <text:p text:style-name="P1">17/03/15 8:15:19 am: Ayu New: So if they ask u tell them u don't know anything</text:p>
      <text:p text:style-name="P1">17/03/15 8:15:25 am: Shridhar: Yup</text:p>
      <text:p text:style-name="P1">17/03/15 8:15:31 am: Shridhar: I will tell u gng Bombay</text:p>
      <text:p text:style-name="P1">17/03/15 8:15:33 am: Shridhar: Simple</text:p>
      <text:p text:style-name="P1">17/03/15 8:15:30 am: Ayu New: And tell them i ll be getting it from mumbai</text:p>
      <text:p text:style-name="P1">17/03/15 8:15:34 am: Ayu New: Yeah</text:p>
      <text:p text:style-name="P1">17/03/15 8:15:48 am: Shridhar: Wher details I don know</text:p>
      <text:p text:style-name="P1">17/03/15 8:15:48 am: Ayu New: From some designer i m getting it designed in mumbai</text:p>
      <text:p text:style-name="P1">17/03/15 8:15:50 am: Ayu New: Just tell that</text:p>
      <text:p text:style-name="P1">17/03/15 8:16:01 am: Shridhar: Okay baby</text:p>
      <text:p text:style-name="P1">17/03/15 8:16:14 am: Ayu New: Women are complicated</text:p>
      <text:p text:style-name="P1">17/03/15 8:16:23 am: Shridhar: Hmmm</text:p>
      <text:p text:style-name="P1">17/03/15 8:18:39 am: Ayu New: What hmm</text:p>
      <text:p text:style-name="P1">17/03/15 8:18:45 am: Ayu New: They don't tell me</text:p>
      <text:p text:style-name="P1">17/03/15 8:18:55 am: Shridhar: Ya I know baby</text:p>
      <text:p text:style-name="P1">17/03/15 8:18:57 am: Ayu New: Ketlu puchyu roshni ne she never uttered a word</text:p>
      <text:p text:style-name="P1">17/03/15 8:19:14 am: Shridhar: She is like tat she is cunning Hun</text:p>
      <text:p text:style-name="P1">17/03/15 8:19:28 am: Ayu New: Batka loko cunning hoy</text:p>
      <text:p text:style-name="P1">17/03/15 8:19:38 am: Ayu New: And my batka i mean midgets not my height</text:p>
      <text:p text:style-name="P1">17/03/15 8:19:48 am: Ayu New: People 5 n above are average</text:p>
      <text:p text:style-name="P1">17/03/15 8:20:01 am: Shridhar: Hmmm ya eh toh 6e midgets are cunning</text:p>
      <text:p text:style-name="P1"><text:soft-page-break/>17/03/15 8:20:19 am: Ayu New: How do you know shw ia cunning</text:p>
      <text:p text:style-name="P1">17/03/15 8:24:36 am: Ayu New: Know*</text:p>
      <text:p text:style-name="P1">17/03/15 8:24:44 am: Ayu New: U have 5 mom</text:p>
      <text:p text:style-name="P1">17/03/15 8:24:48 am: Ayu New: Minutes*</text:p>
      <text:p text:style-name="P1">17/03/15 8:24:57 am: Ayu New: Reply or i ll sleep</text:p>
      <text:p text:style-name="P1">17/03/15 8:25:14 am: Shridhar: Ya Bol</text:p>
      <text:p text:style-name="P1">17/03/15 8:25:29 am: Ayu New: I asked u something</text:p>
      <text:p text:style-name="P1">17/03/15 8:25:46 am: Shridhar: Well she will know stuffs ane when ppl are taking about something tyare she will tell ja mane khabr hati</text:p>
      <text:p text:style-name="P1">17/03/15 8:26:20 am: Ayu New: Hmm bau note karyu bhai te toh</text:p>
      <text:p text:style-name="P1">17/03/15 8:26:43 am: Shridhar: Alya ema su 6e</text:p>
      <text:p text:style-name="P1">17/03/15 8:27:06 am: Ayu New: Bau loko ne note kare tu</text:p>
      <text:p text:style-name="P1">17/03/15 8:27:13 am: Ayu New: Mara sivay badha ne odkhe</text:p>
      <text:p text:style-name="P1">17/03/15 8:27:25 am: Shridhar: Ya right</text:p>
      <text:p text:style-name="P1">17/03/15 8:27:31 am: Ayu New: Yeah</text:p>
      <text:p text:style-name="P1">17/03/15 8:27:35 am: Ayu New: That is right</text:p>
      <text:p text:style-name="P1">17/03/15 8:27:51 am: Ayu New: Toh tell what did u note about me</text:p>
      <text:p text:style-name="P1">17/03/15 8:27:56 am: Ayu New: Thise minor details</text:p>
      <text:p text:style-name="P1">17/03/15 8:28:39 am: Shridhar: U gt a soft heart no matter wat u show ppl outward</text:p>
      <text:p text:style-name="P1">17/03/15 8:28:51 am: Ayu New: That is something i know too</text:p>
      <text:p text:style-name="P1">17/03/15 8:29:02 am: Ayu New: I m talking about minor details</text:p>
      <text:p text:style-name="P1">17/03/15 8:30:21 am: Shridhar: Well tats the most important thing about u baby</text:p>
      <text:p text:style-name="P1">17/03/15 8:30:59 am: Ayu New: This is something anyone close to me can tell</text:p>
      <text:p text:style-name="P1">17/03/15 8:31:04 am: Ayu New: Hardik knows this too</text:p>
      <text:p text:style-name="P1">17/03/15 8:31:09 am: Ayu New: Archana knows this too</text:p>
      <text:p text:style-name="P1">17/03/15 8:31:15 am: Ayu New: Clarice knows this too</text:p>
      <text:p text:style-name="P1">17/03/15 8:31:20 am: Ayu New: Vikas knows this too</text:p>
      <text:p text:style-name="P1">17/03/15 8:31:29 am: Ayu New: What do u know as a husband</text:p>
      <text:p text:style-name="P1">17/03/15 8:31:33 am: Ayu New: Minir details</text:p>
      <text:p text:style-name="P1">17/03/15 8:31:37 am: Ayu New: My habits</text:p>
      <text:p text:style-name="P1">17/03/15 8:31:41 am: Ayu New: Etc etc</text:p>
      <text:p text:style-name="P1">17/03/15 8:32:41 am: Shridhar: U like to smoke</text:p>
      <text:p text:style-name="P1">17/03/15 8:32:45 am: Shridhar: No one knows tat</text:p>
      <text:p text:style-name="P1">17/03/15 8:32:47 am: Shridhar: At times</text:p>
      <text:p text:style-name="P1">17/03/15 8:33:53 am: Ayu New: Huh that's liking nit habit</text:p>
      <text:p text:style-name="P1">17/03/15 8:34:00 am: Ayu New: And my friends know this</text:p>
      <text:p text:style-name="P1">17/03/15 8:34:05 am: Ayu New: Prema knows</text:p>
      <text:p text:style-name="P1">17/03/15 8:34:46 am: Shridhar: U don like ppl bugging u while u watching TV</text:p>
      <text:p text:style-name="P1">17/03/15 8:34:58 am: Shridhar: I mean u want to be left alone by urself</text:p>
      <text:p text:style-name="P1">17/03/15 8:35:17 am: Ayu New: Everyone knows that all my roommates know this</text:p>
      <text:p text:style-name="P1">17/03/15 8:35:33 am: Shridhar: Hmmm</text:p>
      <text:p text:style-name="P1">17/03/15 8:35:44 am: Shridhar: Oryt then tell me something wic nobody knows</text:p>
      <text:p text:style-name="P1">17/03/15 8:36:29 am: Ayu New: U should be able to tell it. I have stayed with u ample of times , i have gone out on dates with u ample of times , i have gone out on drive with u ample of times</text:p>
      <text:p text:style-name="P1">17/03/15 8:36:54 am: Shridhar: U don like ppl without table manners</text:p>
      <text:p text:style-name="P1">17/03/15 8:38:15 am: Shridhar: Bolne</text:p>
      <text:p text:style-name="P1">17/03/15 8:38:38 am: Ayu New: Goodnight</text:p>
      <text:p text:style-name="P1">17/03/15 8:38:46 am: Shridhar: Arey yaar</text:p>
      <text:p text:style-name="P1">17/03/15 8:38:52 am: Ayu New: Infact anyone</text:p>
      <text:p text:style-name="P1">17/03/15 8:39:02 am: Ayu New: No women deserves you</text:p>
      <text:p text:style-name="P1">17/03/15 8:40:10 am: Ayu New: Habits are things which make u hate and like people, there will be things u hate about me and things u like and than there are things which u love about me</text:p>
      <text:p text:style-name="P1">17/03/15 8:40:36 am: Shridhar: Well I have told u tat many time</text:p>
      <text:p text:style-name="P1">17/03/15 8:40:44 am: Shridhar: Wat I like and wat I hate</text:p>
      <text:p text:style-name="P1">17/03/15 8:40:47 am: Ayu New: Habits are thikgs people do every min</text:p>
      <text:p text:style-name="P1">17/03/15 8:40:50 am: Ayu New: Every sec</text:p>
      <text:p text:style-name="P1">17/03/15 8:41:34 am: Shridhar: U get irritated when I get a msg or something when <text:soft-page-break/>we together</text:p>
      <text:p text:style-name="P1">17/03/15 8:41:44 am: Shridhar: U like to baby me when we together</text:p>
      <text:p text:style-name="P1">17/03/15 8:41:50 am: Shridhar: Pull my cheeks</text:p>
      <text:p text:style-name="P1">17/03/15 8:41:55 am: Ayu New: Examples "chesing cap of pen , swirling chewing gum on fingers , checking phone when u wake up , etc etc</text:p>
      <text:p text:style-name="P1">17/03/15 8:42:05 am: Ayu New: Shridhar</text:p>
      <text:p text:style-name="P1">17/03/15 8:42:11 am: Ayu New: Ur hopeless</text:p>
      <text:p text:style-name="P1">17/03/15 8:42:22 am: Ayu New: And worst husband anyone can get</text:p>
      <text:p text:style-name="P1">17/03/15 8:42:26 am: Shridhar: Well u do check ur phone when u get up</text:p>
      <text:p text:style-name="P1">17/03/15 8:42:28 am: Ayu New: I m sleeping</text:p>
      <text:p text:style-name="P1">17/03/15 8:42:31 am: Ayu New: Goodnight</text:p>
      <text:p text:style-name="P1">17/03/15 8:42:39 am: Shridhar: Mwaaaah</text:p>
      <text:p text:style-name="P1">17/03/15 8:42:46 am: Shridhar: 😘😘</text:p>
      <text:p text:style-name="P1">17/03/15 6:55:54 pm: Shridhar: Gm</text:p>
      <text:p text:style-name="P1">17/03/15 7:10:23 pm: Ayu New: Late wishes</text:p>
      <text:p text:style-name="P1">17/03/15 7:10:30 pm: Ayu New: Daylight saving</text:p>
      <text:p text:style-name="P1">17/03/15 7:10:44 pm: Shridhar: I just gt back etle babes</text:p>
      <text:p text:style-name="P1">17/03/15 7:10:47 pm: Ayu New: Its 20 minutes to 10</text:p>
      <text:p text:style-name="P1">17/03/15 7:10:58 pm: Shridhar: Had to much work</text:p>
      <text:p text:style-name="P1">17/03/15 7:11:13 pm: Ayu New: Hmm talk to u in lunchbreak</text:p>
      <text:p text:style-name="P1">17/03/15 10:43:38 pm: Shridhar: Gd8</text:p>
      <text:p text:style-name="P1">17/03/15 10:43:43 pm: Shridhar: Mwaaah</text:p>
      <text:p text:style-name="P1">17/03/15 10:46:45 pm: Ayu New: Mwuahh</text:p>
      <text:p text:style-name="P1">17/03/15 10:46:45 pm: Ayu New: Gd8</text:p>
      <text:p text:style-name="P1">18/03/15 5:40:50 am: Shridhar: Gm love</text:p>
      <text:p text:style-name="P1">18/03/15 5:58:33 am: Ayu New: Gm</text:p>
      <text:p text:style-name="P1">18/03/15 6:16:18 am: Shridhar: Su Kare babes</text:p>
      <text:p text:style-name="P1">18/03/15 6:16:32 am: Ayu New: Eating</text:p>
      <text:p text:style-name="P1">18/03/15 6:16:37 am: Shridhar: K</text:p>
      <text:p text:style-name="P1">18/03/15 6:19:57 am: Ayu New: How come you still online</text:p>
      <text:p text:style-name="P1">18/03/15 6:20:05 am: Ayu New: Whom are you talking to all the time</text:p>
      <text:p text:style-name="P1">18/03/15 6:20:14 am: Shridhar: Lookin at train timings</text:p>
      <text:p text:style-name="P1">18/03/15 6:20:19 am: Shridhar: No one baby</text:p>
      <text:p text:style-name="P1">18/03/15 6:20:44 am: Ayu New: Y u started a bew job at railway station</text:p>
      <text:p text:style-name="P1">18/03/15 6:20:49 am: Ayu New: That reminds me</text:p>
      <text:p text:style-name="P1">18/03/15 6:20:53 am: Shridhar: No ave</text:p>
      <text:p text:style-name="P1">18/03/15 6:21:02 am: Shridhar: We train reached etle</text:p>
      <text:p text:style-name="P1">18/03/15 6:21:15 am: Ayu New: They are hiring software engineers in texas in few companies i was looking at job requirements</text:p>
      <text:p text:style-name="P1">18/03/15 6:21:22 am: Ayu New: Wait r u a software engineer</text:p>
      <text:p text:style-name="P1">18/03/15 6:21:25 am: Ayu New: Or developer</text:p>
      <text:p text:style-name="P1">18/03/15 6:21:29 am: Ayu New: Or senior engineer</text:p>
      <text:p text:style-name="P1">18/03/15 6:21:58 am: Shridhar: Senior engineer/developer</text:p>
      <text:p text:style-name="P1">18/03/15 6:22:04 am: Ayu New: Okay</text:p>
      <text:p text:style-name="P1">18/03/15 6:23:11 am: Shridhar: Wic comapany</text:p>
      <text:p text:style-name="P1">18/03/15 6:23:14 am: Shridhar: If u know</text:p>
      <text:p text:style-name="P1">18/03/15 6:23:17 am: Ayu New: Are u andriod developer</text:p>
      <text:p text:style-name="P1">18/03/15 6:23:22 am: Shridhar: Nope</text:p>
      <text:p text:style-name="P1">18/03/15 6:23:29 am: Ayu New: Than what are you</text:p>
      <text:p text:style-name="P1">18/03/15 6:23:31 am: Shridhar: Java developer</text:p>
      <text:p text:style-name="P1">18/03/15 6:23:34 am: Shridhar: Big data</text:p>
      <text:p text:style-name="P1">18/03/15 6:23:53 am: Ayu New: http://www.indeed.com/m/viewjob?jk=e0e4b040c4c08a7f&amp;from=serp</text:p>
      <text:p text:style-name="P1">18/03/15 6:23:57 am: Ayu New: Can u view this</text:p>
      <text:p text:style-name="P1">18/03/15 6:24:44 am: Ayu New: Linkedin sabre verizon</text:p>
      <text:p text:style-name="P1">18/03/15 6:24:48 am: Ayu New: Ibm</text:p>
      <text:p text:style-name="P1">18/03/15 6:25:09 am: Ayu New: Energy sourcing</text:p>
      <text:p text:style-name="P1">18/03/15 6:26:15 am: Shridhar: Yup I saw</text:p>
      <text:p text:style-name="P1">18/03/15 6:26:50 am: Ayu New: Do u meet requirements</text:p>
      <text:p text:style-name="P1"><text:soft-page-break/>18/03/15 6:26:58 am: Shridhar: No</text:p>
      <text:p text:style-name="P1">18/03/15 6:27:05 am: Ayu New: I sent u that so u know what they demand here and u can finish uo</text:p>
      <text:p text:style-name="P1">18/03/15 6:27:09 am: Ayu New: Apart from experience</text:p>
      <text:p text:style-name="P1">18/03/15 6:27:20 am: Ayu New: I mean like certifications and courses</text:p>
      <text:p text:style-name="P1">18/03/15 6:27:23 am: Shridhar: Ya only experience</text:p>
      <text:p text:style-name="P1">18/03/15 6:27:40 am: Shridhar: Those don require any certificates</text:p>
      <text:p text:style-name="P1">18/03/15 6:27:50 am: Shridhar: But I am gna do one anyways</text:p>
      <text:p text:style-name="P1">18/03/15 6:28:01 am: Ayu New: They have c++ cc something n java n oracle n stuff</text:p>
      <text:p text:style-name="P1">18/03/15 6:28:24 am: Shridhar: Tats object oriented concepts</text:p>
      <text:p text:style-name="P1">18/03/15 6:28:26 am: Ayu New: Do it before u come here nai toh limitation ai jase because everybody is demanding the same qualification</text:p>
      <text:p text:style-name="P1">18/03/15 6:29:25 am: Ayu New: http://www.indeed.com/m/viewjob?jk=ae4171ce84e884b6&amp;from=serp</text:p>
      <text:p text:style-name="P1">18/03/15 6:29:29 am: Ayu New: Look at this</text:p>
      <text:p text:style-name="P1">18/03/15 6:32:35 am: Shridhar: Yup</text:p>
      <text:p text:style-name="P1">18/03/15 6:32:54 am: Ayu New: Do u meet this requirements</text:p>
      <text:p text:style-name="P1">18/03/15 6:34:54 am: Shridhar: Yup</text:p>
      <text:p text:style-name="P1">18/03/15 6:35:08 am: Ayu New: Okay toh this is one site</text:p>
      <text:p text:style-name="P1">18/03/15 6:35:27 am: Ayu New: Atleast u can see the job description requirements and finish up before coming if u can</text:p>
      <text:p text:style-name="P1">18/03/15 6:35:37 am: Ayu New: Because that will not limit u to certain jobs</text:p>
      <text:p text:style-name="P1">18/03/15 6:47:41 am: Shridhar: Ya ane watever this has written are technologies one should have worked on</text:p>
      <text:p text:style-name="P1">18/03/15 6:55:07 am: Ayu New: What u mean</text:p>
      <text:p text:style-name="P1">18/03/15 6:55:41 am: Shridhar: I mean ke badha technologies nu certification na hoi main is java</text:p>
      <text:p text:style-name="P1">18/03/15 6:55:47 am: Shridhar: Tat I will do</text:p>
      <text:p text:style-name="P1">18/03/15 7:21:18 am: Shridhar: Wt u doin,</text:p>
      <text:p text:style-name="P1">18/03/15 7:26:50 am: Ayu New: Tv</text:p>
      <text:p text:style-name="P1">18/03/15 7:27:04 am: Shridhar: Su Jove 6e</text:p>
      <text:p text:style-name="P1">18/03/15 7:27:22 am: Ayu New: Seriel</text:p>
      <text:p text:style-name="P1">18/03/15 7:33:54 am: Shridhar: Msg once reaching office</text:p>
      <text:p text:style-name="P1">18/03/15 8:28:29 am: Shridhar: U there baby</text:p>
      <text:p text:style-name="P1">18/03/15 8:48:28 am: Ayu New: I m sleeping</text:p>
      <text:p text:style-name="P1">18/03/15 8:48:37 am: Shridhar: Gd8</text:p>
      <text:p text:style-name="P1">18/03/15 8:48:43 am: Shridhar: Mwaaaah</text:p>
      <text:p text:style-name="P1">18/03/15 4:28:45 pm: Shridhar: Gm</text:p>
      <text:p text:style-name="P1">18/03/15 10:40:39 pm: Shridhar: Gd8</text:p>
      <text:p text:style-name="P1">18/03/15 10:40:42 pm: Shridhar: Mwaaaah</text:p>
      <text:p text:style-name="P1">18/03/15 10:41:15 pm: Ayu New: Gd8</text:p>
      <text:p text:style-name="P1">18/03/15 10:41:17 pm: Ayu New: Mwuahh</text:p>
      <text:p text:style-name="P1">19/03/15 4:29:06 am: Ayu New: Shridhar i am telling you if you betray me for other women i ll not spare you</text:p>
      <text:p text:style-name="P1">19/03/15 5:37:47 am: Shridhar: Gm Hun</text:p>
      <text:p text:style-name="P1">19/03/15 5:44:15 am: Ayu New: Gm</text:p>
      <text:p text:style-name="P1">19/03/15 5:50:38 am: Ayu New: &lt;image omitted&gt;</text:p>
      <text:p text:style-name="P1">19/03/15 6:06:56 am: Ayu New: Mr Patel</text:p>
      <text:p text:style-name="P1">19/03/15 6:10:14 am: Shridhar: Bolo mrs Patel</text:p>
      <text:p text:style-name="P1">19/03/15 6:10:25 am: Ayu New: Already</text:p>
      <text:p text:style-name="P1">19/03/15 6:12:11 am: Ayu New: Next month is our 1st anniversary </text:p>
      <text:p text:style-name="P1">19/03/15 6:12:40 am: Shridhar: Yes I know mam</text:p>
      <text:p text:style-name="P1">19/03/15 6:12:43 am: Shridhar: On the 19th</text:p>
      <text:p text:style-name="P1">19/03/15 6:17:03 am: Ayu New: Question</text:p>
      <text:p text:style-name="P1">19/03/15 6:17:57 am: Ayu New: What kind of women men fall in love with shy/feminine or tough/jungli/someone who give them a complex?</text:p>
      <text:p text:style-name="P1">19/03/15 6:28:06 am: Ayu New: Hello</text:p>
      <text:p text:style-name="P1">19/03/15 6:28:17 am: Ayu New: Did you just ignore my question</text:p>
      <text:p text:style-name="P1">19/03/15 6:28:28 am: Shridhar: I m not</text:p>
      <text:p text:style-name="P1"><text:soft-page-break/>19/03/15 6:28:32 am: Shridhar: I k thinking wIt</text:p>
      <text:p text:style-name="P1">19/03/15 6:28:34 am: Shridhar: Wait</text:p>
      <text:p text:style-name="P1">19/03/15 6:28:55 am: Ayu New: Whatt</text:p>
      <text:p text:style-name="P1">19/03/15 6:29:06 am: Shridhar: Ur question</text:p>
      <text:p text:style-name="P1">19/03/15 6:29:28 am: Shridhar: Like me</text:p>
      <text:p text:style-name="P1">19/03/15 6:29:59 am: Ayu New: Like me?</text:p>
      <text:p text:style-name="P1">19/03/15 6:30:07 am: Ayu New: What are you saying</text:p>
      <text:p text:style-name="P1">19/03/15 6:31:19 am: Shridhar: Men like me I m telling</text:p>
      <text:p text:style-name="P1">19/03/15 6:31:31 am: Ayu New: Men in general</text:p>
      <text:p text:style-name="P1">19/03/15 6:32:22 am: Ayu New: Shridhar</text:p>
      <text:p text:style-name="P1">19/03/15 6:32:46 am: Shridhar: Bolo</text:p>
      <text:p text:style-name="P1">19/03/15 6:33:44 am: Shridhar: Well it depend on men's choice huny whether they like shy or tough female</text:p>
      <text:p text:style-name="P1">19/03/15 6:33:49 am: Shridhar: I like tough</text:p>
      <text:p text:style-name="P1">19/03/15 6:34:15 am: Ayu New: Yeah u have no option that is why you are saying this</text:p>
      <text:p text:style-name="P1">19/03/15 6:34:19 am: Shridhar: Ppl like Tiku fall in love with shy</text:p>
      <text:p text:style-name="P1">19/03/15 6:34:23 am: Shridhar: Nope</text:p>
      <text:p text:style-name="P1">19/03/15 6:35:18 am: Ayu New: Yeah u like shy and feminine too u just have no option since u have me</text:p>
      <text:p text:style-name="P1">19/03/15 6:36:07 am: Shridhar: Nope not true</text:p>
      <text:p text:style-name="P1">19/03/15 6:37:24 am: Ayu New: Yeah rehva de u feel bad when i yell at u</text:p>
      <text:p text:style-name="P1">19/03/15 6:37:35 am: Ayu New: U feel like ur talking to ur mom</text:p>
      <text:p text:style-name="P1">19/03/15 6:37:37 am: Shridhar: Well tats for my good</text:p>
      <text:p text:style-name="P1">19/03/15 6:38:00 am: Ayu New: No</text:p>
      <text:p text:style-name="P1">19/03/15 6:38:11 am: Ayu New: I yell at u unnecessarily too</text:p>
      <text:p text:style-name="P1">19/03/15 6:41:40 am: Shridhar: Well u have full right to</text:p>
      <text:p text:style-name="P1">19/03/15 6:42:29 am: Ayu New: Yeah right u feel i m dominating u when i do that</text:p>
      <text:p text:style-name="P1">19/03/15 6:48:57 am: Shridhar: No baby</text:p>
      <text:p text:style-name="P1">19/03/15 6:49:24 am: Ayu New: &lt;image omitted&gt;</text:p>
      <text:p text:style-name="P1">19/03/15 6:49:30 am: Ayu New: I find u so fuckable in this picture</text:p>
      <text:p text:style-name="P1">19/03/15 6:49:35 am: Ayu New: I love this body</text:p>
      <text:p text:style-name="P1">19/03/15 6:49:41 am: Ayu New: Avo thai ja pachi</text:p>
      <text:p text:style-name="P1">19/03/15 6:49:44 am: Ayu New: Pacho*</text:p>
      <text:p text:style-name="P1">19/03/15 6:50:04 am: Ayu New: U look handsome here</text:p>
      <text:p text:style-name="P1">19/03/15 6:50:45 am: Shridhar: Is it bcoz of the hair style ke su</text:p>
      <text:p text:style-name="P1">19/03/15 6:51:11 am: Ayu New: No</text:p>
      <text:p text:style-name="P1">19/03/15 6:51:15 am: Ayu New: Ur body</text:p>
      <text:p text:style-name="P1">19/03/15 6:51:21 am: Shridhar: Oky</text:p>
      <text:p text:style-name="P1">19/03/15 6:52:46 am: Shridhar: I started gym again so it will be again like that</text:p>
      <text:p text:style-name="P1">19/03/15 6:52:54 am: Shridhar: Tu ayi tyare gym bandh hatu</text:p>
      <text:p text:style-name="P1">19/03/15 6:53:19 am: Ayu New: I like u anyway but u look so darn hot when ur broad with all that bulk</text:p>
      <text:p text:style-name="P1">19/03/15 6:53:53 am: Shridhar: Okay baby Thai jais pa6o in 1-2 months muscle receiver thase etle</text:p>
      <text:p text:style-name="P1">19/03/15 6:54:12 am: Shridhar: Recover</text:p>
      <text:p text:style-name="P1">19/03/15 6:54:28 am: Ayu New: Not now</text:p>
      <text:p text:style-name="P1">19/03/15 6:54:30 am: Ayu New: Okay</text:p>
      <text:p text:style-name="P1">19/03/15 6:54:33 am: Ayu New: Hu avu tyare</text:p>
      <text:p text:style-name="P1">19/03/15 6:54:40 am: Ayu New: Why do u want to bulk up now</text:p>
      <text:p text:style-name="P1">19/03/15 6:54:43 am: Ayu New: For other women</text:p>
      <text:p text:style-name="P1">19/03/15 6:54:45 am: Ayu New: No</text:p>
      <text:p text:style-name="P1">19/03/15 6:54:58 am: Shridhar: Well I will continue ne till u come so thodu vadhare bulk up Thai</text:p>
      <text:p text:style-name="P1">19/03/15 6:55:16 am: Ayu New: I am not convinced</text:p>
      <text:p text:style-name="P1">19/03/15 6:55:29 am: Ayu New: &lt;image omitted&gt;</text:p>
      <text:p text:style-name="P1">19/03/15 6:55:33 am: Ayu New: I look such a nerd</text:p>
      <text:p text:style-name="P1">19/03/15 6:55:45 am: Shridhar: I like it but</text:p>
      <text:p text:style-name="P1">19/03/15 6:56:04 am: Ayu New: This was at work i was finishing documentation on computer was having coffee and i was sleepy</text:p>
      <text:p text:style-name="P1"><text:soft-page-break/>19/03/15 6:56:21 am: Shridhar: I like it but</text:p>
      <text:p text:style-name="P1">19/03/15 6:56:34 am: Ayu New: What is there to like</text:p>
      <text:p text:style-name="P1">19/03/15 6:56:43 am: Ayu New: Ugly unattractive me</text:p>
      <text:p text:style-name="P1">19/03/15 6:56:54 am: Ayu New: I am "ugly betty" at work</text:p>
      <text:p text:style-name="P1">19/03/15 6:56:56 am: Shridhar: Beautiful attractive ayu</text:p>
      <text:p text:style-name="P1">19/03/15 6:57:32 am: Ayu New: &lt;image omitted&gt;</text:p>
      <text:p text:style-name="P1">19/03/15 6:58:05 am: Shridhar: Today u gt to show me the lower u no more in periods</text:p>
      <text:p text:style-name="P1">19/03/15 6:58:20 am: Ayu New: I m too tired</text:p>
      <text:p text:style-name="P1">19/03/15 6:58:29 am: Shridhar: Baby please</text:p>
      <text:p text:style-name="P1">19/03/15 7:00:13 am: Ayu New: I m seriously tired i am not getting enough sleep</text:p>
      <text:p text:style-name="P1">19/03/15 7:00:22 am: Shridhar: Okay baby</text:p>
      <text:p text:style-name="P1">19/03/15 7:00:41 am: Ayu New: I try to sleep early but I don't get sleep until 2 am and than I got to wake up at 7:30</text:p>
      <text:p text:style-name="P1">19/03/15 7:01:00 am: Ayu New: I have headaches</text:p>
      <text:p text:style-name="P1">19/03/15 7:01:04 am: Shridhar: Kem evu Thai 6e</text:p>
      <text:p text:style-name="P1">19/03/15 7:01:11 am: Shridhar: I sleep like a baby at 11:30</text:p>
      <text:p text:style-name="P1">19/03/15 7:01:11 am: Ayu New: It's my mattress</text:p>
      <text:p text:style-name="P1">19/03/15 7:01:17 am: Ayu New: It's too hard</text:p>
      <text:p text:style-name="P1">19/03/15 7:01:25 am: Shridhar: Change kari dene toh</text:p>
      <text:p text:style-name="P1">19/03/15 7:01:34 am: Ayu New: U sleep like baby anytime of the night</text:p>
      <text:p text:style-name="P1">19/03/15 7:01:38 am: Ayu New: It's expensive</text:p>
      <text:p text:style-name="P1">19/03/15 7:01:45 am: Ayu New: To get a good mattress</text:p>
      <text:p text:style-name="P1">19/03/15 7:02:13 am: Ayu New: If i am permanent somewhere it makes wense to get a good mattress</text:p>
      <text:p text:style-name="P1">19/03/15 7:02:19 am: Shridhar: Okay we will get it when I come</text:p>
      <text:p text:style-name="P1">19/03/15 7:02:33 am: Ayu New: For me to get sleep j need soft good mattress like u have in 5 star hotels</text:p>
      <text:p text:style-name="P1">19/03/15 7:03:01 am: Ayu New: I would have got it had i been here in staunton permanently atleast for a year or more</text:p>
      <text:p text:style-name="P1">19/03/15 7:03:12 am: Ayu New: This is the reason i am not getting sofa</text:p>
      <text:p text:style-name="P1">19/03/15 7:03:25 am: Shridhar: Okay</text:p>
      <text:p text:style-name="P1">19/03/15 7:03:41 am: Shridhar: Driving now baby tak to u in 40mins</text:p>
      <text:p text:style-name="P1">19/03/15 7:03:47 am: Ayu New: Hmm</text:p>
      <text:p text:style-name="P1">19/03/15 7:49:16 am: Shridhar: Bol baby</text:p>
      <text:p text:style-name="P1">19/03/15 7:49:32 am: Ayu New: Su</text:p>
      <text:p text:style-name="P1">19/03/15 7:49:50 am: Shridhar: Kai nai I reached</text:p>
      <text:p text:style-name="P1">19/03/15 7:50:11 am: Shridhar: U in bed</text:p>
      <text:p text:style-name="P1">19/03/15 7:50:21 am: Ayu New: Liste koi orchestra vada ne odkhe che</text:p>
      <text:p text:style-name="P1">19/03/15 8:50:03 am: Ayu New: I m sleeping</text:p>
      <text:p text:style-name="P1">19/03/15 8:50:06 am: Ayu New: Gd8</text:p>
      <text:p text:style-name="P1">19/03/15 8:53:47 am: Shridhar: Gd8</text:p>
      <text:p text:style-name="P1">19/03/15 8:53:49 am: Shridhar: Baby</text:p>
      <text:p text:style-name="P1">19/03/15 8:53:52 am: Shridhar: Mwaaaah</text:p>
      <text:p text:style-name="P1">19/03/15 8:53:56 am: Shridhar: 😘😘😘</text:p>
      <text:p text:style-name="P1">19/03/15 8:54:44 am: Ayu New: Mwuahh</text:p>
      <text:p text:style-name="P1">19/03/15 2:05:42 pm: Shridhar: I have a seminar in Changa on 28th</text:p>
      <text:p text:style-name="P1">19/03/15 5:29:13 pm: Shridhar: Gm baby</text:p>
      <text:p text:style-name="P1">19/03/15 6:01:55 pm: Ayu New: Gm</text:p>
      <text:p text:style-name="P1">20/03/15 4:20:36 am: Ayu New: &lt;image omitted&gt;</text:p>
      <text:p text:style-name="P1">20/03/15 5:45:27 am: Shridhar: Gm</text:p>
      <text:p text:style-name="P1">20/03/15 5:45:54 am: Ayu New: &lt;image omitted&gt;</text:p>
      <text:p text:style-name="P1">20/03/15 5:46:13 am: Shridhar: I know baby</text:p>
      <text:p text:style-name="P1">20/03/15 5:46:16 am: Shridhar: 😘😘</text:p>
      <text:p text:style-name="P1">20/03/15 5:46:41 am: Ayu New: &lt;image omitted&gt;</text:p>
      <text:p text:style-name="P1">20/03/15 5:46:44 am: Ayu New: This is me</text:p>
      <text:p text:style-name="P1">20/03/15 5:46:49 am: Ayu New: I do this literally</text:p>
      <text:p text:style-name="P1">20/03/15 6:10:56 am: Shridhar: Tired baby</text:p>
      <text:p text:style-name="P1">20/03/15 6:13:11 am: Ayu New: Yeah i had 2 mugsof black coffee backto back</text:p>
      <text:p text:style-name="P1">20/03/15 6:13:32 am: Ayu New: I started poopin out at 3</text:p>
      <text:p text:style-name="P1"><text:soft-page-break/>20/03/15 6:13:40 am: Shridhar: U had it now or in hospital</text:p>
      <text:p text:style-name="P1">20/03/15 6:13:44 am: Ayu New: I was crashed at 3</text:p>
      <text:p text:style-name="P1">20/03/15 6:13:57 am: Ayu New: I work in a nursing home</text:p>
      <text:p text:style-name="P1">20/03/15 6:14:03 am: Ayu New: Not hospital</text:p>
      <text:p text:style-name="P1">20/03/15 6:14:06 am: Shridhar: Ya okay</text:p>
      <text:p text:style-name="P1">20/03/15 6:14:08 am: Ayu New: It's different</text:p>
      <text:p text:style-name="P1">20/03/15 6:14:39 am: Ayu New: I hve been working almost 9 hours everyday now</text:p>
      <text:p text:style-name="P1">20/03/15 6:14:48 am: Shridhar: Nice</text:p>
      <text:p text:style-name="P1">20/03/15 6:14:52 am: Ayu New: I haven't studied anything since yesterday</text:p>
      <text:p text:style-name="P1">20/03/15 6:14:56 am: Ayu New: I can't think</text:p>
      <text:p text:style-name="P1">20/03/15 6:15:04 am: Shridhar: Ya okay weekend is coming study karje</text:p>
      <text:p text:style-name="P1">20/03/15 6:15:18 am: Ayu New: I m working on Saturday too</text:p>
      <text:p text:style-name="P1">20/03/15 6:17:10 am: Ayu New: &lt;image omitted&gt;</text:p>
      <text:p text:style-name="P1">20/03/15 6:17:31 am: Ayu New: Sick!!😕😱😱😱😱</text:p>
      <text:p text:style-name="P1">20/03/15 6:17:46 am: Ayu New: So darn fuckable</text:p>
      <text:p text:style-name="P1">20/03/15 6:41:24 am: Shridhar: Not at all fuckable</text:p>
      <text:p text:style-name="P1">20/03/15 6:44:21 am: Ayu New: Huh ask women</text:p>
      <text:p text:style-name="P1">20/03/15 6:44:28 am: Ayu New: Look at that jawline</text:p>
      <text:p text:style-name="P1">20/03/15 6:44:39 am: Ayu New: Women are crazy for men with a good jawline</text:p>
      <text:p text:style-name="P1">20/03/15 6:44:43 am: Shridhar: U ask and see ur friends</text:p>
      <text:p text:style-name="P1">20/03/15 6:45:43 am: Ayu New: What</text:p>
      <text:p text:style-name="P1">20/03/15 6:45:54 am: Ayu New: I am a woman who loves hansm men</text:p>
      <text:p text:style-name="P1">20/03/15 6:46:02 am: Shridhar: I know tat baby</text:p>
      <text:p text:style-name="P1">20/03/15 6:46:02 am: Ayu New: U don't trust my choice</text:p>
      <text:p text:style-name="P1">20/03/15 6:46:10 am: Ayu New: U have few good things about ur face</text:p>
      <text:p text:style-name="P1">20/03/15 6:46:18 am: Shridhar: I always trust ur choice</text:p>
      <text:p text:style-name="P1">20/03/15 6:46:21 am: Shridhar: My nose</text:p>
      <text:p text:style-name="P1">20/03/15 6:46:23 am: Ayu New: Ur nose ur jawline and ur adam's apple</text:p>
      <text:p text:style-name="P1">20/03/15 6:46:31 am: Shridhar: And jawline</text:p>
      <text:p text:style-name="P1">20/03/15 6:46:39 am: Ayu New: Adam's apple</text:p>
      <text:p text:style-name="P1">20/03/15 6:47:04 am: Shridhar: Wt u don</text:p>
      <text:p text:style-name="P1">20/03/15 6:47:07 am: Shridhar: Doin</text:p>
      <text:p text:style-name="P1">20/03/15 6:48:31 am: Ayu New: Seriel</text:p>
      <text:p text:style-name="P1">20/03/15 6:49:39 am: Shridhar: Send me something</text:p>
      <text:p text:style-name="P1">20/03/15 6:49:46 am: Ayu New: &lt;image omitted&gt;</text:p>
      <text:p text:style-name="P1">20/03/15 6:50:00 am: Ayu New: Varas pachi hu aa karis</text:p>
      <text:p text:style-name="P1">20/03/15 6:50:06 am: Shridhar: Ya okay</text:p>
      <text:p text:style-name="P1">20/03/15 6:50:36 am: Ayu New: How would u feel if i opt for becoming a housewife</text:p>
      <text:p text:style-name="P1">20/03/15 6:50:48 am: Shridhar: No ways Hun</text:p>
      <text:p text:style-name="P1">20/03/15 6:51:04 am: Shridhar: I don mind u not helping me with cash but not a house wife</text:p>
      <text:p text:style-name="P1">20/03/15 6:51:26 am: Ayu New: I don't want to work i want to enjoy life like women in india are doing</text:p>
      <text:p text:style-name="P1">20/03/15 6:51:36 am: Ayu New: Shopping and gossiping</text:p>
      <text:p text:style-name="P1">20/03/15 6:51:53 am: Shridhar: Toh we will shift to India in 5-10 so much time</text:p>
      <text:p text:style-name="P1">20/03/15 6:52:05 am: Ayu New: No</text:p>
      <text:p text:style-name="P1">20/03/15 6:52:10 am: Shridhar: Bas toh</text:p>
      <text:p text:style-name="P1">20/03/15 6:52:33 am: Ayu New: I can do shopping and gossiping here too why do we have to move to india</text:p>
      <text:p text:style-name="P1">20/03/15 6:52:46 am: Shridhar: Tya who is free like women in India</text:p>
      <text:p text:style-name="P1">20/03/15 6:53:14 am: Ayu New: If I become a housewife i ll be na</text:p>
      <text:p text:style-name="P1">20/03/15 6:53:25 am: Ayu New: I ll go to pottery classes painting classes</text:p>
      <text:p text:style-name="P1">20/03/15 6:53:27 am: Ayu New: Etc etc</text:p>
      <text:p text:style-name="P1">20/03/15 6:53:45 am: Shridhar: Ya okay u can go classes but u not sitting home</text:p>
      <text:p text:style-name="P1">20/03/15 6:53:59 am: Shridhar: Ane y is tat u diverting baby</text:p>
      <text:p text:style-name="P1">20/03/15 6:54:33 am: Ayu New: I want a life like khyati kasu kariya vagar bmw joi a che 5 bedroom house joi a che</text:p>
      <text:p text:style-name="P1">20/03/15 6:54:49 am: Shridhar: She works baby</text:p>
      <text:p text:style-name="P1">20/03/15 6:55:00 am: Shridhar: She makes 7k tats a differnt thing</text:p>
      <text:p text:style-name="P1"><text:soft-page-break/>20/03/15 6:55:09 am: Ayu New: Like she got bmw out of her salary</text:p>
      <text:p text:style-name="P1">20/03/15 6:55:31 am: Shridhar: Pankaj uncle got the merc</text:p>
      <text:p text:style-name="P1">20/03/15 6:56:14 am: Shridhar: Not even harsh</text:p>
      <text:p text:style-name="P1">20/03/15 6:57:10 am: Ayu New: Yeah but what is ur problem if i sit at home go to classes shop prada gucci and drive bmw flaunt my 5 bedroomhouse with a big backyard</text:p>
      <text:p text:style-name="P1">20/03/15 6:57:24 am: Ayu New: Oh n did I mention daimonds</text:p>
      <text:p text:style-name="P1">20/03/15 6:57:28 am: Shridhar: No pblm but no sitting home</text:p>
      <text:p text:style-name="P1">20/03/15 6:57:39 am: Shridhar: U can do designing sitting at home only</text:p>
      <text:p text:style-name="P1">20/03/15 6:57:57 am: Shridhar: And shop as well</text:p>
      <text:p text:style-name="P1">20/03/15 6:58:04 am: Ayu New: No I don't want to even do that i want a butler and a shauffer</text:p>
      <text:p text:style-name="P1">20/03/15 6:58:38 am: Ayu New: Working and going out spoils my delicate skin</text:p>
      <text:p text:style-name="P1">20/03/15 6:59:20 am: Shridhar: Oky</text:p>
      <text:p text:style-name="P1">20/03/15 6:59:35 am: Ayu New: Yayy</text:p>
      <text:p text:style-name="P1">20/03/15 6:59:38 am: Ayu New: Hash</text:p>
      <text:p text:style-name="P1">20/03/15 6:59:47 am: Ayu New: My skin is so relieved</text:p>
      <text:p text:style-name="P1">20/03/15 6:59:55 am: Shridhar: Sali</text:p>
      <text:p text:style-name="P1">20/03/15 7:00:01 am: Shridhar: Relieved ni gaidi</text:p>
      <text:p text:style-name="P1">20/03/15 7:00:15 am: Shridhar: Hash my skin is relieved vari</text:p>
      <text:p text:style-name="P1">20/03/15 7:00:57 am: Ayu New: Yeah I want to be shreya</text:p>
      <text:p text:style-name="P1">20/03/15 7:01:23 am: Ayu New: Not do anything</text:p>
      <text:p text:style-name="P1">20/03/15 7:01:35 am: Ayu New: Just roam around</text:p>
      <text:p text:style-name="P1">20/03/15 7:01:38 am: Ayu New: And eat</text:p>
      <text:p text:style-name="P1">20/03/15 7:01:40 am: Ayu New: Be fat</text:p>
      <text:p text:style-name="P1">20/03/15 7:09:57 am: Shridhar: Jane ave gay vari</text:p>
      <text:p text:style-name="P1">20/03/15 7:10:45 am: Ayu New: Gay j chu tu</text:p>
      <text:p text:style-name="P1">20/03/15 7:12:19 am: Shridhar: Nathi</text:p>
      <text:p text:style-name="P1">20/03/15 7:40:25 am: Ayu New: What u doing professor</text:p>
      <text:p text:style-name="P1">20/03/15 7:41:04 am: Ayu New: I would wear short skirts and deepneck tshirtsand sit on the front bench if i had this sexy professor</text:p>
      <text:p text:style-name="P1">20/03/15 7:41:29 am: Ayu New: Who cares about lecture when you have a sexy professor in front of me</text:p>
      <text:p text:style-name="P1">20/03/15 8:00:02 am: Shridhar: Oh baby</text:p>
      <text:p text:style-name="P1">20/03/15 8:00:04 am: Shridhar: Meaaaah</text:p>
      <text:p text:style-name="P1">20/03/15 8:00:07 am: Shridhar: Mwaaaah</text:p>
      <text:p text:style-name="P1">20/03/15 8:00:26 am: Ayu New: Hmm chokrio taiyar thai ne nai avti tane jova</text:p>
      <text:p text:style-name="P1">20/03/15 8:00:34 am: Ayu New: When u go for seminars</text:p>
      <text:p text:style-name="P1">20/03/15 8:01:25 am: Shridhar: India ma na Thai Avu</text:p>
      <text:p text:style-name="P1">20/03/15 8:02:36 am: Ayu New: Su na thai</text:p>
      <text:p text:style-name="P1">20/03/15 8:02:56 am: Shridhar: Chokriyo gets dressed with short skirt</text:p>
      <text:p text:style-name="P1">20/03/15 8:03:02 am: Ayu New: So many college studnets have sexwiththeir professors</text:p>
      <text:p text:style-name="P1">20/03/15 8:03:10 am: Ayu New: Well if u go to mumbai</text:p>
      <text:p text:style-name="P1">20/03/15 8:03:14 am: Shridhar: Well I haven't heard over here</text:p>
      <text:p text:style-name="P1">20/03/15 8:03:15 am: Ayu New: U are in anand</text:p>
      <text:p text:style-name="P1">20/03/15 8:03:18 am: Shridhar: Tya ase</text:p>
      <text:p text:style-name="P1">20/03/15 8:03:29 am: Ayu New: And u were in banglore with a group of behenjis</text:p>
      <text:p text:style-name="P1">20/03/15 8:03:36 am: Shridhar: Lol</text:p>
      <text:p text:style-name="P1">20/03/15 8:03:44 am: Ayu New: Don't behave like u were born yesterday</text:p>
      <text:p text:style-name="P1">20/03/15 8:04:05 am: Shridhar: I m taking about anand babes</text:p>
      <text:p text:style-name="P1">20/03/15 8:04:20 am: Ayu New: Line apje toh tari jode bhi avse sex karva</text:p>
      <text:p text:style-name="P1">20/03/15 8:04:36 am: Shridhar: Nai apvi mare</text:p>
      <text:p text:style-name="P1">20/03/15 8:04:57 am: Ayu New: Kem</text:p>
      <text:p text:style-name="P1">20/03/15 8:06:53 am: Shridhar: I don want to</text:p>
      <text:p text:style-name="P1">20/03/15 8:06:59 am: Shridhar: I don feel like</text:p>
      <text:p text:style-name="P1">20/03/15 8:07:08 am: Ayu New: Y are you gay</text:p>
      <text:p text:style-name="P1">20/03/15 8:07:20 am: Shridhar: No I m not</text:p>
      <text:p text:style-name="P1">20/03/15 8:07:48 am: Ayu New: Hmm</text:p>
      <text:p text:style-name="P1">20/03/15 8:08:22 am: Ayu New: Which of my body language turns you on</text:p>
      <text:p text:style-name="P1">20/03/15 8:08:37 am: Ayu New: Before answering u know what is body language right</text:p>
      <text:p text:style-name="P1"><text:soft-page-break/>20/03/15 8:08:43 am: Shridhar: No</text:p>
      <text:p text:style-name="P1">20/03/15 8:08:46 am: Shridhar: Pleaee explain</text:p>
      <text:p text:style-name="P1">20/03/15 8:09:26 am: Ayu New: Google it</text:p>
      <text:p text:style-name="P1">20/03/15 8:09:40 am: Shridhar: Oh please</text:p>
      <text:p text:style-name="P1">20/03/15 8:09:45 am: Shridhar: I like it when u pout</text:p>
      <text:p text:style-name="P1">20/03/15 8:10:05 am: Shridhar: Then I like the ex</text:p>
      <text:p text:style-name="P1">20/03/15 8:10:12 am: Shridhar: Expressions when u dance</text:p>
      <text:p text:style-name="P1">20/03/15 8:10:49 am: Ayu New: What expressions</text:p>
      <text:p text:style-name="P1">20/03/15 8:16:32 am: Ayu New: Hello</text:p>
      <text:p text:style-name="P1">20/03/15 8:17:20 am: Shridhar: Ya baby the dance expression</text:p>
      <text:p text:style-name="P1">20/03/15 8:20:50 am: Ayu New: What u mean dance expression</text:p>
      <text:p text:style-name="P1">20/03/15 8:23:26 am: Shridhar: Arey baba the expression u have on face while u dance baby</text:p>
      <text:p text:style-name="P1">20/03/15 8:24:24 am: Ayu New: That's it.. That's all u like</text:p>
      <text:p text:style-name="P1">20/03/15 8:24:38 am: Shridhar: Then I like it when u laugh and smile</text:p>
      <text:p text:style-name="P1">20/03/15 8:24:50 am: Shridhar: I like it when u have the lusty look</text:p>
      <text:p text:style-name="P1">20/03/15 8:25:17 am: Shridhar: I liked the expression <text:s/>in the car when u were making me touch below</text:p>
      <text:p text:style-name="P1">20/03/15 8:27:08 am: Ayu New: this is common have not noticed anything which no other men would notice that makes u fall in love with me again and again</text:p>
      <text:p text:style-name="P1">20/03/15 8:28:01 am: Shridhar: Well I like ur expression when u get up</text:p>
      <text:p text:style-name="P1">20/03/15 8:28:08 am: Shridhar: It's so cute and baby like</text:p>
      <text:p text:style-name="P1">20/03/15 8:28:33 am: Ayu New: Don't fake up now i am grumpy when u woke up</text:p>
      <text:p text:style-name="P1">20/03/15 8:28:47 am: Shridhar: No tats a baby expression</text:p>
      <text:p text:style-name="P1">20/03/15 8:29:07 am: Shridhar: And I like it when u come and sleep on my lap when I wake u up</text:p>
      <text:p text:style-name="P1">20/03/15 8:29:56 am: Ayu New: This is something i would also know</text:p>
      <text:p text:style-name="P1">20/03/15 8:30:06 am: Ayu New: I am talking about something u notice</text:p>
      <text:p text:style-name="P1">20/03/15 8:31:08 am: Shridhar: Babes gng into a meeting get back to u in sometime if u up</text:p>
      <text:p text:style-name="P1">20/03/15 8:31:26 am: Ayu New: I m sleeping</text:p>
      <text:p text:style-name="P1">20/03/15 8:31:34 am: Ayu New: U don't have anything to say</text:p>
      <text:p text:style-name="P1">20/03/15 9:14:28 am: Shridhar: Bolo sexy u still u</text:p>
      <text:p text:style-name="P1">20/03/15 9:14:45 am: Ayu New: I ll sleep nowthat</text:p>
      <text:p text:style-name="P1">20/03/15 9:15:32 am: Shridhar: Gd8</text:p>
      <text:p text:style-name="P1">20/03/15 9:15:35 am: Shridhar: Mwaah</text:p>
      <text:p text:style-name="P1">20/03/15 9:16:36 am: Ayu New: G'day</text:p>
      <text:p text:style-name="P1">20/03/15 6:00:54 pm: Ayu New: &lt;image omitted&gt;</text:p>
      <text:p text:style-name="P1">20/03/15 6:00:58 pm: Ayu New: Look at my hair</text:p>
      <text:p text:style-name="P1">20/03/15 7:10:22 pm: Shridhar: Oh my god look at the butt</text:p>
      <text:p text:style-name="P1">20/03/15 7:10:26 pm: Shridhar: Obj</text:p>
      <text:p text:style-name="P1">20/03/15 7:10:32 pm: Shridhar: Ohhh</text:p>
      <text:p text:style-name="P1">20/03/15 7:10:35 pm: Ayu New: Can't you see my hair</text:p>
      <text:p text:style-name="P1">20/03/15 7:10:40 pm: Shridhar: Yup I can</text:p>
      <text:p text:style-name="P1">20/03/15 7:11:03 pm: Ayu New: It's even longer but since i had to take my own picture</text:p>
      <text:p text:style-name="P1">20/03/15 7:11:14 pm: Ayu New: I couldn't get the wholelength</text:p>
      <text:p text:style-name="P1">20/03/15 7:11:31 pm: Shridhar: Oh okay</text:p>
      <text:p text:style-name="P1">20/03/15 7:18:53 pm: Ayu New: Y r u copying me</text:p>
      <text:p text:style-name="P1">20/03/15 7:19:16 pm: Shridhar: Emaj</text:p>
      <text:p text:style-name="P1">21/03/15 6:30:46 am: Shridhar: Gm</text:p>
      <text:p text:style-name="P1">21/03/15 6:31:52 am: Ayu New: What u doing</text:p>
      <text:p text:style-name="P1">21/03/15 6:32:11 am: Shridhar: Gt u</text:p>
      <text:p text:style-name="P1">21/03/15 6:32:13 am: Shridhar: Up</text:p>
      <text:p text:style-name="P1">21/03/15 6:32:20 am: Ayu New: I am fucking tired</text:p>
      <text:p text:style-name="P1">21/03/15 6:32:21 am: Shridhar: Now gng for jogging</text:p>
      <text:p text:style-name="P1">21/03/15 6:32:36 am: Shridhar: Did u eat</text:p>
      <text:p text:style-name="P1">21/03/15 6:32:41 am: Ayu New: I crashed at 5 even after coffee</text:p>
      <text:p text:style-name="P1">21/03/15 6:32:45 am: Ayu New: Yeah</text:p>
      <text:p text:style-name="P1"><text:soft-page-break/>21/03/15 6:32:49 am: Ayu New: Got pizza</text:p>
      <text:p text:style-name="P1">21/03/15 6:32:57 am: Ayu New: I was in no condition to cook</text:p>
      <text:p text:style-name="P1">21/03/15 6:33:01 am: Shridhar: Hmmm oky</text:p>
      <text:p text:style-name="P1">21/03/15 6:33:11 am: Shridhar: Toh Sui na if u tired baby</text:p>
      <text:p text:style-name="P1">21/03/15 6:33:13 am: Shridhar: Baby</text:p>
      <text:p text:style-name="P1">21/03/15 6:33:20 am: Ayu New: My coworkers laughed on me saying i ll become a zombie if have kids</text:p>
      <text:p text:style-name="P1">21/03/15 6:33:27 am: Shridhar: Bau hectic Thai 6e work??</text:p>
      <text:p text:style-name="P1">21/03/15 6:33:39 am: Ayu New: Yeah</text:p>
      <text:p text:style-name="P1">21/03/15 6:33:53 am: Shridhar: Kale javanu</text:p>
      <text:p text:style-name="P1">21/03/15 6:33:58 am: Shridhar: ??</text:p>
      <text:p text:style-name="P1">21/03/15 6:34:08 am: Ayu New: Yeah</text:p>
      <text:p text:style-name="P1">21/03/15 6:34:22 am: Ayu New: I need weed now</text:p>
      <text:p text:style-name="P1">21/03/15 6:36:34 am: Shridhar: Shut up weed vari</text:p>
      <text:p text:style-name="P1">21/03/15 6:36:39 am: Shridhar: Do u have wine?</text:p>
      <text:p text:style-name="P1">21/03/15 6:37:19 am: Ayu New: Do i have??</text:p>
      <text:p text:style-name="P1">21/03/15 6:37:25 am: Ayu New: Now ur dopped</text:p>
      <text:p text:style-name="P1">21/03/15 6:37:49 am: Shridhar: Arey I mean ghare wine padi 6e</text:p>
      <text:p text:style-name="P1">21/03/15 6:38:01 am: Ayu New: After exam i ll drink now</text:p>
      <text:p text:style-name="P1">21/03/15 6:38:11 am: Ayu New: J hati e pati gai</text:p>
      <text:p text:style-name="P1">21/03/15 6:38:44 am: Shridhar: Hmmm okay</text:p>
      <text:p text:style-name="P1">21/03/15 6:41:46 am: Ayu New: My coworked was like she got 4 dogs and a baby , i was so tired i heard she got 4 dollars a baby</text:p>
      <text:p text:style-name="P1">21/03/15 6:43:40 am: Ayu New: I was like where are they selling babies i want one too</text:p>
      <text:p text:style-name="P1">21/03/15 6:43:42 am: Shridhar: Hahahah</text:p>
      <text:p text:style-name="P1">21/03/15 6:44:01 am: Shridhar: Hey bhagwan</text:p>
      <text:p text:style-name="P1">21/03/15 6:44:10 am: Shridhar: Baby go to sleep</text:p>
      <text:p text:style-name="P1">21/03/15 6:44:58 am: Ayu New: Atyare nai in an hour i ll</text:p>
      <text:p text:style-name="P1">21/03/15 6:46:10 am: Ayu New: What do u like in gifts</text:p>
      <text:p text:style-name="P1">21/03/15 6:46:33 am: Ayu New: Like if someone has to gift u something expensive</text:p>
      <text:p text:style-name="P1">21/03/15 6:46:42 am: Ayu New: What to gift</text:p>
      <text:p text:style-name="P1">21/03/15 6:50:12 am: Shridhar: May be a watch or laptop</text:p>
      <text:p text:style-name="P1">21/03/15 6:50:29 am: Shridhar: Ane laptop should be apple</text:p>
      <text:p text:style-name="P1">21/03/15 6:50:45 am: Shridhar: I m cming and buying a mac when I come</text:p>
      <text:p text:style-name="P1">21/03/15 6:51:42 am: Shridhar: Y did u ask tat Hun</text:p>
      <text:p text:style-name="P1">21/03/15 6:51:51 am: Shridhar: Tane toh khabr 6e wat I like</text:p>
      <text:p text:style-name="P1">21/03/15 6:51:56 am: Shridhar: Watches</text:p>
      <text:p text:style-name="P1">21/03/15 6:53:15 am: Ayu New: Just asking i was looking at this site and said gifts for him but i am bad at gifting men because they are useless</text:p>
      <text:p text:style-name="P1">21/03/15 6:54:07 am: Shridhar: Kone apvu 6e dad ne?</text:p>
      <text:p text:style-name="P1">21/03/15 6:55:06 am: Ayu New: No</text:p>
      <text:p text:style-name="P1">21/03/15 6:55:10 am: Ayu New: I said i was surfing</text:p>
      <text:p text:style-name="P1">21/03/15 6:55:13 am: Ayu New: The site</text:p>
      <text:p text:style-name="P1">21/03/15 6:55:18 am: Shridhar: I</text:p>
      <text:p text:style-name="P1">21/03/15 6:55:20 am: Shridhar: K</text:p>
      <text:p text:style-name="P1">21/03/15 6:55:23 am: Ayu New: And i just checked gifts for him ma</text:p>
      <text:p text:style-name="P1">21/03/15 6:55:40 am: Ayu New: And stuffthat came up was ridiculous something i would never spend on</text:p>
      <text:p text:style-name="P1">21/03/15 6:55:56 am: Ayu New: Leather wallets , beer brewing kit , briefcase</text:p>
      <text:p text:style-name="P1">21/03/15 6:56:02 am: Ayu New: I mean give me a break</text:p>
      <text:p text:style-name="P1">21/03/15 6:56:45 am: Shridhar: Haha</text:p>
      <text:p text:style-name="P1">21/03/15 6:57:43 am: Ayu New: I rather spend on prada gucci LV loboutins spa</text:p>
      <text:p text:style-name="P1">21/03/15 6:57:47 am: Ayu New: Etc etc</text:p>
      <text:p text:style-name="P1">21/03/15 6:58:05 am: Shridhar: Yup</text:p>
      <text:p text:style-name="P1">21/03/15 6:59:15 am: Ayu New: Daimonds</text:p>
      <text:p text:style-name="P1">21/03/15 6:59:22 am: Ayu New: Expensive holiday trips</text:p>
      <text:p text:style-name="P1">21/03/15 6:59:37 am: Ayu New: Clothes</text:p>
      <text:p text:style-name="P1">21/03/15 6:59:44 am: Shridhar: Holiday definately</text:p>
      <text:p text:style-name="P1"><text:soft-page-break/>21/03/15 7:02:36 am: Ayu New: So kiersten my friend at work , one with cute kids she was so worked up this week her husband booked a weekend getaway for just teo of them to virginia beach , they will keep kids at their parent's , she was like he never did this but it was such a pleasant surprise</text:p>
      <text:p text:style-name="P1">21/03/15 7:18:39 am: Shridhar: Oh okay tats nice</text:p>
      <text:p text:style-name="P1">21/03/15 7:19:27 am: Ayu New: Yeah</text:p>
      <text:p text:style-name="P1">21/03/15 7:21:30 am: Ayu New: &lt;image omitted&gt;</text:p>
      <text:p text:style-name="P1">21/03/15 7:25:11 am: Shridhar: Sexy baby</text:p>
      <text:p text:style-name="P1">21/03/15 7:26:38 am: Ayu New: This is not sexy</text:p>
      <text:p text:style-name="P1">21/03/15 7:26:56 am: Shridhar: I like ur pants</text:p>
      <text:p text:style-name="P1">21/03/15 7:27:29 am: Ayu New: Yeah it's called palazzo pants and anand na badadhiya loko ene plazzo pants keh che</text:p>
      <text:p text:style-name="P1">21/03/15 7:27:45 am: Shridhar: Hahaha</text:p>
      <text:p text:style-name="P1">21/03/15 7:44:34 am: Shridhar: Wat u doin?</text:p>
      <text:p text:style-name="P1">21/03/15 7:44:50 am: Shridhar: Whom did u hear telling plazzo</text:p>
      <text:p text:style-name="P1">21/03/15 7:54:05 am: Ayu New: Chinki</text:p>
      <text:p text:style-name="P1">21/03/15 7:55:11 am: Shridhar: Oh okay</text:p>
      <text:p text:style-name="P1">21/03/15 8:21:08 am: Ayu New: Hello</text:p>
      <text:p text:style-name="P1">21/03/15 8:21:11 am: Ayu New: What u doing</text:p>
      <text:p text:style-name="P1">21/03/15 8:21:19 am: Shridhar: At rushabh's</text:p>
      <text:p text:style-name="P1">21/03/15 8:21:23 am: Shridhar: Wat u doin</text:p>
      <text:p text:style-name="P1">21/03/15 8:21:36 am: Ayu New: And u will buy apple for urself badhu for urself than what for me</text:p>
      <text:p text:style-name="P1">21/03/15 8:21:42 am: Ayu New: Maru badhu marr ajte levanu</text:p>
      <text:p text:style-name="P1">21/03/15 8:21:49 am: Shridhar: Toh use karje ne</text:p>
      <text:p text:style-name="P1">21/03/15 8:22:00 am: Shridhar: I m buying apple for work baby</text:p>
      <text:p text:style-name="P1">21/03/15 8:23:34 am: Ayu New: What u mean use karje</text:p>
      <text:p text:style-name="P1">21/03/15 8:23:59 am: Ayu New: Ur one of those ungrateful assholes indian parents. Give birth too</text:p>
      <text:p text:style-name="P1">21/03/15 8:24:09 am: Shridhar: Maru eh taruj 6ene</text:p>
      <text:p text:style-name="P1">21/03/15 8:24:58 am: Ayu New: Na</text:p>
      <text:p text:style-name="P1">21/03/15 8:25:15 am: Ayu New: Do u wear my bras no right so it's not like that</text:p>
      <text:p text:style-name="P1">21/03/15 8:33:21 am: Shridhar: Ha okay I will get u a mac book air</text:p>
      <text:p text:style-name="P1">21/03/15 8:35:05 am: Ayu New: I don't care about mac and y do I have to ask for everything don't you ever realize</text:p>
      <text:p text:style-name="P1">21/03/15 8:35:15 am: Ayu New: Ur such an ungrateful creature</text:p>
      <text:p text:style-name="P1">21/03/15 8:35:25 am: Ayu New: Typical indian century old man</text:p>
      <text:p text:style-name="P1">21/03/15 8:35:29 am: Shridhar: Arey but u not a gadget fan</text:p>
      <text:p text:style-name="P1">21/03/15 8:35:37 am: Ayu New: Ofcourse ur your mom's son</text:p>
      <text:p text:style-name="P1">21/03/15 8:35:55 am: Ayu New: U know what u still didn't understand and that pisses me off</text:p>
      <text:p text:style-name="P1">21/03/15 8:36:04 am: Ayu New: Just don't text me back</text:p>
      <text:p text:style-name="P1">21/03/15 8:36:10 am: Ayu New: And remove the dp</text:p>
      <text:p text:style-name="P1">21/03/15 8:36:16 am: Ayu New: Chutiyo</text:p>
      <text:p text:style-name="P1">21/03/15 6:45:42 pm: Shridhar: Gm</text:p>
      <text:p text:style-name="P1">21/03/15 8:20:41 pm: Ayu New: &lt;image omitted&gt;</text:p>
      <text:p text:style-name="P1">21/03/15 8:42:17 pm: Shridhar: Hey tell mom tat pela khavanu Banava vara Aunty told 4k for coking for the time she asked</text:p>
      <text:p text:style-name="P1">21/03/15 8:45:11 pm: Ayu New: Okay</text:p>
      <text:p text:style-name="P1">21/03/15 11:04:56 pm: Shridhar: Gd8 babes</text:p>
      <text:p text:style-name="P1">21/03/15 11:05:24 pm: Ayu New: &lt;image omitted&gt;</text:p>
      <text:p text:style-name="P1">21/03/15 11:05:44 pm: Shridhar: Mwaaahhh</text:p>
      <text:p text:style-name="P1">21/03/15 11:05:57 pm: Ayu New: Hmm whatever</text:p>
      <text:p text:style-name="P1">21/03/15 11:07:03 pm: Shridhar: Had lunch?</text:p>
      <text:p text:style-name="P1">21/03/15 11:07:16 pm: Ayu New: I m at work</text:p>
      <text:p text:style-name="P1">21/03/15 11:07:21 pm: Shridhar: Ya so</text:p>
      <text:p text:style-name="P1">21/03/15 11:07:25 pm: Ayu New: Last patient</text:p>
      <text:p text:style-name="P1">21/03/15 11:07:27 pm: Shridhar: It doesn mean u don eat</text:p>
      <text:p text:style-name="P1">21/03/15 11:07:34 pm: Ayu New: Than i ll go to chipotle</text:p>
      <text:p text:style-name="P1"><text:soft-page-break/>21/03/15 11:07:40 pm: Shridhar: Okay</text:p>
      <text:p text:style-name="P1">21/03/15 11:08:36 pm: Shridhar: Gd8</text:p>
      <text:p text:style-name="P1">21/03/15 11:08:38 pm: Shridhar: Mwaaaahhh</text:p>
      <text:p text:style-name="P1">21/03/15 11:08:43 pm: Shridhar: 😘😘😘😘😘😘😘😘😘😘😘😘😘😘😘😘😘😘😘😘</text:p>
      <text:p text:style-name="P1">22/03/15 6:20:48 am: Shridhar: Gm</text:p>
      <text:p text:style-name="P1">22/03/15 6:21:38 am: Ayu New: Morning</text:p>
      <text:p text:style-name="P1">22/03/15 6:21:50 am: Ayu New: &lt;image omitted&gt;</text:p>
      <text:p text:style-name="P1">22/03/15 6:21:51 am: Ayu New: Making kachori</text:p>
      <text:p text:style-name="P1">22/03/15 6:22:32 am: Shridhar: I</text:p>
      <text:p text:style-name="P1">22/03/15 6:22:50 am: Shridhar: Okay</text:p>
      <text:p text:style-name="P1">22/03/15 6:54:05 am: Ayu New: What's ur problem</text:p>
      <text:p text:style-name="P1">22/03/15 6:54:45 am: Shridhar: Su?</text:p>
      <text:p text:style-name="P1">22/03/15 7:06:46 am: Ayu New: Ur not replying</text:p>
      <text:p text:style-name="P1">22/03/15 7:06:59 am: Ayu New: Sorry</text:p>
      <text:p text:style-name="P1">22/03/15 7:12:34 am: Shridhar: Bolne</text:p>
      <text:p text:style-name="P1">22/03/15 7:12:49 am: Shridhar: I was dusting the car and then driving baby</text:p>
      <text:p text:style-name="P1">22/03/15 7:13:04 am: Shridhar: Lilva ni kachori</text:p>
      <text:p text:style-name="P1">22/03/15 7:13:11 am: Shridhar: Wow</text:p>
      <text:p text:style-name="P1">22/03/15 7:15:20 am: Ayu New: &lt;image omitted&gt;</text:p>
      <text:p text:style-name="P1">22/03/15 7:15:22 am: Ayu New: Not lilva it's vatana</text:p>
      <text:p text:style-name="P1">22/03/15 7:15:25 am: Ayu New: &lt;image omitted&gt;</text:p>
      <text:p text:style-name="P1">22/03/15 7:15:47 am: Shridhar: Khai le</text:p>
      <text:p text:style-name="P1">22/03/15 7:15:53 am: Ayu New: Hmm</text:p>
      <text:p text:style-name="P1">22/03/15 7:19:46 am: Ayu New: Do u think i <text:span text:style-name="T1">m</text:span> a good wife</text:p>
      <text:p text:style-name="P1">22/03/15 7:19:56 am: Shridhar: Yes u <text:span text:style-name="T1">are</text:span></text:p>
      <text:p text:style-name="P1">22/03/15 7:20:11 am: Ayu New: I feel i let u down everytime</text:p>
      <text:p text:style-name="P1">22/03/15 7:20:19 am: Shridhar: No u don't</text:p>
      <text:p text:style-name="P1">22/03/15 7:21:07 am: Shridhar: Y do u think u let me down u dont</text:p>
      <text:p text:style-name="P1">22/03/15 7:22:20 am: Ayu New: I yell at u I can't cook like others ur mom doesn't like me like she does others i fight i m a total mismatch for u and ur family, u should have never decided to marry me</text:p>
      <text:p text:style-name="P1">22/03/15 7:26:36 am: Shridhar: U have the full right to tell at me</text:p>
      <text:p text:style-name="P1">22/03/15 7:27:05 am: Shridhar: My mom likes u,she will like u more once u stay with her</text:p>
      <text:p text:style-name="P1">22/03/15 7:27:39 am: Shridhar: So chill</text:p>
      <text:p text:style-name="P1">22/03/15 7:27:50 am: Shridhar: Yell</text:p>
      <text:p text:style-name="P1">22/03/15 7:28:09 am: Ayu New: I can't cook</text:p>
      <text:p text:style-name="P1">22/03/15 7:28:21 am: Shridhar: Who told tat</text:p>
      <text:p text:style-name="P1">22/03/15 7:28:23 am: Shridhar: Bullshot</text:p>
      <text:p text:style-name="P1">22/03/15 7:28:29 am: Shridhar: Bullshit</text:p>
      <text:p text:style-name="P1">22/03/15 7:29:14 am: Ayu New: I can't cook like ur mom wants her daughter in law to cook. Infact every mother in law would want their daughter in law to know this badic things</text:p>
      <text:p text:style-name="P1">22/03/15 7:29:21 am: Ayu New: I can never be dharti</text:p>
      <text:p text:style-name="P1">22/03/15 7:29:50 am: Shridhar: Dharti also doesn cook tat well so chill</text:p>
      <text:p text:style-name="P1">22/03/15 7:30:10 am: Shridhar: Even our mom's din know when they came to their houses</text:p>
      <text:p text:style-name="P1">22/03/15 7:31:17 am: Ayu New: Yeah but everyone thinks dharti is perfect daughter in law and i am not. I don't think i willever be</text:p>
      <text:p text:style-name="P1">22/03/15 7:32:22 am: Shridhar: U will be</text:p>
      <text:p text:style-name="P1">22/03/15 7:32:28 am: Shridhar: Just give it a little time</text:p>
      <text:p text:style-name="P1">22/03/15 7:32:42 am: Shridhar: Ane she is not the perfect daughter in law</text:p>
      <text:p text:style-name="P1">22/03/15 7:32:53 am: Shridhar: Even she fights with anju aunty</text:p>
      <text:p text:style-name="P1">22/03/15 7:33:17 am: Ayu New: But ur mom loves her more than me</text:p>
      <text:p text:style-name="P1">22/03/15 7:33:31 am: Shridhar: Na</text:p>
      <text:p text:style-name="P1">22/03/15 7:33:34 am: Shridhar: She doesn't</text:p>
      <text:p text:style-name="P1">22/03/15 7:34:01 am: Ayu New: It is evident</text:p>
      <text:p text:style-name="P1">22/03/15 7:34:09 am: Shridhar: No baba</text:p>
      <text:p text:style-name="P1">22/03/15 7:34:58 am: Shridhar: Chill just once u come home u she will start loving <text:soft-page-break/>it</text:p>
      <text:p text:style-name="P1">22/03/15 7:35:58 am: Ayu New: I don't see that happening</text:p>
      <text:p text:style-name="P1">22/03/15 7:36:13 am: Shridhar: It will happen</text:p>
      <text:p text:style-name="P1">22/03/15 7:36:21 am: Shridhar: It's just that u are not here</text:p>
      <text:p text:style-name="P1">22/03/15 7:37:03 am: Ayu New: Have u stopped loving me because of me not being there</text:p>
      <text:p text:style-name="P1">22/03/15 7:37:27 am: Shridhar: No I haven't</text:p>
      <text:p text:style-name="P1">22/03/15 7:37:32 am: Shridhar: But we tak everyday</text:p>
      <text:p text:style-name="P1">22/03/15 7:37:37 am: Shridhar: So u know</text:p>
      <text:p text:style-name="P1">22/03/15 7:39:17 am: Ayu New: Yeah so just like that shridhar it doesn't make a difference if u hve a person present with u if u love them</text:p>
      <text:p text:style-name="P1">22/03/15 7:40:06 am: Shridhar: Na but u don tak to mom regularly etle u can't see it ane last time u taked she was fine I guess</text:p>
      <text:p text:style-name="P1">22/03/15 7:41:49 am: Ayu New: Look I don't want a distressed family</text:p>
      <text:p text:style-name="P1">23/03/15 5:40:36 am: Shridhar: Gm</text:p>
      <text:p text:style-name="P1">23/03/15 6:33:05 am: Shridhar: Buzz buzz baby</text:p>
      <text:p text:style-name="P1">23/03/15 6:45:36 am: Ayu New: &lt;image omitted&gt;</text:p>
      <text:p text:style-name="P1">23/03/15 6:58:46 am: Shridhar: So u not</text:p>
      <text:p text:style-name="P1">23/03/15 6:58:57 am: Ayu New: Yeah it shows so</text:p>
      <text:p text:style-name="P1">23/03/15 6:59:02 am: Shridhar: Then good</text:p>
      <text:p text:style-name="P1">23/03/15 6:59:11 am: Shridhar: Gt back home</text:p>
      <text:p text:style-name="P1">23/03/15 7:00:10 am: Shridhar: So su khadu?</text:p>
      <text:p text:style-name="P1">23/03/15 7:00:17 am: Ayu New: Mimosas</text:p>
      <text:p text:style-name="P1">23/03/15 7:00:23 am: Ayu New: And thai</text:p>
      <text:p text:style-name="P1">23/03/15 7:00:25 am: Ayu New: Food</text:p>
      <text:p text:style-name="P1">23/03/15 7:00:29 am: Shridhar: Hmmm</text:p>
      <text:p text:style-name="P1">23/03/15 7:00:34 am: Ayu New: Drunken noodles</text:p>
      <text:p text:style-name="P1">23/03/15 7:00:50 am: Shridhar: Wat u doin</text:p>
      <text:p text:style-name="P1">23/03/15 7:01:09 am: Ayu New: Tv</text:p>
      <text:p text:style-name="P1">23/03/15 7:01:36 am: Shridhar: Ft in sometime?</text:p>
      <text:p text:style-name="P1">23/03/15 7:02:20 am: Ayu New: <text:span text:style-name="T1">yes</text:span></text:p>
      <text:p text:style-name="P1"/>
      <text:p text:style-name="P1">25/03/15 3:59:04 pm: Shridhar: Gm</text:p>
      <text:p text:style-name="P1">25/03/15 8:35:28 pm: Shridhar: Hey sexy</text:p>
      <text:p text:style-name="P1">26/03/15 5:41:33 am: Shridhar: Gm babes</text:p>
      <text:p text:style-name="P1">26/03/15 6:13:57 am: Ayu New: Fm</text:p>
      <text:p text:style-name="P1">26/03/15 6:14:11 am: Ayu New: &lt;image omitted&gt;</text:p>
      <text:p text:style-name="P1">26/03/15 6:14:14 am: Ayu New: &lt;image omitted&gt;</text:p>
      <text:p text:style-name="P1">26/03/15 6:14:42 am: Shridhar: Vatana bataka</text:p>
      <text:p text:style-name="P1">26/03/15 6:15:08 am: Ayu New: Suki bhaji</text:p>
      <text:p text:style-name="P1">26/03/15 6:15:29 am: Ayu New: I m a big vatana lover so i add vatana in everything</text:p>
      <text:p text:style-name="P1">26/03/15 6:15:41 am: Shridhar: Hmmm oky</text:p>
      <text:p text:style-name="P1">26/03/15 6:16:05 am: Ayu New: If u want to make out what i cooked just see a dish that is not supposed to have vatanas but u see lot of batanas in it</text:p>
      <text:p text:style-name="P1">26/03/15 6:16:19 am: Shridhar: Yup baby</text:p>
      <text:p text:style-name="P1">26/03/15 6:48:17 am: Ayu New: Listen</text:p>
      <text:p text:style-name="P1">26/03/15 6:48:50 am: Shridhar: Bolo</text:p>
      <text:p text:style-name="P1">26/03/15 6:49:13 am: Ayu New: I will be taking up physics lab course in fall that is August to dec , when i come to India they will give me online assignments , tu karis mara assignments</text:p>
      <text:p text:style-name="P1">26/03/15 6:49:28 am: Shridhar: Physics na?</text:p>
      <text:p text:style-name="P1">26/03/15 6:49:31 am: Shridhar: Ya kari Apis</text:p>
      <text:p text:style-name="P1">26/03/15 6:49:35 am: Shridhar: Chill maar</text:p>
      <text:p text:style-name="P1">26/03/15 6:49:34 am: Ayu New: Online classes na lectures thase online attend that and complete my assignment</text:p>
      <text:p text:style-name="P1">26/03/15 6:49:37 am: Ayu New: Yeah</text:p>
      <text:p text:style-name="P1">26/03/15 6:49:47 am: Ayu New: Because I can't pass physics</text:p>
      <text:p text:style-name="P1">26/03/15 6:50:04 am: Shridhar: I won't attend the lectures attend nai Karu I can pass ur assignments</text:p>
      <text:p text:style-name="P1"><text:soft-page-break/>26/03/15 6:50:26 am: Ayu New: But just to be on safer side just attend lectures</text:p>
      <text:p text:style-name="P1">26/03/15 6:50:32 am: Ayu New: I don't want to fail</text:p>
      <text:p text:style-name="P1">26/03/15 6:50:45 am: Shridhar: Ya u won't</text:p>
      <text:p text:style-name="P1">26/03/15 6:50:53 am: Shridhar: Ane are the lectures recorded?</text:p>
      <text:p text:style-name="P1">26/03/15 6:51:00 am: Shridhar: I mean we can view anytime right</text:p>
      <text:p text:style-name="P1">26/03/15 6:50:58 am: Ayu New: Yeah</text:p>
      <text:p text:style-name="P1">26/03/15 6:51:16 am: Shridhar: Ya toh vandho nai</text:p>
      <text:p text:style-name="P1">26/03/15 6:51:14 am: Ayu New: They are live too but they can never see who is attending lectures</text:p>
      <text:p text:style-name="P1">26/03/15 6:51:46 am: Shridhar: Ya tat I know</text:p>
      <text:p text:style-name="P1">26/03/15 6:51:55 am: Ayu New: Even if i take early before august , u do my assignments</text:p>
      <text:p text:style-name="P1">26/03/15 6:52:10 am: Ayu New: I ll give my module or email or whatever inhave</text:p>
      <text:p text:style-name="P1">26/03/15 6:52:12 am: Ayu New: Do it</text:p>
      <text:p text:style-name="P1">26/03/15 6:52:17 am: Ayu New: And submit it on time</text:p>
      <text:p text:style-name="P1">26/03/15 7:14:10 am: Shridhar: Biju Kai madam</text:p>
      <text:p text:style-name="P1">26/03/15 7:14:24 am: Ayu New: No</text:p>
      <text:p text:style-name="P1">26/03/15 7:14:54 am: Shridhar: By the way I have a guest lecture on Saturday at changa</text:p>
      <text:p text:style-name="P1">26/03/15 7:16:17 am: Ayu New: Hmm okay</text:p>
      <text:p text:style-name="P1">26/03/15 7:42:16 am: Shridhar: Su Kare 6e baby</text:p>
      <text:p text:style-name="P1">26/03/15 7:42:30 am: Ayu New: Tv</text:p>
      <text:p text:style-name="P1">26/03/15 7:42:48 am: Shridhar: Ft?</text:p>
      <text:p text:style-name="P1">26/03/15 7:42:57 am: Ayu New: No m tired</text:p>
      <text:p text:style-name="P1">26/03/15 7:43:01 am: Shridhar: Okay</text:p>
      <text:p text:style-name="P1">26/03/15 3:26:34 pm: Shridhar: Babes pelo emirates Vala mail</text:p>
      <text:p text:style-name="P1">Ma is the offer valid for any date?</text:p>
      <text:p text:style-name="P1">26/03/15 5:00:56 pm: Ayu New: Y r u taking me to italy</text:p>
      <text:p text:style-name="P1">26/03/15 5:01:26 pm: Shridhar: Ya tats wat bcoz I was thinking to go next year after I come there</text:p>
      <text:p text:style-name="P1">26/03/15 5:01:45 pm: Ayu New: Omg haji next year che</text:p>
      <text:p text:style-name="P1">26/03/15 5:01:57 pm: Shridhar: Ha etle toh tane enu details</text:p>
      <text:p text:style-name="P1">Pu6yu</text:p>
      <text:p text:style-name="P1">26/03/15 5:02:25 pm: Ayu New: More offers will come don't behave like a typical anand no chokro</text:p>
      <text:p text:style-name="P1">26/03/15 5:02:37 pm: Shridhar: Ya I know</text:p>
      <text:p text:style-name="P1">27/03/15 5:43:30 am: Ayu New: U still sleeping</text:p>
      <text:p text:style-name="P1">27/03/15 6:11:06 am: Shridhar: Just gt up baby</text:p>
      <text:p text:style-name="P1">27/03/15 6:11:08 am: Shridhar: Bolo</text:p>
      <text:p text:style-name="P1">27/03/15 6:31:14 am: Ayu New: So is it true that once in lifetime every man thinks of having an extra marital affair with a friend , friend's wife or collegue</text:p>
      <text:p text:style-name="P1">27/03/15 6:32:31 am: Shridhar: Nope not true</text:p>
      <text:p text:style-name="P1">27/03/15 6:32:55 am: Ayu New: It is true experienced married men say that</text:p>
      <text:p text:style-name="P1">27/03/15 6:33:25 am: Ayu New: Don't lie u must have had so many thoughts uptil now k america ayi ne koi dhori joderakhadvanu make toh kevi maja ave</text:p>
      <text:p text:style-name="P1">27/03/15 6:33:35 am: Ayu New: I know men in india this is what they think</text:p>
      <text:p text:style-name="P1">27/03/15 6:33:47 am: Ayu New: Specially the company ur staying in</text:p>
      <text:p text:style-name="P1">27/03/15 6:33:55 am: Ayu New: Like gunjan dharmik etc etc</text:p>
      <text:p text:style-name="P1">27/03/15 6:37:08 am: Shridhar: Na I haven't had</text:p>
      <text:p text:style-name="P1">27/03/15 6:37:21 am: Ayu New: Yeah right</text:p>
      <text:p text:style-name="P1">27/03/15 6:37:25 am: Ayu New: I know men</text:p>
      <text:p text:style-name="P1">27/03/15 6:37:59 am: Shridhar: Bullshit</text:p>
      <text:p text:style-name="P1">27/03/15 6:38:01 am: Ayu New: I know i am getting married to one but had i got a chance i would assassin all men coming my way. So typical! I hatemen</text:p>
      <text:p text:style-name="P1">27/03/15 6:41:13 am: Ayu New: &lt;image omitted&gt;</text:p>
      <text:p text:style-name="P1">27/03/15 6:55:18 am: Ayu New: Hello</text:p>
      <text:p text:style-name="P1">27/03/15 6:55:28 am: Ayu New: I hate it when u do this</text:p>
      <text:p text:style-name="P1">27/03/15 6:55:54 am: Ayu New: U ignore the conversation and than all of a sudden appear to continue this is not happening</text:p>
      <text:p text:style-name="P1"><text:soft-page-break/>27/03/15 6:56:09 am: Ayu New: Goodnight i do not want to talk to u anymore</text:p>
      <text:p text:style-name="P1">27/03/15 7:05:26 am: Shridhar: Arey I was pooping yaar</text:p>
      <text:p text:style-name="P1">27/03/15 7:05:43 am: Shridhar: Arey it's morning can't i poop also ke su</text:p>
      <text:p text:style-name="P1">27/03/15 7:06:08 am: Shridhar: Ane bau pressure ayu toh daundyo without phone</text:p>
      <text:p text:style-name="P1">27/03/15 7:06:11 am: Shridhar: Sorry babes</text:p>
      <text:p text:style-name="P1">27/03/15 7:06:34 am: Shridhar: How did men come in mind</text:p>
      <text:p text:style-name="P1">27/03/15 7:07:16 am: Ayu New: Because men have always been there</text:p>
      <text:p text:style-name="P1">27/03/15 7:07:52 am: Ayu New: God had made men furst and made women second u know y hecause he saw useless xy creatures cannot handle everything and that is y he made women</text:p>
      <text:p text:style-name="P1">27/03/15 7:09:37 am: Shridhar: Oh evu</text:p>
      <text:p text:style-name="P1">27/03/15 7:09:42 am: Shridhar: Y do u tell tat</text:p>
      <text:p text:style-name="P1">27/03/15 7:09:57 am: Ayu New: Because I don't like men</text:p>
      <text:p text:style-name="P1">27/03/15 7:10:09 am: Shridhar: Su thayu</text:p>
      <text:p text:style-name="P1">27/03/15 7:10:14 am: Shridhar: Anything at work</text:p>
      <text:p text:style-name="P1">27/03/15 7:10:46 am: Ayu New: No</text:p>
      <text:p text:style-name="P1">27/03/15 7:10:59 am: Ayu New: Just normal regular thoughts</text:p>
      <text:p text:style-name="P1">27/03/15 7:11:06 am: Ayu New: I m a feminist</text:p>
      <text:p text:style-name="P1">27/03/15 7:11:18 am: Ayu New: U need men only for getting screwed</text:p>
      <text:p text:style-name="P1">27/03/15 7:16:28 am: Shridhar: Well I like u independent but men are not bad yaar</text:p>
      <text:p text:style-name="P1">27/03/15 7:17:05 am: Ayu New: Oh really</text:p>
      <text:p text:style-name="P1">27/03/15 7:17:14 am: Shridhar: Yes</text:p>
      <text:p text:style-name="P1">27/03/15 7:17:14 am: Ayu New: What are they good at</text:p>
      <text:p text:style-name="P1">27/03/15 7:17:47 am: Shridhar: Oh u telling as of women don have affairs only</text:p>
      <text:p text:style-name="P1">27/03/15 7:18:19 am: Ayu New: Well men deserve it</text:p>
      <text:p text:style-name="P1">27/03/15 7:18:59 am: Shridhar: Oh common yaar</text:p>
      <text:p text:style-name="P1">27/03/15 7:19:29 am: Ayu New: Well ofcourse, if u dare to cheat and hurt them they will do the same too</text:p>
      <text:p text:style-name="P1">27/03/15 7:20:09 am: Shridhar: It's not always guys even gals hurt</text:p>
      <text:p text:style-name="P1">27/03/15 7:22:40 am: Ayu New: Well that's because u deserve it</text:p>
      <text:p text:style-name="P1">27/03/15 7:25:11 am: Shridhar: No point arguing on this bcoz u <text:s/>believe guys suck big time etle</text:p>
      <text:p text:style-name="P1">27/03/15 7:25:17 am: Shridhar: But tats not true</text:p>
      <text:p text:style-name="P1">27/03/15 7:25:39 am: Ayu New: It is true just look at all those men around u</text:p>
      <text:p text:style-name="P1">27/03/15 7:25:53 am: Ayu New: Name 1 who can be called a true gentleman</text:p>
      <text:p text:style-name="P1">27/03/15 7:25:56 am: Shridhar: Well Dharmik Jode compare na Thai</text:p>
      <text:p text:style-name="P1">27/03/15 7:26:05 am: Shridhar: Shaswat Badshah</text:p>
      <text:p text:style-name="P1">27/03/15 7:27:20 am: Ayu New: Shaswat badshah !! Really!! They are your inspiration</text:p>
      <text:p text:style-name="P1">27/03/15 7:27:39 am: Shridhar: I don have an inspiration from anyone</text:p>
      <text:p text:style-name="P1">27/03/15 7:27:45 am: Shridhar: But they are gentlemen</text:p>
      <text:p text:style-name="P1">27/03/15 7:29:00 am: Ayu New: Yeah shaswat someone who cannot stand by his wife when she wanted to do something take part in the exhibition this girls were doing because his dad said no.. And badsha someone who married a girl just because he couldn't find anyone</text:p>
      <text:p text:style-name="P1">27/03/15 7:29:08 am: Ayu New: Yeah right true gentleman</text:p>
      <text:p text:style-name="P1">27/03/15 7:29:54 am: Shridhar: Well Shaswat din deny for exhibition she don wanna do it</text:p>
      <text:p text:style-name="P1">27/03/15 7:30:27 am: Ayu New: Did he try to find out y she told no</text:p>
      <text:p text:style-name="P1">27/03/15 7:30:50 am: Shridhar: Well he left it upon her</text:p>
      <text:p text:style-name="P1">27/03/15 7:30:51 am: Ayu New: This is how men are once ur wife tells no u accept it never try to find out y she said know whatmade her do that</text:p>
      <text:p text:style-name="P1">27/03/15 7:31:02 am: Ayu New: Whatt</text:p>
      <text:p text:style-name="P1">27/03/15 7:31:06 am: Ayu New: This is ridiculous</text:p>
      <text:p text:style-name="P1">27/03/15 7:31:41 am: Ayu New: U left it on her when u knew this is something she loves doing and she is still denying</text:p>
      <text:p text:style-name="P1">27/03/15 7:31:48 am: Ayu New: This is what i expected from u</text:p>
      <text:p text:style-name="P1">27/03/15 7:31:49 am: Shridhar: She just din invest but we all were here only the whole time</text:p>
      <text:p text:style-name="P1">27/03/15 7:32:08 am: Shridhar: So the investment might be the pblm</text:p>
      <text:p text:style-name="P1"><text:soft-page-break/>27/03/15 7:32:46 am: Shridhar: He is taken over someone's factory and Roshni is gna join him</text:p>
      <text:p text:style-name="P1">27/03/15 7:33:09 am: Ayu New: Yeah right</text:p>
      <text:p text:style-name="P1">27/03/15 7:33:24 am: Shridhar: Seriously he starts from 1st week of April</text:p>
      <text:p text:style-name="P1">27/03/15 7:35:36 am: Ayu New: Yeah she loves designing and exhibitions and stuff. I could figure that out in a week that i met her she loves baking and cooking , if he loved her so much he could have helped her build a bake shop or designer boutique or something</text:p>
      <text:p text:style-name="P1">27/03/15 7:37:02 am: Ayu New: Being husband is not making ur wife independent but it is making her independent by letting her do what she really likes and don't tell me he doesn't know she loves creative stuff</text:p>
      <text:p text:style-name="P1">27/03/15 7:41:29 am: Ayu New: No answer right</text:p>
      <text:p text:style-name="P1">27/03/15 7:52:45 am: Shridhar: Arey not tat yaar</text:p>
      <text:p text:style-name="P1">27/03/15 7:54:15 am: Ayu New: Than what</text:p>
      <text:p text:style-name="P1">27/03/15 7:54:24 am: Ayu New: Tell me i would love to hear reasons</text:p>
      <text:p text:style-name="P1">27/03/15 7:54:28 am: Ayu New: And excuses</text:p>
      <text:p text:style-name="P1">27/03/15 7:54:40 am: Shridhar: I don know the reason y she din do</text:p>
      <text:p text:style-name="P1">27/03/15 7:55:18 am: Ayu New: Wake up ur one of them too. Men typically indian men do not deserve a wed lock</text:p>
      <text:p text:style-name="P1">27/03/15 7:55:22 am: Shridhar: But ya eh toh 6e she was here the whole time</text:p>
      <text:p text:style-name="P1">27/03/15 7:55:35 am: Ayu New: Because u can never respect the love and feelings and never can understand</text:p>
      <text:p text:style-name="P1">27/03/15 7:57:39 am: Ayu New: I just met her 3-4 times and i got to know her intrests , he has been with him for what 2 so much time now and he doesn't know what she would be happy doing</text:p>
      <text:p text:style-name="P1">27/03/15 7:57:46 am: Ayu New: Now that gets on my neeves</text:p>
      <text:p text:style-name="P1">27/03/15 7:58:16 am: Ayu New: Because ur all same and ur becoming like them u don't realize but i m feeling that every minute</text:p>
      <text:p text:style-name="P1">27/03/15 7:58:39 am: Shridhar: I m not y do u feel tat</text:p>
      <text:p text:style-name="P1">27/03/15 7:58:44 am: Ayu New: And than u say women have extra maritals</text:p>
      <text:p text:style-name="P1">27/03/15 7:58:50 am: Ayu New: Well u know the reason y</text:p>
      <text:p text:style-name="P1">27/03/15 7:59:00 am: Ayu New: Don't be surprised if i have one too</text:p>
      <text:p text:style-name="P1">27/03/15 7:59:22 am: Ayu New: It's not because I don't love u but because u don't satisfy the feeling of beong loved</text:p>
      <text:p text:style-name="P1">27/03/15 7:59:31 am: Ayu New: With u everyday is a depression for me</text:p>
      <text:p text:style-name="P1">27/03/15 7:59:42 am: Shridhar: Wtf man</text:p>
      <text:p text:style-name="P1">27/03/15 8:00:34 am: Ayu New: What wtf</text:p>
      <text:p text:style-name="P1">27/03/15 8:00:57 am: Shridhar: Bcoz I depress u</text:p>
      <text:p text:style-name="P1">27/03/15 8:01:14 am: Ayu New: Yeah u know it is true</text:p>
      <text:p text:style-name="P1">27/03/15 8:01:49 am: Ayu New: Shaswat ni caat chhod have u ever understood my intrests and what i like to do?? Shaswat ne toh 2 so much time thaya che tane ketla thaya?</text:p>
      <text:p text:style-name="P1">27/03/15 8:02:07 am: Ayu New: I find talking to u about all this useless</text:p>
      <text:p text:style-name="P1">27/03/15 8:02:37 am: Ayu New: Ur not someone i like to share my feelings with because u do not understand, i rather do it with someone who understands</text:p>
      <text:p text:style-name="P1">27/03/15 8:26:29 am: Ayu New: Where u lost now</text:p>
      <text:p text:style-name="P1">27/03/15 8:29:40 am: Shridhar: Here only</text:p>
      <text:p text:style-name="P1">27/03/15 8:31:30 am: Shridhar: Wat u doin</text:p>
      <text:p text:style-name="P1">27/03/15 8:31:45 am: Shridhar: I have taken of today</text:p>
      <text:p text:style-name="P1">27/03/15 8:31:52 am: Shridhar: To prepare for tommorow</text:p>
      <text:p text:style-name="P1">27/03/15 8:32:09 am: Ayu New: And u still didn't text me on time i was thinking all this time that u must be intrain</text:p>
      <text:p text:style-name="P1">27/03/15 8:32:23 am: Shridhar: Na I had gone for bath</text:p>
      <text:p text:style-name="P1">27/03/15 8:32:24 am: Ayu New: Y m i even expecting something from u</text:p>
      <text:p text:style-name="P1">27/03/15 8:32:35 am: Ayu New: Yeah u were bathing all this time for half n hour</text:p>
      <text:p text:style-name="P1">27/03/15 8:32:45 am: Shridhar: Yup</text:p>
      <text:p text:style-name="P1">27/03/15 8:32:51 am: Shridhar: U know I love taking bath</text:p>
      <text:p text:style-name="P1">27/03/15 8:34:45 am: Shridhar: Wat u watchin</text:p>
      <text:p text:style-name="P1">27/03/15 8:36:18 am: Shridhar: Do u have the my file no photo in mobile</text:p>
      <text:p text:style-name="P1"><text:soft-page-break/>27/03/15 8:37:01 am: Ayu New: What file no photo</text:p>
      <text:p text:style-name="P1">27/03/15 8:37:52 am: Ayu New: And as usual u just want to avoid it when it comes to understanding me. I m literally not intrested in talking to u. Because i feel it's not wirth. U can just try to be a gentleman but never can be</text:p>
      <text:p text:style-name="P1">27/03/15 8:38:31 am: Shridhar: Oh I m a gentleman</text:p>
      <text:p text:style-name="P1">27/03/15 8:40:47 am: Ayu New: Yeah i can say i am prettier than aishwarya bachan than</text:p>
      <text:p text:style-name="P1">27/03/15 8:41:19 am: Shridhar: Yes u are common</text:p>
      <text:p text:style-name="P1">27/03/15 8:41:30 am: Shridhar: Ane ur heart is even prettier</text:p>
      <text:p text:style-name="P1">27/03/15 9:29:35 am: Ayu New: What were you doing in thane maharashtra on march 24th</text:p>
      <text:p text:style-name="P1">27/03/15 9:29:55 am: Ayu New: And February 18th</text:p>
      <text:p text:style-name="P1">27/03/15 9:30:09 am: Ayu New: And november 14</text:p>
      <text:p text:style-name="P1">27/03/15 9:30:12 am: Shridhar: I was working in Bombay for 2-3 weeks if u know</text:p>
      <text:p text:style-name="P1">27/03/15 9:30:46 am: Ayu New: If u know u have been working in vadodara since November</text:p>
      <text:p text:style-name="P1">27/03/15 9:30:56 am: Ayu New: And this si recent</text:p>
      <text:p text:style-name="P1">27/03/15 9:31:00 am: Ayu New: March 24th</text:p>
      <text:p text:style-name="P1">27/03/15 9:31:06 am: Shridhar: Toh pa6i I don know</text:p>
      <text:p text:style-name="P1">27/03/15 9:31:17 am: Shridhar: I was at office how will I be at thane</text:p>
      <text:p text:style-name="P1">27/03/15 9:31:24 am: Ayu New: As far as i know u never told me u were in thane onarch 24th and february 18th</text:p>
      <text:p text:style-name="P1">27/03/15 9:31:30 am: Ayu New: That is what i am asking u</text:p>
      <text:p text:style-name="P1">27/03/15 9:31:44 am: Ayu New: Do not try to cheat me i am smarter than u thi k</text:p>
      <text:p text:style-name="P1">27/03/15 9:31:48 am: Shridhar: Wr did u see thane</text:p>
      <text:p text:style-name="P1">27/03/15 9:31:50 am: Ayu New: I have my ways to find out</text:p>
      <text:p text:style-name="P1">27/03/15 9:31:58 am: Ayu New: And i have a solid proof</text:p>
      <text:p text:style-name="P1">27/03/15 9:32:06 am: Shridhar: Show</text:p>
      <text:p text:style-name="P1">27/03/15 9:33:23 am: Ayu New: I m not showing my ways to u u think i am stupid to give u my hand so u can cut it</text:p>
      <text:p text:style-name="P1">27/03/15 9:33:55 am: Ayu New: Listen to me carefully the day i get to know ur doing something ur not supposed too that day will be the end of ur happy life</text:p>
      <text:p text:style-name="P1">27/03/15 9:34:05 am: Shridhar: Okay</text:p>
      <text:p text:style-name="P1">27/03/15 9:34:57 am: Shridhar: I don have to worry bcoz I m not doing anything wrong</text:p>
      <text:p text:style-name="P1">27/03/15 9:35:04 am: Shridhar: I was at work</text:p>
      <text:p text:style-name="P1">27/03/15 9:35:37 am: Ayu New: I have a proof that says u have operated ur phone from thane maharashtra on march 24th and feb 18th</text:p>
      <text:p text:style-name="P1">27/03/15 9:41:02 am: Shridhar: Well then location tya nu Thai gayu ase but I was at work</text:p>
      <text:p text:style-name="P1">27/03/15 9:41:17 am: Shridhar: So I relle am not worrying</text:p>
      <text:p text:style-name="P1">27/03/15 9:41:30 am: Shridhar: Bcoz I was at work</text:p>
      <text:p text:style-name="P1">27/03/15 9:41:41 am: Ayu New: How come location for other dates is vadodara than</text:p>
      <text:p text:style-name="P1">27/03/15 9:41:48 am: Ayu New: U think i am stupid</text:p>
      <text:p text:style-name="P1">27/03/15 9:42:03 am: Ayu New: U give me a solid proof that u were in vadidara and anand on this dates</text:p>
      <text:p text:style-name="P1">27/03/15 9:42:07 am: Ayu New: 24 hours</text:p>
      <text:p text:style-name="P1">27/03/15 9:42:13 am: Ayu New: I give u 24 hours</text:p>
      <text:p text:style-name="P1">27/03/15 9:44:06 am: Shridhar: Ayu I m not giving u any proof bcoz I was at work ane location mistakenly Thai gayu ase so u can confirm</text:p>
      <text:p text:style-name="P1">With anyone u want ane location tya nu batave doesn't mean I was there</text:p>
      <text:p text:style-name="P1">27/03/15 9:45:28 am: Shridhar: Ane location toh atyare I can set to USA also</text:p>
      <text:p text:style-name="P1">27/03/15 10:53:03 am: Shridhar: U still up</text:p>
      <text:p text:style-name="P1">27/03/15 10:53:09 am: Shridhar: Kale job nathi?</text:p>
      <text:p text:style-name="P1">27/03/15 6:03:38 pm: Shridhar: Gm</text:p>
      <text:p text:style-name="P1">28/03/15 3:41:35 am: Ayu New: &lt;image omitted&gt;</text:p>
      <text:p text:style-name="P1">28/03/15 4:55:49 am: Shridhar: Gm</text:p>
      <text:p text:style-name="P1">28/03/15 5:34:09 am: Ayu New: So u don't wish to reply</text:p>
      <text:p text:style-name="P1">28/03/15 5:34:31 am: Ayu New: Ofcourse u don't u always wish u never had to talk to <text:soft-page-break/>me</text:p>
      <text:p text:style-name="P1">28/03/15 5:35:52 am: Shridhar: I replied gm</text:p>
      <text:p text:style-name="P1">28/03/15 5:36:05 am: Shridhar: Ayu after sometime</text:p>
      <text:p text:style-name="P1">I m preparing for the seminar</text:p>
      <text:p text:style-name="P1">28/03/15 5:36:37 am: Ayu New: Okay</text:p>
      <text:p text:style-name="P1">28/03/15 5:36:43 am: Ayu New: How long will the seminar last</text:p>
      <text:p text:style-name="P1">28/03/15 5:37:01 am: Shridhar: Well it's from morning 9:30-3:30</text:p>
      <text:p text:style-name="P1">28/03/15 5:37:11 am: Shridhar: Practicals pan karavanu 6e</text:p>
      <text:p text:style-name="P1">28/03/15 5:37:14 am: Ayu New: 6 hours</text:p>
      <text:p text:style-name="P1">28/03/15 5:37:22 am: Ayu New: So ur the lecturer u can talk</text:p>
      <text:p text:style-name="P1">28/03/15 5:38:10 am: Shridhar: Ya we can after the seminar while the Practicals is gng on</text:p>
      <text:p text:style-name="P1">28/03/15 5:38:55 am: Ayu New: And how long will that take</text:p>
      <text:p text:style-name="P1">28/03/15 5:39:11 am: Shridhar: Well tat will take 1.5-2 hours</text:p>
      <text:p text:style-name="P1">28/03/15 5:39:39 am: Ayu New: I give u 2 hours not a sec more</text:p>
      <text:p text:style-name="P1">28/03/15 5:40:08 am: Shridhar: Ayu beta vadhare pan Thai kadach pan I will</text:p>
      <text:p text:style-name="P1">Wind it up in 2hours</text:p>
      <text:p text:style-name="P1">28/03/15 5:40:44 am: Ayu New: Chokrio na cleavage nai jou toh kallak ma pati jase</text:p>
      <text:p text:style-name="P1">28/03/15 5:40:57 am: Shridhar: Hey Bhagwan</text:p>
      <text:p text:style-name="P1">28/03/15 6:25:03 am: Ayu New: All the best abd dafodiya ocha marje</text:p>
      <text:p text:style-name="P1">28/03/15 6:25:30 am: Shridhar: Thanks baby</text:p>
      <text:p text:style-name="P1">28/03/15 6:25:33 am: Shridhar: Wat u doin?</text:p>
      <text:p text:style-name="P1">28/03/15 6:25:41 am: Ayu New: Jethalal</text:p>
      <text:p text:style-name="P1">28/03/15 7:15:48 am: Shridhar: Daya</text:p>
      <text:p text:style-name="P1">28/03/15 7:16:06 am: Ayu New: Why are you not in seminar</text:p>
      <text:p text:style-name="P1">28/03/15 7:16:22 am: Shridhar: Arey I was preparing will leave in sometime</text:p>
      <text:p text:style-name="P1">28/03/15 7:16:31 am: Shridhar: It's 7:15</text:p>
      <text:p text:style-name="P1">28/03/15 7:16:47 am: Ayu New: Hmm</text:p>
      <text:p text:style-name="P1">28/03/15 7:18:55 am: Ayu New: &lt;image omitted&gt;</text:p>
      <text:p text:style-name="P1">28/03/15 7:19:02 am: Ayu New: Read this</text:p>
      <text:p text:style-name="P1">28/03/15 7:19:12 am: Shridhar: Ya I read it</text:p>
      <text:p text:style-name="P1">28/03/15 7:19:17 am: Shridhar: Su thayu</text:p>
      <text:p text:style-name="P1">28/03/15 7:19:42 am: Ayu New: Y r u asking when u read it</text:p>
      <text:p text:style-name="P1">28/03/15 7:20:11 am: Shridhar: Badhij vaat avi 6e ena pehla su</text:p>
      <text:p text:style-name="P1">28/03/15 7:24:22 am: Ayu New: What</text:p>
      <text:p text:style-name="P1">28/03/15 7:29:03 am: Ayu New: That was a month agi read down today</text:p>
      <text:p text:style-name="P1">28/03/15 7:51:21 am: Shridhar: Okay</text:p>
      <text:p text:style-name="P1">28/03/15 7:53:50 am: Ayu New: Ur hopeless</text:p>
      <text:p text:style-name="P1">28/03/15 7:54:14 am: Shridhar: Y?</text:p>
      <text:p text:style-name="P1">28/03/15 8:12:40 am: Ayu New: Because ur</text:p>
      <text:p text:style-name="P1">28/03/15 8:13:22 am: Ayu New: U don't care that i am sad ir happy u don't even realize what u should do when i m sadir i am happy</text:p>
      <text:p text:style-name="P1">28/03/15 8:13:43 am: Shridhar: U not sad na baby</text:p>
      <text:p text:style-name="P1">28/03/15 8:13:51 am: Ayu New: And like other women i want that too but it's just hopelessness to expect something from u</text:p>
      <text:p text:style-name="P1">28/03/15 8:14:10 am: Ayu New: Because u cannot even give me simple joy earning money is a different thing</text:p>
      <text:p text:style-name="P1">28/03/15 8:14:40 am: Ayu New: And if ur eyesight are weak i ll tell i tyoed sad or happy doesn't mean just that i meant any kind of emotion</text:p>
      <text:p text:style-name="P1">28/03/15 8:14:54 am: Shridhar: Ya I know</text:p>
      <text:p text:style-name="P1">28/03/15 8:15:01 am: Ayu New: But ur hopeless i like talking to my men friends more than talking to u honestly</text:p>
      <text:p text:style-name="P1">28/03/15 8:15:07 am: Ayu New: Because i feel they care</text:p>
      <text:p text:style-name="P1">28/03/15 8:15:14 am: Shridhar: And I don care</text:p>
      <text:p text:style-name="P1">28/03/15 8:15:25 am: Shridhar: Tats wat u saying</text:p>
      <text:p text:style-name="P1">28/03/15 8:15:48 am: Ayu New: Yes u don't care.. What do u do when i mhappy or when i am sad</text:p>
      <text:p text:style-name="P1">28/03/15 8:15:50 am: Ayu New: Nothing</text:p>
      <text:p text:style-name="P1">28/03/15 8:16:11 am: Shridhar: I tak to u when u sad and happy</text:p>
      <text:p text:style-name="P1"><text:soft-page-break/>29/03/15 7:11:14 pm: Shridhar: Gm</text:p>
      <text:p text:style-name="P1">30/03/15 5:35:54 am: Shridhar: Gm</text:p>
      <text:p text:style-name="P1">30/03/15 9:23:00 pm: Shridhar: Hey sexy how's work</text:p>
      <text:p text:style-name="P1">31/03/15 5:35:47 am: Shridhar: Gm</text:p>
      <text:p text:style-name="P1">31/03/15 5:37:09 am: Ayu New: Gm</text:p>
      <text:p text:style-name="P1">31/03/15 5:37:24 am: Shridhar: Wat u doin?</text:p>
      <text:p text:style-name="P1">31/03/15 5:48:23 am: Ayu New: Cooking</text:p>
      <text:p text:style-name="P1">31/03/15 5:49:07 am: Ayu New: Bhinda roce dal tomato chutney n rotli</text:p>
      <text:p text:style-name="P1">31/03/15 6:09:51 am: Shridhar: Tomato chutney kemni banayi?</text:p>
      <text:p text:style-name="P1">31/03/15 6:10:20 am: Ayu New: Y u think I can't make it so ur taking my test</text:p>
      <text:p text:style-name="P1">31/03/15 6:10:34 am: Shridhar: Alya I want to know</text:p>
      <text:p text:style-name="P1">31/03/15 6:12:16 am: Ayu New: Oil garlic onion tomatoes chat masala chilli powder salt dhana juru powder</text:p>
      <text:p text:style-name="P1">31/03/15 6:12:38 am: Shridhar: Oh the hot chutney</text:p>
      <text:p text:style-name="P1">31/03/15 6:12:49 am: Shridhar: Ke pa6i badhu crush pan karyo</text:p>
      <text:p text:style-name="P1">31/03/15 6:13:17 am: Ayu New: Hot</text:p>
      <text:p text:style-name="P1">31/03/15 6:13:26 am: Ayu New: Oil thanda ma hoy!!!</text:p>
      <text:p text:style-name="P1">31/03/15 6:24:30 am: Shridhar: Oh okay</text:p>
      <text:p text:style-name="P1">31/03/15 6:26:53 am: Ayu New: U know how daya says bye bye</text:p>
      <text:p text:style-name="P1">31/03/15 6:42:19 am: Shridhar: How</text:p>
      <text:p text:style-name="P1">31/03/15 6:43:06 am: Ayu New: Usually it's ba-i ba-i but daya says buh-e buh-e</text:p>
      <text:p text:style-name="P1">31/03/15 6:43:39 am: Shridhar: In her typical style lol</text:p>
      <text:p text:style-name="P1">31/03/15 6:43:54 am: Ayu New: Yeah</text:p>
      <text:p text:style-name="P1">31/03/15 6:44:16 am: Shridhar: U watchin jethalal</text:p>
      <text:p text:style-name="P1">31/03/15 6:44:30 am: Ayu New: I want to do something exciting with my life so that people can envy to have life iam having</text:p>
      <text:p text:style-name="P1">31/03/15 6:44:39 am: Ayu New: And think it's tough what m doing</text:p>
      <text:p text:style-name="P1">31/03/15 6:45:28 am: Ayu New: I wanted to join aurforce n than lot of things I thought but somewhere i wanted to do all this because i would be different than what normally people do</text:p>
      <text:p text:style-name="P1">31/03/15 6:47:55 am: Shridhar: Well think of something wic u can start now?</text:p>
      <text:p text:style-name="P1">31/03/15 6:48:02 am: Shridhar: U wanna be a historian?</text:p>
      <text:p text:style-name="P1">31/03/15 6:48:43 am: Ayu New: Yeah</text:p>
      <text:p text:style-name="P1">31/03/15 6:48:50 am: Ayu New: Always wanted too</text:p>
      <text:p text:style-name="P1">31/03/15 6:49:09 am: Shridhar: Okay then start it after 3 so much time</text:p>
      <text:p text:style-name="P1">31/03/15 6:49:16 am: Ayu New: But it's tough now. I have to finish of credebtials in arts and humanities</text:p>
      <text:p text:style-name="P1">31/03/15 6:49:24 am: Ayu New: Than do phd research</text:p>
      <text:p text:style-name="P1">31/03/15 6:50:21 am: Ayu New: Thab i can become a historian</text:p>
      <text:p text:style-name="P1">31/03/15 6:50:59 am: Shridhar: Ya so do it na after I come there u don have to worry about financial stuffs</text:p>
      <text:p text:style-name="P1">31/03/15 6:51:02 am: Ayu New: For doing research i need to find a sponserer than pick area of intrest go to that country live there until research completes like 2-5 so much time</text:p>
      <text:p text:style-name="P1">31/03/15 6:51:31 am: Shridhar: U can go to Europe or wherver u want</text:p>
      <text:p text:style-name="P1">31/03/15 6:51:37 am: Shridhar: India may be</text:p>
      <text:p text:style-name="P1">31/03/15 6:52:22 am: Ayu New: I would do something in mughal history if i would but mughal history is more spread in pakistan and afghanistan</text:p>
      <text:p text:style-name="P1">31/03/15 6:52:26 am: Ayu New: Iran</text:p>
      <text:p text:style-name="P1">31/03/15 6:52:32 am: Ayu New: Turkey</text:p>
      <text:p text:style-name="P1">31/03/15 6:52:34 am: Shridhar: Ya eh 6e</text:p>
      <text:p text:style-name="P1">31/03/15 6:52:57 am: Ayu New: India ma khali 30% male</text:p>
      <text:p text:style-name="P1">31/03/15 6:53:59 am: Shridhar: Toh wat about europe</text:p>
      <text:p text:style-name="P1">31/03/15 6:54:12 am: Shridhar: Turkey and Iran is fine</text:p>
      <text:p text:style-name="P1">31/03/15 6:54:21 am: Shridhar: But not Pakistan and Afghanistan</text:p>
      <text:p text:style-name="P1">31/03/15 6:54:46 am: Ayu New: Someday i want to go pakistan farva mate after i get my us citizebship</text:p>
      <text:p text:style-name="P1">31/03/15 6:55:02 am: Shridhar: Well u have to wait till I get my citizenship</text:p>
      <text:p text:style-name="P1">31/03/15 6:55:21 am: Ayu New: Y do u want to tag along everywhere</text:p>
      <text:p text:style-name="P1"><text:soft-page-break/>31/03/15 6:55:33 am: Ayu New: U have no beached there</text:p>
      <text:p text:style-name="P1">31/03/15 6:55:57 am: Shridhar: Ya but i m not letting u go to Pakistan alone</text:p>
      <text:p text:style-name="P1">31/03/15 6:56:32 am: Shridhar: No ways</text:p>
      <text:p text:style-name="P1">31/03/15 6:57:57 am: Ayu New: I ll go to afghanistan</text:p>
      <text:p text:style-name="P1">31/03/15 6:58:05 am: Shridhar: Tya pan nai</text:p>
      <text:p text:style-name="P1">31/03/15 6:58:13 am: Ayu New: Road trip kazakistan afghanistan n than pakistan</text:p>
      <text:p text:style-name="P1">31/03/15 6:58:18 am: Shridhar: Turkey jaje ekli</text:p>
      <text:p text:style-name="P1">31/03/15 6:58:50 am: Ayu New: I want to travel the world alone</text:p>
      <text:p text:style-name="P1">31/03/15 6:59:05 am: Ayu New: After april i am planning to go on a getaway just myself</text:p>
      <text:p text:style-name="P1">31/03/15 6:59:06 am: Shridhar: Well u can but not this countries</text:p>
      <text:p text:style-name="P1">31/03/15 6:59:49 am: Ayu New: Hmm</text:p>
      <text:p text:style-name="P1">31/03/15 7:00:11 am: Shridhar: So how was ur day?</text:p>
      <text:p text:style-name="P1">31/03/15 7:00:40 am: Ayu New: As usual</text:p>
      <text:p text:style-name="P1">31/03/15 7:00:44 am: Ayu New: Nothing special</text:p>
      <text:p text:style-name="P1">31/03/15 7:00:51 am: Shridhar: Hmm</text:p>
      <text:p text:style-name="P1">31/03/15 7:00:58 am: Shridhar: Working these weekend</text:p>
      <text:p text:style-name="P1">31/03/15 7:01:02 am: Shridhar: ?</text:p>
      <text:p text:style-name="P1">31/03/15 7:01:03 am: Ayu New: No</text:p>
      <text:p text:style-name="P1">31/03/15 7:01:06 am: Shridhar: Good</text:p>
      <text:p text:style-name="P1">31/03/15 7:01:18 am: Shridhar: Take rest get a wine and watch a movie</text:p>
      <text:p text:style-name="P1">31/03/15 7:03:42 am: Ayu New: Hmm</text:p>
      <text:p text:style-name="P1">31/03/15 7:14:51 am: Ayu New: So ehats up with ur friends</text:p>
      <text:p text:style-name="P1">31/03/15 7:15:34 am: Shridhar: Wat?</text:p>
      <text:p text:style-name="P1">31/03/15 7:15:58 am: Shridhar: I m driving to office</text:p>
      <text:p text:style-name="P1">31/03/15 8:07:52 am: Shridhar: Bolo</text:p>
      <text:p text:style-name="P1">31/03/15 4:26:13 pm: Shridhar: Gm</text:p>
      <text:p text:style-name="P1">31/03/15 7:25:05 pm: Ayu New: I was thinking we can work in texas for 2 so much time save lots of momey and than move to California, SoCal where i studied . The area is beautiful n number of IT jobs has a mandir good schools university of California and Loma linda university which rank 5 for dental and medical rank 20 for physical therapy abd more over location is perfect sandiego is andhour drive vegas is 4 hours LA hollywood is 1 hour disneyworld is 45 min garba thai che and everything we want</text:p>
      <text:p text:style-name="P1">31/03/15 7:25:18 pm: Ayu New: Ghar bhi texas na price ma male che</text:p>
      <text:p text:style-name="P1">31/03/15 7:27:53 pm: Ayu New: And when we work in texas we are saving almost $100,000 every year from both our salaries. We can work in texas until we are 30 that is 3 so much time and than saveupto $250-300,000 and than move to California</text:p>
      <text:p text:style-name="P1">31/03/15 7:28:12 pm: Ayu New: What do u think because California is a beautiful state to live in</text:p>
      <text:p text:style-name="P1">31/03/15 7:33:19 pm: Ayu New: http://www.zillow.com/community/topazridge-at-riverwalk-vista/2102907476_zpid/</text:p>
      <text:p text:style-name="P1">31/03/15 7:33:49 pm: Ayu New: Look at this house in Riverside , California.. The city i was talking about</text:p>
      <text:p text:style-name="P1">31/03/15 7:35:11 pm: Ayu New: http://www.zillow.com/community/topazridge-at-riverwalk-vista/2102907478_zpid/</text:p>
      <text:p text:style-name="P1">31/03/15 8:00:46 pm: Shridhar: Sounds like a plan</text:p>
      <text:p text:style-name="P1">31/03/15 8:01:00 pm: Ayu New: Yeah</text:p>
      <text:p text:style-name="P1">31/03/15 8:02:09 pm: Ayu New: &lt;image omitted&gt;</text:p>
      <text:p text:style-name="P1">31/03/15 8:03:29 pm: Ayu New: Because anyways we are not buying a house as soon u get ajob</text:p>
      <text:p text:style-name="P1">31/03/15 8:03:35 pm: Ayu New: That is not being smart</text:p>
      <text:p text:style-name="P1">31/03/15 8:28:53 pm: Shridhar: In gym baby</text:p>
      <text:p text:style-name="P1">31/03/15 8:25:04 pm: Ayu New: What are u doing</text:p>
      <text:p text:style-name="P1">31/03/15 8:25:23 pm: Ayu New: U saw my text and not replying</text:p>
      <text:p text:style-name="P1">31/03/15 8:29:00 pm: Shridhar: Wat u made?</text:p>
      <text:p text:style-name="P1">31/03/15 8:29:09 pm: Ayu New: Omlette</text:p>
      <text:p text:style-name="P1">31/03/15 8:29:29 pm: Ayu New: We got the letter at home that ur file is moved to California</text:p>
      <text:p text:style-name="P1"><text:soft-page-break/>31/03/15 8:29:37 pm: Ayu New: So that process fast thai</text:p>
      <text:p text:style-name="P1">31/03/15 8:29:47 pm: Shridhar: Oh okay</text:p>
      <text:p text:style-name="P1">31/03/15 8:29:48 pm: Ayu New: Now u should have a DSL in 6 months</text:p>
      <text:p text:style-name="P1">31/03/15 8:29:56 pm: Shridhar: It's moving fast</text:p>
      <text:p text:style-name="P1">31/03/15 8:30:00 pm: Shridhar: May be 4-5</text:p>
      <text:p text:style-name="P1">31/03/15 8:30:07 pm: Ayu New: I would be happy</text:p>
      <text:p text:style-name="P1">31/03/15 8:30:16 pm: Ayu New: But i m scared i ll be jobless when u come here</text:p>
      <text:p text:style-name="P1">31/03/15 8:30:34 pm: Shridhar: U won't be chill</text:p>
      <text:p text:style-name="P1">31/03/15 8:30:44 pm: Shridhar: U will get the job in no time don worry</text:p>
      <text:p text:style-name="P1">31/03/15 8:31:08 pm: Ayu New: It's not the problem the thing is I don't want u to stay at my parent's house when u come here</text:p>
      <text:p text:style-name="P1">31/03/15 8:31:12 pm: Ayu New: I mean for long time</text:p>
      <text:p text:style-name="P1">31/03/15 8:31:31 pm: Ayu New: I don't want u to feel ur staying at sasri without earning</text:p>
      <text:p text:style-name="P1">31/03/15 8:31:52 pm: Shridhar: Hmmm ya</text:p>
      <text:p text:style-name="P1">31/03/15 8:33:49 pm: Ayu New: The only thing i can do is fix a job before going</text:p>
      <text:p text:style-name="P1">31/03/15 8:36:54 pm: Shridhar: Hmmm ya do that</text:p>
      <text:p text:style-name="P1">31/03/15 8:37:08 pm: Shridhar: Hope they give u leave for 2 months and u can join them back again</text:p>
      <text:p text:style-name="P1">31/03/15 8:37:27 pm: Ayu New: I don't think they will</text:p>
      <text:p text:style-name="P1">31/03/15 8:37:54 pm: Shridhar: You can try</text:p>
      <text:p text:style-name="P1">31/03/15 8:37:58 pm: Ayu New: How did shreya give interviews india ma</text:p>
      <text:p text:style-name="P1">31/03/15 8:44:56 pm: Shridhar: Phone par</text:p>
      <text:p text:style-name="P1">31/03/15 8:45:01 pm: Shridhar: Skype par</text:p>
      <text:p text:style-name="P1">31/03/15 8:45:14 pm: Shridhar: U have to tell u in India etle arrange Kare</text:p>
      <text:p text:style-name="P1">31/03/15 8:45:19 pm: Ayu New: I ll activate the international roaming plan and give interviews ahiya thi</text:p>
      <text:p text:style-name="P1">31/03/15 8:45:30 pm: Ayu New: I dia thi i mean</text:p>
      <text:p text:style-name="P1">31/03/15 8:45:37 pm: Ayu New: India *</text:p>
      <text:p text:style-name="P1">31/03/15 8:48:11 pm: Ayu New: And than joining date 20 jan <text:s/>ni api dais</text:p>
      <text:p text:style-name="P1">31/03/15 8:53:29 pm: Shridhar: Yup</text:p>
      <text:p text:style-name="P1">31/03/15 8:53:48 pm: Shridhar: Do u have the file number</text:p>
      <text:p text:style-name="P1">31/03/15 8:53:56 pm: Ayu New: Yeah</text:p>
      <text:p text:style-name="P1">31/03/15 8:54:00 pm: Ayu New: What is file numver</text:p>
      <text:p text:style-name="P1">31/03/15 8:54:14 pm: Shridhar: Maru apply karyu eh</text:p>
      <text:p text:style-name="P1">31/03/15 8:54:21 pm: Ayu New: No</text:p>
      <text:p text:style-name="P1">31/03/15 8:54:26 pm: Ayu New: Daddy has it</text:p>
      <text:p text:style-name="P1">31/03/15 8:54:38 pm: Shridhar: Okay</text:p>
      <text:p text:style-name="P1">31/03/15 9:11:20 pm: Ayu New: Y</text:p>
      <text:p text:style-name="P1">31/03/15 9:24:37 pm: Shridhar: I usually check the general file dates so I thought of checking our file number in a differnt site ghodi told me etle</text:p>
      <text:p text:style-name="P1">31/03/15 9:25:04 pm: Ayu New: Different site ma su difference pade</text:p>
      <text:p text:style-name="P1">31/03/15 9:25:18 pm: Shridhar: I have n</text:p>
      <text:p text:style-name="P1">31/03/15 9:25:30 pm: Shridhar: No idea ema pan check kari leva nu su farak pade</text:p>
      <text:p text:style-name="P1">31/03/15 9:25:38 pm: Ayu New: It shouldn't be a difference taru brain lagai ur a fucking engineer</text:p>
      <text:p text:style-name="P1">31/03/15 9:25:50 pm: Ayu New: It's govermental site that ur checking in</text:p>
      <text:p text:style-name="P1">31/03/15 9:26:08 pm: Shridhar: Arey baba the site I chek is general and this is file</text:p>
      <text:p text:style-name="P1">Specific ane us govt ni 6e</text:p>
      <text:p text:style-name="P1">31/03/15 9:26:19 pm: Ayu New: Koi bhi layman k biji sitema ave etle ave evu na hoy</text:p>
      <text:p text:style-name="P1">31/03/15 9:26:33 pm: Ayu New: It doesn't change theses are govermental records</text:p>
      <text:p text:style-name="P1">31/03/15 9:26:54 pm: Shridhar: Ya I know but I don have the number etle baba</text:p>
      <text:p text:style-name="P1">31/03/15 9:27:10 pm: Ayu New: Y do u needto ask someone y can't u urself surf and discover a site</text:p>
      <text:p text:style-name="P1">31/03/15 9:27:21 pm: Ayu New: Y do u have have to depend on someone</text:p>
      <text:p text:style-name="P1">31/03/15 9:27:34 pm: Shridhar: I din ask he told me</text:p>
      <text:p text:style-name="P1">31/03/15 9:28:34 pm: Ayu New: For number ask daddy. But for such minor things u don't have to depends on godi. And before him telling did u urself try surfung <text:soft-page-break/>other governmental sites? Stop behaving like and indian man who has no idea about how world runs</text:p>
      <text:p text:style-name="P1">31/03/15 9:28:41 pm: Ayu New: Even job ni sites</text:p>
      <text:p text:style-name="P1">31/03/15 9:28:48 pm: Shridhar: Yes I did</text:p>
      <text:p text:style-name="P1">3</text:p>
      <text:p text:style-name="P1">31/03/15 9:32:47 pm: Shridhar: Yup I get it</text:p>
      <text:p text:style-name="P1">31/03/15 9:33:16 pm: Ayu New: Jate kar badha ne puchya vagar. Mane bhi na puchis because i might try to suggest something wrong hu tara field ma nathi i see people and suggest u but nobody knows vetter than urself</text:p>
      <text:p text:style-name="P1">31/03/15 9:33:20 pm: Ayu New: Don't listen to anyone</text:p>
      <text:p text:style-name="P1">31/03/15 9:33:41 pm: Shridhar: Oky</text:p>
      <text:p text:style-name="P1">31/03/15 9:34:19 pm: Ayu New: Before coming here also do not listen to what varsha foi dalsha foi anju aunty devang or other cousins suggest</text:p>
      <text:p text:style-name="P1">31/03/15 9:34:23 pm: Ayu New: Listen to ur gut</text:p>
      <text:p text:style-name="P1">31/03/15 9:34:46 pm: Shridhar: I m not gna listen to anyone but will do wat is good for us</text:p>
      <text:p text:style-name="P1">31/03/15 9:34:47 pm: Ayu New: Ur educated enough to take ur own decisions</text:p>
      <text:p text:style-name="P1">31/03/15 9:35:42 pm: Ayu New: Yeah avta pehla bau loko suggestions apse devang was telling roanoke k virginia ma settle thavanu but I don't want too because education nathi saru virginia ma . Marr mara chokra ne store owner nathi banavano</text:p>
      <text:p text:style-name="P1">31/03/15 9:35:56 pm: Shridhar: No wats</text:p>
      <text:p text:style-name="P1">31/03/15 9:35:58 pm: Shridhar: Ways</text:p>
      <text:p text:style-name="P1">31/03/15 9:36:02 pm: Ayu New: So people will suggest u doesn't mean u listen to everyone</text:p>
      <text:p text:style-name="P1">31/03/15 9:36:42 pm: Ayu New: Ur dad is not that educated still he managed to put u in an expensive school atla varas dur rakhi neso that u can be smart educated enough to take ur decisions</text:p>
      <text:p text:style-name="P1">31/03/15 9:37:05 pm: Shridhar: I know the market so will do wat I feel is good</text:p>
      <text:p text:style-name="P1">31/03/15 10:06:29 pm: Ayu New: Don't u have to work tomorrow</text:p>
      <text:p text:style-name="P1">31/03/15 10:08:50 pm: Ayu New: Go sleep</text:p>
      <text:p text:style-name="P1">31/03/15 10:08:53 pm: Ayu New: Bye</text:p>
      <text:p text:style-name="P1">31/03/15 10:09:00 pm: Ayu New: Buh-e buh-e</text:p>
      <text:p text:style-name="P1">31/03/15 10:09:25 pm: Shridhar: Buh-e buh-e</text:p>
      <text:p text:style-name="P1">31/03/15 10:09:27 pm: Shridhar: Mwaaah</text:p>
      <text:p text:style-name="P1">31/03/15 10:09:35 pm: Shridhar: Gd8</text:p>
      <text:p text:style-name="P1">31/03/15 10:09:49 pm: Ayu New: Cab we buy Microsoft office online</text:p>
      <text:p text:style-name="P1">31/03/15 10:09:52 pm: Shridhar: Well we will go to silvassa on 3rd and 4th</text:p>
      <text:p text:style-name="P1">31/03/15 10:09:59 pm: Shridhar: Yes u can</text:p>
      <text:p text:style-name="P1">01/04/15 12:13:19 am: Ayu New: So ba is coming with me</text:p>
      <text:p text:style-name="P1">01/04/15 12:13:23 am: Ayu New: To india now</text:p>
      <text:p text:style-name="P1">01/04/15 12:13:43 am: Ayu New: Varsha foi asked my flight number and she booked ba's ticket in my flight</text:p>
      <text:p text:style-name="P1">01/04/15 5:40:30 am: Shridhar: Gm</text:p>
      <text:p text:style-name="P1">01/04/15 5:40:38 am: Shridhar: So u don mind right</text:p>
      <text:p text:style-name="P1">01/04/15 5:40:58 am: Ayu New: Yeah ofcourse y would i mind</text:p>
      <text:p text:style-name="P1">01/04/15 5:41:02 am: Ayu New: I m not that bad</text:p>
      <text:p text:style-name="P1">01/04/15 5:41:06 am: Ayu New: I respect elders</text:p>
      <text:p text:style-name="P1">01/04/15 5:41:12 am: Shridhar: Arey nt tat baba</text:p>
      <text:p text:style-name="P1">01/04/15 5:41:49 am: Ayu New: Once upon a time itwas me only who told varsha foi bane mari jodemoklo but she said emni jode avse now in the end she booked with me</text:p>
      <text:p text:style-name="P1">01/04/15 5:42:15 am: Ayu New: So i did her seats with me and mom</text:p>
      <text:p text:style-name="P1">01/04/15 5:42:33 am: Shridhar: Hmmm oky</text:p>
      <text:p text:style-name="P1">01/04/15 5:43:14 am: Shridhar: Gng for bath and stuff Karu msg in sometime baby</text:p>
      <text:p text:style-name="P1">01/04/15 6:09:34 am: Shridhar: Bol baby</text:p>
      <text:p text:style-name="P1">01/04/15 6:09:39 am: Shridhar: Su banayu</text:p>
      <text:p text:style-name="P1">01/04/15 6:22:18 am: Ayu New: I just saw janu's picture she looks pretty in her pictures joi ne evu lage ketli mast accent hase eni but than I remembered her accent</text:p>
      <text:p text:style-name="P1">01/04/15 6:22:27 am: Ayu New: And that cracked me up</text:p>
      <text:p text:style-name="P1"><text:soft-page-break/>01/04/15 6:23:04 am: Shridhar: Hahahaha</text:p>
      <text:p text:style-name="P1">01/04/15 6:23:23 am: Shridhar: Just gt ba's ticket from qatar</text:p>
      <text:p text:style-name="P1">01/04/15 6:25:30 am: Shridhar: I know the moment she opened her mouth we were looking at each other</text:p>
      <text:p text:style-name="P1">01/04/15 6:26:01 am: Ayu New: Hmm</text:p>
      <text:p text:style-name="P1">01/04/15 6:26:09 am: Shridhar: Su banayu?</text:p>
      <text:p text:style-name="P1">01/04/15 6:26:12 am: Ayu New: Ur face cracked me up</text:p>
      <text:p text:style-name="P1">01/04/15 6:26:25 am: Ayu New: I had heardher talking ample of times</text:p>
      <text:p text:style-name="P1">01/04/15 6:26:40 am: Ayu New: Even her sister is like that</text:p>
      <text:p text:style-name="P1">01/04/15 6:26:51 am: Shridhar: She is got a sister also</text:p>
      <text:p text:style-name="P1">01/04/15 6:27:34 am: Ayu New: Yep</text:p>
      <text:p text:style-name="P1">01/04/15 6:27:36 am: Ayu New: Elder</text:p>
      <text:p text:style-name="P1">01/04/15 6:27:39 am: Ayu New: Sheis married</text:p>
      <text:p text:style-name="P1">01/04/15 6:27:43 am: Shridhar: Oky</text:p>
      <text:p text:style-name="P1">01/04/15 6:27:52 am: Ayu New: She was in mishal's class onceupon a time in DN</text:p>
      <text:p text:style-name="P1">01/04/15 6:28:13 am: Ayu New: Than mishal went to MU patel and shachi was in kasturba</text:p>
      <text:p text:style-name="P1">01/04/15 6:28:29 am: Shridhar: Hmmm</text:p>
      <text:p text:style-name="P1">01/04/15 6:28:58 am: Shridhar: Na ni return is on 4th of feb</text:p>
      <text:p text:style-name="P1">01/04/15 6:29:03 am: Shridhar: Ba</text:p>
      <text:p text:style-name="P1">01/04/15 6:29:15 am: Ayu New: Yeah may be i didn't check that</text:p>
      <text:p text:style-name="P1">01/04/15 6:29:19 am: Ayu New: With varsha foi</text:p>
      <text:p text:style-name="P1">01/04/15 6:29:29 am: Ayu New: Carsha foi will be back on feb 4th</text:p>
      <text:p text:style-name="P1">01/04/15 6:30:09 am: Shridhar: Oh oky</text:p>
      <text:p text:style-name="P1">01/04/15 6:30:15 am: Shridhar: Then when us she comin?</text:p>
      <text:p text:style-name="P1">01/04/15 6:30:53 am: Ayu New: She didn't book her tickets but planning for dec 27th</text:p>
      <text:p text:style-name="P1">01/04/15 6:31:11 am: Shridhar: Oh okay</text:p>
      <text:p text:style-name="P1">01/04/15 6:31:16 am: Ayu New: Shreya is coming. On 1st or 2nd mostly.. 31st dubai ma kari ne avsr</text:p>
      <text:p text:style-name="P1">01/04/15 6:31:26 am: Shridhar: Hmmm okay</text:p>
      <text:p text:style-name="P1">01/04/15 6:31:44 am: Ayu New: I think everybody in ur family will be there by 1st i think badha jse dubai 31st karva including devang</text:p>
      <text:p text:style-name="P1">01/04/15 6:32:24 am: Shridhar: Hmmm ase</text:p>
      <text:p text:style-name="P1">01/04/15 6:32:29 am: Ayu New: I don't feel u have a strong connection with ur cousins like u said u have</text:p>
      <text:p text:style-name="P1">01/04/15 6:32:49 am: Ayu New: It seems people are just coming for ur wedding because they are ought too</text:p>
      <text:p text:style-name="P1">01/04/15 6:33:19 am: Shridhar: Ase ave I don care anymore</text:p>
      <text:p text:style-name="P1">01/04/15 6:33:51 am: Ayu New: Yeah</text:p>
      <text:p text:style-name="P1">01/04/15 6:34:12 am: Ayu New: When u start living in California people will fet bacj in touch with u</text:p>
      <text:p text:style-name="P1">01/04/15 6:34:21 am: Ayu New: Because they will need a home for holiday</text:p>
      <text:p text:style-name="P1">01/04/15 6:34:29 am: Shridhar: I know</text:p>
      <text:p text:style-name="P1">01/04/15 6:34:41 am: Ayu New: N i am serious about the plan</text:p>
      <text:p text:style-name="P1">01/04/15 6:34:52 am: Shridhar: Ya when did I tell we not</text:p>
      <text:p text:style-name="P1">01/04/15 6:35:05 am: Ayu New: Rashmi and nikhil have a nicehouse in area i m talking about</text:p>
      <text:p text:style-name="P1">01/04/15 6:35:17 am: Ayu New: They live in an area where all doctors and engineers live</text:p>
      <text:p text:style-name="P1">01/04/15 6:35:21 am: Shridhar: Hmmm okay</text:p>
      <text:p text:style-name="P1">01/04/15 6:35:31 am: Ayu New: 5 bed house good big backyard for 400,000</text:p>
      <text:p text:style-name="P1">01/04/15 6:35:37 am: Ayu New: That's not bad</text:p>
      <text:p text:style-name="P1">01/04/15 6:37:16 am: Shridhar: Yup not bad at all</text:p>
      <text:p text:style-name="P1">01/04/15 6:37:47 am: Shridhar: In train msg u <text:s/>after I reach</text:p>
      <text:p text:style-name="P1">01/04/15 6:37:51 am: Shridhar: To crowded</text:p>
      <text:p text:style-name="P1">01/04/15 6:38:19 am: Ayu New: Ok</text:p>
      <text:p text:style-name="P1">01/04/15 6:38:30 am: Ayu New: Okay*</text:p>
      <text:p text:style-name="P1">01/04/15 7:45:49 am: Shridhar: Bol baby</text:p>
      <text:p text:style-name="P1">01/04/15 8:22:57 am: Shridhar: U up sexy,</text:p>
      <text:p text:style-name="P1"><text:soft-page-break/>01/04/15 8:23:11 am: Ayu New: Yeah</text:p>
      <text:p text:style-name="P1">01/04/15 8:23:25 am: Shridhar: Wat u doin?</text:p>
      <text:p text:style-name="P1">01/04/15 8:24:00 am: Ayu New: Tv will sleep in sometime</text:p>
      <text:p text:style-name="P1">01/04/15 8:25:44 am: Shridhar: Hmmm okay</text:p>
      <text:p text:style-name="P1">01/04/15 8:28:09 am: Shridhar: Do u like poha</text:p>
      <text:p text:style-name="P1">01/04/15 8:28:53 am: Ayu New: Yeah</text:p>
      <text:p text:style-name="P1">01/04/15 8:30:19 am: Shridhar: Hmmm ane ema sev saal no raso</text:p>
      <text:p text:style-name="P1">01/04/15 8:30:31 am: Ayu New: I am cracingfor sev</text:p>
      <text:p text:style-name="P1">01/04/15 8:30:39 am: Ayu New: We have such good telepathy</text:p>
      <text:p text:style-name="P1">01/04/15 8:30:53 am: Ayu New: Ur always thinking what i m</text:p>
      <text:p text:style-name="P1">01/04/15 8:31:25 am: Shridhar: Well tane Lai jais this time baroda maha kali sev saal</text:p>
      <text:p text:style-name="P1">01/04/15 8:31:41 am: Shridhar: But the place is a little tacky</text:p>
      <text:p text:style-name="P1">01/04/15 8:31:44 am: Ayu New: I said i wantsev not sev sal</text:p>
      <text:p text:style-name="P1">01/04/15 8:32:04 am: Shridhar: Ya I know but ur reminded me of sev saal etle</text:p>
      <text:p text:style-name="P1">01/04/15 8:32:12 am: Ayu New: Hmm</text:p>
      <text:p text:style-name="P1">01/04/15 8:32:19 am: Shridhar: Do u like tat ?</text:p>
      <text:p text:style-name="P1">01/04/15 8:32:23 am: Shridhar: Ke okay okY</text:p>
      <text:p text:style-name="P1">01/04/15 8:51:30 am: Ayu New: Listen loko ne na oadi deje saman lai ava mate.. U have to et ur stuff and some of my stuff too</text:p>
      <text:p text:style-name="P1">01/04/15 8:51:50 am: Ayu New: People are already coming to india they can get their stuff in their bags</text:p>
      <text:p text:style-name="P1">01/04/15 8:52:02 am: Ayu New: Koi ne kais ne tamaro saman mane apjo hu lai ayis</text:p>
      <text:p text:style-name="P1">01/04/15 8:52:12 am: Shridhar: No ways</text:p>
      <text:p text:style-name="P1">01/04/15 8:52:17 am: Ayu New: And keh toh kai de j bag khali hase toh lai jais</text:p>
      <text:p text:style-name="P1">01/04/15 8:52:29 am: Shridhar: Has toh</text:p>
      <text:p text:style-name="P1">01/04/15 8:52:49 am: Ayu New: Tara mom ne kai deje loko ne keh nai shridhar lai avse</text:p>
      <text:p text:style-name="P1">01/04/15 8:53:00 am: Shridhar: Eh potej na padse</text:p>
      <text:p text:style-name="P1">01/04/15 8:53:06 am: Shridhar: Bcoz I already told her</text:p>
      <text:p text:style-name="P1">01/04/15 8:53:14 am: Ayu New: Okay i m sleeping niw</text:p>
      <text:p text:style-name="P1">01/04/15 8:53:18 am: Ayu New: Now*</text:p>
      <text:p text:style-name="P1">01/04/15 8:53:19 am: Shridhar: Gd8</text:p>
      <text:p text:style-name="P1">01/04/15 8:53:29 am: Shridhar: Buh-e Buh-e</text:p>
      <text:p text:style-name="P1">01/04/15 8:53:32 am: Shridhar: Mwaaah</text:p>
      <text:p text:style-name="P1">01/04/15 5:01:08 pm: Shridhar: G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6:09:13.831000000</meta:creation-date>
    <dc:date>2015-05-28T16:09:35.719000000</dc:date>
    <meta:editing-duration>P0D</meta:editing-duration>
    <meta:editing-cycles>1</meta:editing-cycles>
    <meta:document-statistic meta:table-count="0" meta:image-count="0" meta:object-count="0" meta:page-count="56" meta:paragraph-count="2865" meta:word-count="29726" meta:character-count="165406" meta:non-whitespace-character-count="138536"/>
    <meta:generator>LibreOffice/4.2.2.1$Windows_x86 LibreOffice_project/3be8cda0bddd8e430d8cda1ebfd581265cca5a0f</meta:generator>
  </office:meta>
</office:document-meta>
</file>